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26.76mm"/>
    </style:style>
    <style:style style:name="co4" style:family="table-column">
      <style:table-column-properties fo:break-before="auto" style:column-width="41.91mm"/>
    </style:style>
    <style:style style:name="co5" style:family="table-column">
      <style:table-column-properties fo:break-before="auto" style:column-width="52.72mm"/>
    </style:style>
    <style:style style:name="co6" style:family="table-column">
      <style:table-column-properties fo:break-before="auto" style:column-width="30.55mm"/>
    </style:style>
    <style:style style:name="ro1" style:family="table-row">
      <style:table-row-properties style:row-height="4.36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2" number:language="en" number:country="US">
      <number:number number:decimal-places="2" loext:min-decimal-places="2" number:min-integer-digits="1"/>
    </number:number-style>
    <number:date-style style:name="N2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20036"/>
    <style:style style:name="ce2" style:family="table-cell" style:parent-style-name="Default">
      <style:text-properties style:font-name="Liberation Sans" fo:language="en" fo:country="US" style:font-name-asian="Liberation Sans" style:language-asian="en" style:country-asian="US" style:font-name-complex="Liberation Sans" style:language-complex="en" style:country-complex="US"/>
    </style:style>
    <style:style style:name="ce3" style:family="table-cell" style:parent-style-name="Default" style:data-style-name="N2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2">
      <style:text-properties style:font-name="Liberation Sans" fo:language="en" fo:country="US" style:font-name-asian="Liberation Sans" style:language-asian="en" style:country-asian="US" style:font-name-complex="Liberation Sans" style:language-complex="en" style:country-complex="US"/>
    </style:style>
    <style:style style:name="ce5" style:family="table-cell" style:parent-style-name="Default" style:data-style-name="N10002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 fo:language="en" fo:country="US" style:font-name-asian="Times New Roman" style:language-asian="en" style:country-asian="US" style:font-name-complex="Times New Roman" style:language-complex="en" style:country-complex="US"/>
    </style:style>
    <style:style style:name="ce9" style:family="table-cell" style:parent-style-name="Default">
      <style:text-properties style:font-name="Liberation Sans" style:font-name-asian="Liberation Sans" style:font-name-complex="Liberation Sans"/>
    </style:style>
    <style:style style:name="ce10" style:family="table-cell" style:parent-style-name="Default">
      <style:text-properties style:font-name="Liberation Sans" style:font-name-asian="Droid Sans Fallback" style:font-name-complex="FreeSans"/>
    </style:style>
    <style:style style:name="ce11" style:family="table-cell" style:parent-style-name="Default" style:data-style-name="N36">
      <style:text-properties style:font-name="Liberation Sans" style:font-name-asian="Droid Sans Fallback" style:font-name-complex="FreeSans"/>
    </style:style>
    <style:style style:name="ce12" style:family="table-cell" style:parent-style-name="Default" style:data-style-name="N36"/>
    <style:style style:name="ce13" style:family="table-cell" style:parent-style-name="Default" style:data-style-name="N2">
      <style:text-properties style:font-name="Liberation Sans" style:font-name-asian="Droid Sans Fallback" style:language-asian="en" style:country-asian="US" style:font-name-complex="FreeSans" style:language-complex="en" style:country-complex="US"/>
    </style:style>
    <style:style style:name="ce14" style:family="table-cell" style:parent-style-name="Default" style:data-style-name="N2"/>
  </office:automatic-styles>
  <office:body>
    <office:spreadsheet>
      <table:calculation-settings table:automatic-find-labels="false"/>
      <table:table table:name="good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price</text:p>
          </table:table-cell>
          <table:table-cell table:style-name="ce4"/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rust-Dax</text:p>
          </table:table-cell>
          <table:table-cell table:style-name="ce3" table:formula="of:=RANDBETWEEN(100; 1000)" office:value-type="float" office:value="424" calcext:value-type="float">
            <text:p>424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tatcom</text:p>
          </table:table-cell>
          <table:table-cell table:style-name="ce3" table:formula="of:=RANDBETWEEN(100; 1000)" office:value-type="float" office:value="924" calcext:value-type="float">
            <text:p>924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Konksing</text:p>
          </table:table-cell>
          <table:table-cell table:style-name="ce3" table:formula="of:=RANDBETWEEN(100; 1000)" office:value-type="float" office:value="120" calcext:value-type="float">
            <text:p>120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Sancof</text:p>
          </table:table-cell>
          <table:table-cell table:style-name="ce3" table:formula="of:=RANDBETWEEN(100; 1000)" office:value-type="float" office:value="667" calcext:value-type="float">
            <text:p>667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Geo-Ity</text:p>
          </table:table-cell>
          <table:table-cell table:style-name="ce3" table:formula="of:=RANDBETWEEN(100; 1000)" office:value-type="float" office:value="196" calcext:value-type="float">
            <text:p>196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empphase</text:p>
          </table:table-cell>
          <table:table-cell table:style-name="ce3" table:formula="of:=RANDBETWEEN(100; 1000)" office:value-type="float" office:value="199" calcext:value-type="float">
            <text:p>199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axtom</text:p>
          </table:table-cell>
          <table:table-cell table:style-name="ce3" table:formula="of:=RANDBETWEEN(100; 1000)" office:value-type="float" office:value="393" calcext:value-type="float">
            <text:p>393,00</text:p>
          </table:table-cell>
          <table:table-cell table:style-name="ce4"/>
          <table:table-cell table:style-name="ce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K-ing</text:p>
          </table:table-cell>
          <table:table-cell table:style-name="ce3" table:formula="of:=RANDBETWEEN(100; 1000)" office:value-type="float" office:value="310" calcext:value-type="float">
            <text:p>310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Re Hattip</text:p>
          </table:table-cell>
          <table:table-cell table:style-name="ce3" table:formula="of:=RANDBETWEEN(100; 1000)" office:value-type="float" office:value="640" calcext:value-type="float">
            <text:p>640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anstraxing</text:p>
          </table:table-cell>
          <table:table-cell table:style-name="ce3" table:formula="of:=RANDBETWEEN(100; 1000)" office:value-type="float" office:value="506" calcext:value-type="float">
            <text:p>506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Sailjob</text:p>
          </table:table-cell>
          <table:table-cell table:style-name="ce3" table:formula="of:=RANDBETWEEN(100; 1000)" office:value-type="float" office:value="188" calcext:value-type="float">
            <text:p>188,00</text:p>
          </table:table-cell>
          <table:table-cell table:style-name="ce4"/>
          <table:table-cell table:style-name="ce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Hot Ex</text:p>
          </table:table-cell>
          <table:table-cell table:style-name="ce3" table:formula="of:=RANDBETWEEN(100; 1000)" office:value-type="float" office:value="203" calcext:value-type="float">
            <text:p>203,00</text:p>
          </table:table-cell>
          <table:table-cell table:style-name="ce4"/>
          <table:table-cell table:style-name="ce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Volt Fan</text:p>
          </table:table-cell>
          <table:table-cell table:style-name="ce3" table:formula="of:=RANDBETWEEN(100; 1000)" office:value-type="float" office:value="566" calcext:value-type="float">
            <text:p>566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Zaam Warm</text:p>
          </table:table-cell>
          <table:table-cell table:style-name="ce3" table:formula="of:=RANDBETWEEN(100; 1000)" office:value-type="float" office:value="676" calcext:value-type="float">
            <text:p>676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Saoplus</text:p>
          </table:table-cell>
          <table:table-cell table:style-name="ce3" table:formula="of:=RANDBETWEEN(100; 1000)" office:value-type="float" office:value="701" calcext:value-type="float">
            <text:p>701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Bio Hotin</text:p>
          </table:table-cell>
          <table:table-cell table:style-name="ce3" table:formula="of:=RANDBETWEEN(100; 1000)" office:value-type="float" office:value="506" calcext:value-type="float">
            <text:p>506,00</text:p>
          </table:table-cell>
          <table:table-cell table:style-name="ce4"/>
          <table:table-cell table:style-name="ce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S--Tip</text:p>
          </table:table-cell>
          <table:table-cell table:style-name="ce3" table:formula="of:=RANDBETWEEN(100; 1000)" office:value-type="float" office:value="807" calcext:value-type="float">
            <text:p>807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Saltsoft</text:p>
          </table:table-cell>
          <table:table-cell table:style-name="ce3" table:formula="of:=RANDBETWEEN(100; 1000)" office:value-type="float" office:value="178" calcext:value-type="float">
            <text:p>178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Rankeco</text:p>
          </table:table-cell>
          <table:table-cell table:style-name="ce3" table:formula="of:=RANDBETWEEN(100; 1000)" office:value-type="float" office:value="775" calcext:value-type="float">
            <text:p>775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Zenron</text:p>
          </table:table-cell>
          <table:table-cell table:style-name="ce3" table:formula="of:=RANDBETWEEN(100; 1000)" office:value-type="float" office:value="983" calcext:value-type="float">
            <text:p>983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Pluswarm</text:p>
          </table:table-cell>
          <table:table-cell table:style-name="ce3" table:formula="of:=RANDBETWEEN(100; 1000)" office:value-type="float" office:value="334" calcext:value-type="float">
            <text:p>334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Lam Zumtrax</text:p>
          </table:table-cell>
          <table:table-cell table:style-name="ce3" table:formula="of:=RANDBETWEEN(100; 1000)" office:value-type="float" office:value="720" calcext:value-type="float">
            <text:p>720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Bigwarm</text:p>
          </table:table-cell>
          <table:table-cell table:style-name="ce3" table:formula="of:=RANDBETWEEN(100; 1000)" office:value-type="float" office:value="230" calcext:value-type="float">
            <text:p>230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Homelex</text:p>
          </table:table-cell>
          <table:table-cell table:style-name="ce3" table:formula="of:=RANDBETWEEN(100; 1000)" office:value-type="float" office:value="848" calcext:value-type="float">
            <text:p>848,00</text:p>
          </table:table-cell>
          <table:table-cell table:style-name="ce4"/>
          <table:table-cell table:style-name="ce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Fresh Strong</text:p>
          </table:table-cell>
          <table:table-cell table:style-name="ce3" table:formula="of:=RANDBETWEEN(100; 1000)" office:value-type="float" office:value="313" calcext:value-type="float">
            <text:p>313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Flexkix</text:p>
          </table:table-cell>
          <table:table-cell table:style-name="ce3" table:formula="of:=RANDBETWEEN(100; 1000)" office:value-type="float" office:value="800" calcext:value-type="float">
            <text:p>800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Lightin</text:p>
          </table:table-cell>
          <table:table-cell table:style-name="ce3" table:formula="of:=RANDBETWEEN(100; 1000)" office:value-type="float" office:value="633" calcext:value-type="float">
            <text:p>633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Biostrong</text:p>
          </table:table-cell>
          <table:table-cell table:style-name="ce3" table:formula="of:=RANDBETWEEN(100; 1000)" office:value-type="float" office:value="565" calcext:value-type="float">
            <text:p>565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Kin Sillux</text:p>
          </table:table-cell>
          <table:table-cell table:style-name="ce3" table:formula="of:=RANDBETWEEN(100; 1000)" office:value-type="float" office:value="877" calcext:value-type="float">
            <text:p>877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Groovejob</text:p>
          </table:table-cell>
          <table:table-cell table:style-name="ce3" table:formula="of:=RANDBETWEEN(100; 1000)" office:value-type="float" office:value="134" calcext:value-type="float">
            <text:p>134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Vaiaing</text:p>
          </table:table-cell>
          <table:table-cell table:style-name="ce3" table:formula="of:=RANDBETWEEN(100; 1000)" office:value-type="float" office:value="296" calcext:value-type="float">
            <text:p>296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Apcantech</text:p>
          </table:table-cell>
          <table:table-cell table:style-name="ce3" table:formula="of:=RANDBETWEEN(100; 1000)" office:value-type="float" office:value="132" calcext:value-type="float">
            <text:p>132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Tough Statla</text:p>
          </table:table-cell>
          <table:table-cell table:style-name="ce3" table:formula="of:=RANDBETWEEN(100; 1000)" office:value-type="float" office:value="470" calcext:value-type="float">
            <text:p>470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Ranex</text:p>
          </table:table-cell>
          <table:table-cell table:style-name="ce3" table:formula="of:=RANDBETWEEN(100; 1000)" office:value-type="float" office:value="263" calcext:value-type="float">
            <text:p>263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Keydandom</text:p>
          </table:table-cell>
          <table:table-cell table:style-name="ce3" table:formula="of:=RANDBETWEEN(100; 1000)" office:value-type="float" office:value="593" calcext:value-type="float">
            <text:p>593,00</text:p>
          </table:table-cell>
          <table:table-cell table:style-name="ce4"/>
          <table:table-cell table:style-name="ce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Tamp-Tex</text:p>
          </table:table-cell>
          <table:table-cell table:style-name="ce3" table:formula="of:=RANDBETWEEN(100; 1000)" office:value-type="float" office:value="737" calcext:value-type="float">
            <text:p>737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Zoombam</text:p>
          </table:table-cell>
          <table:table-cell table:style-name="ce3" table:formula="of:=RANDBETWEEN(100; 1000)" office:value-type="float" office:value="225" calcext:value-type="float">
            <text:p>225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Spanplus</text:p>
          </table:table-cell>
          <table:table-cell table:style-name="ce3" table:formula="of:=RANDBETWEEN(100; 1000)" office:value-type="float" office:value="434" calcext:value-type="float">
            <text:p>434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Jay Keydex</text:p>
          </table:table-cell>
          <table:table-cell table:style-name="ce3" table:formula="of:=RANDBETWEEN(100; 1000)" office:value-type="float" office:value="821" calcext:value-type="float">
            <text:p>821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Jobcof</text:p>
          </table:table-cell>
          <table:table-cell table:style-name="ce3" table:formula="of:=RANDBETWEEN(100; 1000)" office:value-type="float" office:value="399" calcext:value-type="float">
            <text:p>399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Grooveity</text:p>
          </table:table-cell>
          <table:table-cell table:style-name="ce3" table:formula="of:=RANDBETWEEN(100; 1000)" office:value-type="float" office:value="963" calcext:value-type="float">
            <text:p>963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Techeco</text:p>
          </table:table-cell>
          <table:table-cell table:style-name="ce3" table:formula="of:=RANDBETWEEN(100; 1000)" office:value-type="float" office:value="533" calcext:value-type="float">
            <text:p>533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Zerdex</text:p>
          </table:table-cell>
          <table:table-cell table:style-name="ce3" table:formula="of:=RANDBETWEEN(100; 1000)" office:value-type="float" office:value="952" calcext:value-type="float">
            <text:p>952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Overlight</text:p>
          </table:table-cell>
          <table:table-cell table:style-name="ce3" table:formula="of:=RANDBETWEEN(100; 1000)" office:value-type="float" office:value="820" calcext:value-type="float">
            <text:p>820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Geolax</text:p>
          </table:table-cell>
          <table:table-cell table:style-name="ce3" table:formula="of:=RANDBETWEEN(100; 1000)" office:value-type="float" office:value="853" calcext:value-type="float">
            <text:p>853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Fase Jaylux</text:p>
          </table:table-cell>
          <table:table-cell table:style-name="ce3" table:formula="of:=RANDBETWEEN(100; 1000)" office:value-type="float" office:value="562" calcext:value-type="float">
            <text:p>562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Alphagohold</text:p>
          </table:table-cell>
          <table:table-cell table:style-name="ce3" table:formula="of:=RANDBETWEEN(100; 1000)" office:value-type="float" office:value="858" calcext:value-type="float">
            <text:p>858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Canlatplus</text:p>
          </table:table-cell>
          <table:table-cell table:style-name="ce3" table:formula="of:=RANDBETWEEN(100; 1000)" office:value-type="float" office:value="632" calcext:value-type="float">
            <text:p>632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Strongfind</text:p>
          </table:table-cell>
          <table:table-cell table:style-name="ce3" table:formula="of:=RANDBETWEEN(100; 1000)" office:value-type="float" office:value="268" calcext:value-type="float">
            <text:p>268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Hattip</text:p>
          </table:table-cell>
          <table:table-cell table:style-name="ce3" table:formula="of:=RANDBETWEEN(100; 1000)" office:value-type="float" office:value="661" calcext:value-type="float">
            <text:p>661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Opestring</text:p>
          </table:table-cell>
          <table:table-cell table:style-name="ce3" table:formula="of:=RANDBETWEEN(100; 1000)" office:value-type="float" office:value="649" calcext:value-type="float">
            <text:p>649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Nimdom</text:p>
          </table:table-cell>
          <table:table-cell table:style-name="ce3" table:formula="of:=RANDBETWEEN(100; 1000)" office:value-type="float" office:value="313" calcext:value-type="float">
            <text:p>313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Singtough</text:p>
          </table:table-cell>
          <table:table-cell table:style-name="ce3" table:formula="of:=RANDBETWEEN(100; 1000)" office:value-type="float" office:value="120" calcext:value-type="float">
            <text:p>120,00</text:p>
          </table:table-cell>
          <table:table-cell table:style-name="ce4"/>
          <table:table-cell table:style-name="ce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Kan String</text:p>
          </table:table-cell>
          <table:table-cell table:style-name="ce3" table:formula="of:=RANDBETWEEN(100; 1000)" office:value-type="float" office:value="829" calcext:value-type="float">
            <text:p>829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Zerwarm</text:p>
          </table:table-cell>
          <table:table-cell table:style-name="ce3" table:formula="of:=RANDBETWEEN(100; 1000)" office:value-type="float" office:value="406" calcext:value-type="float">
            <text:p>406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Danity</text:p>
          </table:table-cell>
          <table:table-cell table:style-name="ce3" table:formula="of:=RANDBETWEEN(100; 1000)" office:value-type="float" office:value="535" calcext:value-type="float">
            <text:p>535,00</text:p>
          </table:table-cell>
          <table:table-cell table:style-name="ce4"/>
          <table:table-cell table:style-name="ce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Bam-Sing</text:p>
          </table:table-cell>
          <table:table-cell table:style-name="ce3" table:formula="of:=RANDBETWEEN(100; 1000)" office:value-type="float" office:value="142" calcext:value-type="float">
            <text:p>142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Unisantech</text:p>
          </table:table-cell>
          <table:table-cell table:style-name="ce3" table:formula="of:=RANDBETWEEN(100; 1000)" office:value-type="float" office:value="406" calcext:value-type="float">
            <text:p>406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Ontofind</text:p>
          </table:table-cell>
          <table:table-cell table:style-name="ce3" table:formula="of:=RANDBETWEEN(100; 1000)" office:value-type="float" office:value="890" calcext:value-type="float">
            <text:p>890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Refan</text:p>
          </table:table-cell>
          <table:table-cell table:style-name="ce3" table:formula="of:=RANDBETWEEN(100; 1000)" office:value-type="float" office:value="484" calcext:value-type="float">
            <text:p>484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Intip</text:p>
          </table:table-cell>
          <table:table-cell table:style-name="ce3" table:formula="of:=RANDBETWEEN(100; 1000)" office:value-type="float" office:value="918" calcext:value-type="float">
            <text:p>918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Eco Nimtouch</text:p>
          </table:table-cell>
          <table:table-cell table:style-name="ce3" table:formula="of:=RANDBETWEEN(100; 1000)" office:value-type="float" office:value="191" calcext:value-type="float">
            <text:p>191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Alphaflex</text:p>
          </table:table-cell>
          <table:table-cell table:style-name="ce3" table:formula="of:=RANDBETWEEN(100; 1000)" office:value-type="float" office:value="417" calcext:value-type="float">
            <text:p>417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Funtoit</text:p>
          </table:table-cell>
          <table:table-cell table:style-name="ce3" table:formula="of:=RANDBETWEEN(100; 1000)" office:value-type="float" office:value="659" calcext:value-type="float">
            <text:p>659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Stim Tone</text:p>
          </table:table-cell>
          <table:table-cell table:style-name="ce3" table:formula="of:=RANDBETWEEN(100; 1000)" office:value-type="float" office:value="733" calcext:value-type="float">
            <text:p>733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Key Solostock</text:p>
          </table:table-cell>
          <table:table-cell table:style-name="ce3" table:formula="of:=RANDBETWEEN(100; 1000)" office:value-type="float" office:value="209" calcext:value-type="float">
            <text:p>209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Singlezumjob</text:p>
          </table:table-cell>
          <table:table-cell table:style-name="ce3" table:formula="of:=RANDBETWEEN(100; 1000)" office:value-type="float" office:value="519" calcext:value-type="float">
            <text:p>519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Nimtone</text:p>
          </table:table-cell>
          <table:table-cell table:style-name="ce3" table:formula="of:=RANDBETWEEN(100; 1000)" office:value-type="float" office:value="128" calcext:value-type="float">
            <text:p>128,00</text:p>
          </table:table-cell>
          <table:table-cell table:style-name="ce4"/>
          <table:table-cell table:style-name="ce2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Xxx-tam</text:p>
          </table:table-cell>
          <table:table-cell table:style-name="ce3" table:formula="of:=RANDBETWEEN(100; 1000)" office:value-type="float" office:value="228" calcext:value-type="float">
            <text:p>228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Trippleovetough</text:p>
          </table:table-cell>
          <table:table-cell table:style-name="ce3" table:formula="of:=RANDBETWEEN(100; 1000)" office:value-type="float" office:value="270" calcext:value-type="float">
            <text:p>270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Sandax</text:p>
          </table:table-cell>
          <table:table-cell table:style-name="ce3" table:formula="of:=RANDBETWEEN(100; 1000)" office:value-type="float" office:value="538" calcext:value-type="float">
            <text:p>538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Strongis</text:p>
          </table:table-cell>
          <table:table-cell table:style-name="ce3" table:formula="of:=RANDBETWEEN(100; 1000)" office:value-type="float" office:value="899" calcext:value-type="float">
            <text:p>899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Stockdom</text:p>
          </table:table-cell>
          <table:table-cell table:style-name="ce3" table:formula="of:=RANDBETWEEN(100; 1000)" office:value-type="float" office:value="257" calcext:value-type="float">
            <text:p>257,00</text:p>
          </table:table-cell>
          <table:table-cell table:style-name="ce4"/>
          <table:table-cell table:style-name="ce2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Salt Sanity</text:p>
          </table:table-cell>
          <table:table-cell table:style-name="ce3" table:formula="of:=RANDBETWEEN(100; 1000)" office:value-type="float" office:value="908" calcext:value-type="float">
            <text:p>908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Zathzimis</text:p>
          </table:table-cell>
          <table:table-cell table:style-name="ce3" table:formula="of:=RANDBETWEEN(100; 1000)" office:value-type="float" office:value="501" calcext:value-type="float">
            <text:p>501,00</text:p>
          </table:table-cell>
          <table:table-cell table:style-name="ce4"/>
          <table:table-cell table:style-name="ce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Light-Dax</text:p>
          </table:table-cell>
          <table:table-cell table:style-name="ce3" table:formula="of:=RANDBETWEEN(100; 1000)" office:value-type="float" office:value="568" calcext:value-type="float">
            <text:p>568,00</text:p>
          </table:table-cell>
          <table:table-cell table:style-name="ce4"/>
          <table:table-cell table:style-name="ce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New Dom</text:p>
          </table:table-cell>
          <table:table-cell table:style-name="ce3" table:formula="of:=RANDBETWEEN(100; 1000)" office:value-type="float" office:value="411" calcext:value-type="float">
            <text:p>411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Tempphase</text:p>
          </table:table-cell>
          <table:table-cell table:style-name="ce3" table:formula="of:=RANDBETWEEN(100; 1000)" office:value-type="float" office:value="511" calcext:value-type="float">
            <text:p>511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Flexstock</text:p>
          </table:table-cell>
          <table:table-cell table:style-name="ce3" table:formula="of:=RANDBETWEEN(100; 1000)" office:value-type="float" office:value="254" calcext:value-type="float">
            <text:p>254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Freshnix</text:p>
          </table:table-cell>
          <table:table-cell table:style-name="ce3" table:formula="of:=RANDBETWEEN(100; 1000)" office:value-type="float" office:value="311" calcext:value-type="float">
            <text:p>311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Zencom</text:p>
          </table:table-cell>
          <table:table-cell table:style-name="ce3" table:formula="of:=RANDBETWEEN(100; 1000)" office:value-type="float" office:value="639" calcext:value-type="float">
            <text:p>639,00</text:p>
          </table:table-cell>
          <table:table-cell table:style-name="ce4"/>
          <table:table-cell table:style-name="ce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K--Fax</text:p>
          </table:table-cell>
          <table:table-cell table:style-name="ce3" table:formula="of:=RANDBETWEEN(100; 1000)" office:value-type="float" office:value="642" calcext:value-type="float">
            <text:p>642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Tipstring</text:p>
          </table:table-cell>
          <table:table-cell table:style-name="ce3" table:formula="of:=RANDBETWEEN(100; 1000)" office:value-type="float" office:value="730" calcext:value-type="float">
            <text:p>730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Sumzap</text:p>
          </table:table-cell>
          <table:table-cell table:style-name="ce3" table:formula="of:=RANDBETWEEN(100; 1000)" office:value-type="float" office:value="869" calcext:value-type="float">
            <text:p>869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Strongflex</text:p>
          </table:table-cell>
          <table:table-cell table:style-name="ce3" table:formula="of:=RANDBETWEEN(100; 1000)" office:value-type="float" office:value="213" calcext:value-type="float">
            <text:p>213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Zotex</text:p>
          </table:table-cell>
          <table:table-cell table:style-name="ce3" table:formula="of:=RANDBETWEEN(100; 1000)" office:value-type="float" office:value="337" calcext:value-type="float">
            <text:p>337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Roundit</text:p>
          </table:table-cell>
          <table:table-cell table:style-name="ce3" table:formula="of:=RANDBETWEEN(100; 1000)" office:value-type="float" office:value="737" calcext:value-type="float">
            <text:p>737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Namnix</text:p>
          </table:table-cell>
          <table:table-cell table:style-name="ce3" table:formula="of:=RANDBETWEEN(100; 1000)" office:value-type="float" office:value="840" calcext:value-type="float">
            <text:p>840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Zon Kayfresh</text:p>
          </table:table-cell>
          <table:table-cell table:style-name="ce3" table:formula="of:=RANDBETWEEN(100; 1000)" office:value-type="float" office:value="489" calcext:value-type="float">
            <text:p>489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Strong Ozejob</text:p>
          </table:table-cell>
          <table:table-cell table:style-name="ce3" table:formula="of:=RANDBETWEEN(100; 1000)" office:value-type="float" office:value="929" calcext:value-type="float">
            <text:p>929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Jaykix</text:p>
          </table:table-cell>
          <table:table-cell table:style-name="ce3" table:formula="of:=RANDBETWEEN(100; 1000)" office:value-type="float" office:value="668" calcext:value-type="float">
            <text:p>668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Ranknix</text:p>
          </table:table-cell>
          <table:table-cell table:style-name="ce3" table:formula="of:=RANDBETWEEN(100; 1000)" office:value-type="float" office:value="357" calcext:value-type="float">
            <text:p>357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Superhome</text:p>
          </table:table-cell>
          <table:table-cell table:style-name="ce3" table:formula="of:=RANDBETWEEN(100; 1000)" office:value-type="float" office:value="168" calcext:value-type="float">
            <text:p>168,00</text:p>
          </table:table-cell>
          <table:table-cell table:style-name="ce4"/>
          <table:table-cell table:style-name="ce2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Geo Plus</text:p>
          </table:table-cell>
          <table:table-cell table:style-name="ce3" table:formula="of:=RANDBETWEEN(100; 1000)" office:value-type="float" office:value="790" calcext:value-type="float">
            <text:p>790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Treeit</text:p>
          </table:table-cell>
          <table:table-cell table:style-name="ce3" table:formula="of:=RANDBETWEEN(100; 1000)" office:value-type="float" office:value="373" calcext:value-type="float">
            <text:p>373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Zam-La</text:p>
          </table:table-cell>
          <table:table-cell table:style-name="ce3" table:formula="of:=RANDBETWEEN(100; 1000)" office:value-type="float" office:value="302" calcext:value-type="float">
            <text:p>302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Quad Finkix</text:p>
          </table:table-cell>
          <table:table-cell table:style-name="ce3" table:formula="of:=RANDBETWEEN(100; 1000)" office:value-type="float" office:value="163" calcext:value-type="float">
            <text:p>163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Zaam Runnix</text:p>
          </table:table-cell>
          <table:table-cell table:style-name="ce3" table:formula="of:=RANDBETWEEN(100; 1000)" office:value-type="float" office:value="423" calcext:value-type="float">
            <text:p>423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Dantax</text:p>
          </table:table-cell>
          <table:table-cell table:style-name="ce3" table:formula="of:=RANDBETWEEN(100; 1000)" office:value-type="float" office:value="506" calcext:value-type="float">
            <text:p>506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Voldox</text:p>
          </table:table-cell>
          <table:table-cell table:style-name="ce3" table:formula="of:=RANDBETWEEN(100; 1000)" office:value-type="float" office:value="453" calcext:value-type="float">
            <text:p>453,00</text:p>
          </table:table-cell>
          <table:table-cell table:style-name="ce4"/>
          <table:table-cell table:style-name="ce2"/>
        </table:table-row>
        <table:table-row table:style-name="ro1" table:number-rows-repeated="104847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lient" table:style-name="ta1">
        <table:table-column table:style-name="co1" table:number-columns-repeated="2" table:default-cell-style-name="Default"/>
        <table:table-column table:style-name="co3" table:default-cell-style-name="ce6"/>
        <table:table-column table:style-name="co4" table:default-cell-style-name="ce7"/>
        <table:table-column table:style-name="co1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code</text:p>
          </table:table-cell>
          <table:table-cell table:style-name="Default" office:value-type="string" calcext:value-type="string">
            <text:p>first_name</text:p>
          </table:table-cell>
          <table:table-cell table:style-name="Default" office:value-type="string" calcext:value-type="string">
            <text:p>last_name</text:p>
          </table:table-cell>
          <table:table-cell office:value-type="string" calcext:value-type="string">
            <text:p>source_i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&quot;client_&quot;&amp;[.A2]" office:value-type="string" office:string-value="client_1" calcext:value-type="string">
            <text:p>client_1</text:p>
          </table:table-cell>
          <table:table-cell office:value-type="string" calcext:value-type="string">
            <text:p>Kristy</text:p>
          </table:table-cell>
          <table:table-cell office:value-type="string" calcext:value-type="string">
            <text:p>Dean</text:p>
          </table:table-cell>
          <table:table-cell table:formula="of:=CHOOSE(RANDBETWEEN(1; 7);[source.$A$2];[source.$A$3];[source.$A$4];[source.$A$5];[source.$A$6];[source.$A$7];[source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&quot;client_&quot;&amp;[.A3]" office:value-type="string" office:string-value="client_2" calcext:value-type="string">
            <text:p>client_2</text:p>
          </table:table-cell>
          <table:table-cell office:value-type="string" calcext:value-type="string">
            <text:p>Ellis</text:p>
          </table:table-cell>
          <table:table-cell office:value-type="string" calcext:value-type="string">
            <text:p>Ortega</text:p>
          </table:table-cell>
          <table:table-cell table:formula="of:=CHOOSE(RANDBETWEEN(1; 7);[source.$A$2];[source.$A$3];[source.$A$4];[source.$A$5];[source.$A$6];[source.$A$7];[source.$A$8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&quot;client_&quot;&amp;[.A4]" office:value-type="string" office:string-value="client_3" calcext:value-type="string">
            <text:p>client_3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Bridges</text:p>
          </table:table-cell>
          <table:table-cell table:formula="of:=CHOOSE(RANDBETWEEN(1; 7);[source.$A$2];[source.$A$3];[source.$A$4];[source.$A$5];[source.$A$6];[source.$A$7];[source.$A$8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&quot;client_&quot;&amp;[.A5]" office:value-type="string" office:string-value="client_4" calcext:value-type="string">
            <text:p>client_4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orter</text:p>
          </table:table-cell>
          <table:table-cell table:formula="of:=CHOOSE(RANDBETWEEN(1; 7);[source.$A$2];[source.$A$3];[source.$A$4];[source.$A$5];[source.$A$6];[source.$A$7];[source.$A$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&quot;client_&quot;&amp;[.A6]" office:value-type="string" office:string-value="client_5" calcext:value-type="string">
            <text:p>client_5</text:p>
          </table:table-cell>
          <table:table-cell office:value-type="string" calcext:value-type="string">
            <text:p>Lowell</text:p>
          </table:table-cell>
          <table:table-cell table:style-name="ce8" office:value-type="string" calcext:value-type="string">
            <text:p>Hamilton</text:p>
          </table:table-cell>
          <table:table-cell table:formula="of:=CHOOSE(RANDBETWEEN(1; 7);[source.$A$2];[source.$A$3];[source.$A$4];[source.$A$5];[source.$A$6];[source.$A$7];[source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&quot;client_&quot;&amp;[.A7]" office:value-type="string" office:string-value="client_6" calcext:value-type="string">
            <text:p>client_6</text:p>
          </table:table-cell>
          <table:table-cell office:value-type="string" calcext:value-type="string">
            <text:p>Sherman</text:p>
          </table:table-cell>
          <table:table-cell table:style-name="ce8" office:value-type="string" calcext:value-type="string">
            <text:p>Rogers</text:p>
          </table:table-cell>
          <table:table-cell table:formula="of:=CHOOSE(RANDBETWEEN(1; 7);[source.$A$2];[source.$A$3];[source.$A$4];[source.$A$5];[source.$A$6];[source.$A$7];[source.$A$8])" office:value-type="float" office:value="5" calcext:value-type="float">
            <text:p>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&quot;client_&quot;&amp;[.A8]" office:value-type="string" office:string-value="client_7" calcext:value-type="string">
            <text:p>client_7</text:p>
          </table:table-cell>
          <table:table-cell office:value-type="string" calcext:value-type="string">
            <text:p>Bessie</text:p>
          </table:table-cell>
          <table:table-cell table:style-name="ce8" office:value-type="string" calcext:value-type="string">
            <text:p>Reynolds</text:p>
          </table:table-cell>
          <table:table-cell table:formula="of:=CHOOSE(RANDBETWEEN(1; 7);[source.$A$2];[source.$A$3];[source.$A$4];[source.$A$5];[source.$A$6];[source.$A$7];[source.$A$8])" office:value-type="float" office:value="7" calcext:value-type="float">
            <text:p>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&quot;client_&quot;&amp;[.A9]" office:value-type="string" office:string-value="client_8" calcext:value-type="string">
            <text:p>client_8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Day</text:p>
          </table:table-cell>
          <table:table-cell table:formula="of:=CHOOSE(RANDBETWEEN(1; 7);[source.$A$2];[source.$A$3];[source.$A$4];[source.$A$5];[source.$A$6];[source.$A$7];[source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&quot;client_&quot;&amp;[.A10]" office:value-type="string" office:string-value="client_9" calcext:value-type="string">
            <text:p>client_9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Jennings</text:p>
          </table:table-cell>
          <table:table-cell table:formula="of:=CHOOSE(RANDBETWEEN(1; 7);[source.$A$2];[source.$A$3];[source.$A$4];[source.$A$5];[source.$A$6];[source.$A$7];[source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&quot;client_&quot;&amp;[.A11]" office:value-type="string" office:string-value="client_10" calcext:value-type="string">
            <text:p>client_10</text:p>
          </table:table-cell>
          <table:table-cell office:value-type="string" calcext:value-type="string">
            <text:p>Gene</text:p>
          </table:table-cell>
          <table:table-cell table:style-name="ce8" office:value-type="string" calcext:value-type="string">
            <text:p>Copeland</text:p>
          </table:table-cell>
          <table:table-cell table:formula="of:=CHOOSE(RANDBETWEEN(1; 7);[source.$A$2];[source.$A$3];[source.$A$4];[source.$A$5];[source.$A$6];[source.$A$7];[source.$A$8])" office:value-type="float" office:value="5" calcext:value-type="float">
            <text:p>5</text:p>
          </table:table-cell>
        </table:table-row>
      </table:table>
      <table:table table:name="source" table:style-name="ta1">
        <table:table-column table:style-name="co1" table:default-cell-style-name="Default"/>
        <table:table-column table:style-name="co5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irect link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oogle search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ampaign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dWords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dvertisement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anner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N</text:p>
          </table:table-cell>
        </table:table-row>
      </table:table>
      <table:table table:name="category" table:style-name="ta1">
        <table:table-column table:style-name="co1" table:default-cell-style-name="Default"/>
        <table:table-column table:style-name="co6" table:default-cell-style-name="ce7"/>
        <table:table-row table:style-name="ro1">
          <table:table-cell office:value-type="string" calcext:value-type="string">
            <text:p>id</text:p>
          </table:table-cell>
          <table:table-cell table:style-name="ce9"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ir Freshener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th Produc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k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d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ntal Ca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lth &amp; Medicin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ic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nack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a &amp; Coffe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er</text:p>
          </table:table-cell>
        </table:table-row>
      </table:table>
      <table:table table:name="status" table:style-name="ta1">
        <table:table-column table:style-name="co1" table:number-columns-repeated="2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rocess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assembly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ready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livering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issued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rejected</text:p>
          </table:table-cell>
        </table:table-row>
      </table:table>
      <table:table table:name="order" table:style-name="ta1">
        <table:table-column table:style-name="co1" table:number-columns-repeated="4" table:default-cell-style-name="Default"/>
        <table:table-column table:style-name="co1" table:default-cell-style-name="ce12"/>
        <table:table-column table:style-name="co1" table:default-cell-style-name="ce14"/>
        <table:table-column table:style-name="co1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client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t_created</text:p>
          </table:table-cell>
          <table:table-cell table:style-name="Default" office:value-type="string" calcext:value-type="string">
            <text:p>dt_modified</text:p>
          </table:table-cell>
          <table:table-cell table:style-name="Default" office:value-type="string" calcext:value-type="string">
            <text:p>sum</text:p>
          </table:table-cell>
          <table:table-cell office:value-type="string" calcext:value-type="string">
            <text:p>status_i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1" calcext:value-type="float">
            <text:p>1</text:p>
          </table:table-cell>
          <table:table-cell table:style-name="ce10" table:formula="of:=&quot;ORD_&quot;&amp;[.A2]" office:value-type="string" office:string-value="ORD_1" calcext:value-type="string">
            <text:p>ORD_1</text:p>
          </table:table-cell>
          <table:table-cell table:style-name="ce11" table:formula="of:=RANDBETWEEN(DATE(2015;1;1);DATE(2015;6;30))" office:value-type="date" office:date-value="2015-06-23" calcext:value-type="date">
            <text:p>23.06.2015</text:p>
          </table:table-cell>
          <table:table-cell table:style-name="ce11" table:formula="of:=RANDBETWEEN([.D2];DATE(2015;6;30))" office:value-type="date" office:date-value="2015-06-24" calcext:value-type="date">
            <text:p>24.06.2015</text:p>
          </table:table-cell>
          <table:table-cell table:style-name="ce13" table:formula="of:=RANDBETWEEN(1000; 10000)" office:value-type="float" office:value="8942" calcext:value-type="float">
            <text:p>8942,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7" calcext:value-type="float">
            <text:p>7</text:p>
          </table:table-cell>
          <table:table-cell table:style-name="ce10" table:formula="of:=&quot;ORD_&quot;&amp;[.A3]" office:value-type="string" office:string-value="ORD_2" calcext:value-type="string">
            <text:p>ORD_2</text:p>
          </table:table-cell>
          <table:table-cell table:style-name="ce11" table:formula="of:=RANDBETWEEN(DATE(2015;1;1);DATE(2015;6;30))" office:value-type="date" office:date-value="2015-06-07" calcext:value-type="date">
            <text:p>07.06.2015</text:p>
          </table:table-cell>
          <table:table-cell table:style-name="ce11" table:formula="of:=RANDBETWEEN([.D3];DATE(2015;6;30))" office:value-type="date" office:date-value="2015-06-25" calcext:value-type="date">
            <text:p>25.06.2015</text:p>
          </table:table-cell>
          <table:table-cell table:style-name="ce13" table:formula="of:=RANDBETWEEN(1000; 10000)" office:value-type="float" office:value="6310" calcext:value-type="float">
            <text:p>6310,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9" calcext:value-type="float">
            <text:p>9</text:p>
          </table:table-cell>
          <table:table-cell table:style-name="ce10" table:formula="of:=&quot;ORD_&quot;&amp;[.A4]" office:value-type="string" office:string-value="ORD_3" calcext:value-type="string">
            <text:p>ORD_3</text:p>
          </table:table-cell>
          <table:table-cell table:style-name="ce11" table:formula="of:=RANDBETWEEN(DATE(2015;1;1);DATE(2015;6;30))" office:value-type="date" office:date-value="2015-01-13" calcext:value-type="date">
            <text:p>13.01.2015</text:p>
          </table:table-cell>
          <table:table-cell table:style-name="ce11" table:formula="of:=RANDBETWEEN([.D4];DATE(2015;6;30))" office:value-type="date" office:date-value="2015-05-27" calcext:value-type="date">
            <text:p>27.05.2015</text:p>
          </table:table-cell>
          <table:table-cell table:style-name="ce13" table:formula="of:=RANDBETWEEN(1000; 10000)" office:value-type="float" office:value="6684" calcext:value-type="float">
            <text:p>6684,00</text:p>
          </table:table-cell>
          <table:table-cell table:formula="of:=CHOOSE(RANDBETWEEN(1; 7);[status.$A$2];[status.$A$3];[status.$A$4];[status.$A$5];[status.$A$6];[status.$A$7];[status.$A$8])" office:value-type="float" office:value="7" calcext:value-type="float">
            <text:p>7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5" calcext:value-type="float">
            <text:p>5</text:p>
          </table:table-cell>
          <table:table-cell table:style-name="ce10" table:formula="of:=&quot;ORD_&quot;&amp;[.A5]" office:value-type="string" office:string-value="ORD_4" calcext:value-type="string">
            <text:p>ORD_4</text:p>
          </table:table-cell>
          <table:table-cell table:style-name="ce11" table:formula="of:=RANDBETWEEN(DATE(2015;1;1);DATE(2015;6;30))" office:value-type="date" office:date-value="2015-01-23" calcext:value-type="date">
            <text:p>23.01.2015</text:p>
          </table:table-cell>
          <table:table-cell table:style-name="ce11" table:formula="of:=RANDBETWEEN([.D5];DATE(2015;6;30))" office:value-type="date" office:date-value="2015-02-27" calcext:value-type="date">
            <text:p>27.02.2015</text:p>
          </table:table-cell>
          <table:table-cell table:style-name="ce13" table:formula="of:=RANDBETWEEN(1000; 10000)" office:value-type="float" office:value="7479" calcext:value-type="float">
            <text:p>7479,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1" calcext:value-type="float">
            <text:p>1</text:p>
          </table:table-cell>
          <table:table-cell table:style-name="ce10" table:formula="of:=&quot;ORD_&quot;&amp;[.A6]" office:value-type="string" office:string-value="ORD_5" calcext:value-type="string">
            <text:p>ORD_5</text:p>
          </table:table-cell>
          <table:table-cell table:style-name="ce11" table:formula="of:=RANDBETWEEN(DATE(2015;1;1);DATE(2015;6;30))" office:value-type="date" office:date-value="2015-03-27" calcext:value-type="date">
            <text:p>27.03.2015</text:p>
          </table:table-cell>
          <table:table-cell table:style-name="ce11" table:formula="of:=RANDBETWEEN([.D6];DATE(2015;6;30))" office:value-type="date" office:date-value="2015-05-03" calcext:value-type="date">
            <text:p>03.05.2015</text:p>
          </table:table-cell>
          <table:table-cell table:style-name="ce13" table:formula="of:=RANDBETWEEN(1000; 10000)" office:value-type="float" office:value="7299" calcext:value-type="float">
            <text:p>7299,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2" calcext:value-type="float">
            <text:p>2</text:p>
          </table:table-cell>
          <table:table-cell table:style-name="ce10" table:formula="of:=&quot;ORD_&quot;&amp;[.A7]" office:value-type="string" office:string-value="ORD_6" calcext:value-type="string">
            <text:p>ORD_6</text:p>
          </table:table-cell>
          <table:table-cell table:style-name="ce11" table:formula="of:=RANDBETWEEN(DATE(2015;1;1);DATE(2015;6;30))" office:value-type="date" office:date-value="2015-01-07" calcext:value-type="date">
            <text:p>07.01.2015</text:p>
          </table:table-cell>
          <table:table-cell table:style-name="ce11" table:formula="of:=RANDBETWEEN([.D7];DATE(2015;6;30))" office:value-type="date" office:date-value="2015-03-10" calcext:value-type="date">
            <text:p>10.03.2015</text:p>
          </table:table-cell>
          <table:table-cell table:style-name="ce13" table:formula="of:=RANDBETWEEN(1000; 10000)" office:value-type="float" office:value="9651" calcext:value-type="float">
            <text:p>9651,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2" calcext:value-type="float">
            <text:p>2</text:p>
          </table:table-cell>
          <table:table-cell table:style-name="ce10" table:formula="of:=&quot;ORD_&quot;&amp;[.A8]" office:value-type="string" office:string-value="ORD_7" calcext:value-type="string">
            <text:p>ORD_7</text:p>
          </table:table-cell>
          <table:table-cell table:style-name="ce11" table:formula="of:=RANDBETWEEN(DATE(2015;1;1);DATE(2015;6;30))" office:value-type="date" office:date-value="2015-03-25" calcext:value-type="date">
            <text:p>25.03.2015</text:p>
          </table:table-cell>
          <table:table-cell table:style-name="ce11" table:formula="of:=RANDBETWEEN([.D8];DATE(2015;6;30))" office:value-type="date" office:date-value="2015-03-26" calcext:value-type="date">
            <text:p>26.03.2015</text:p>
          </table:table-cell>
          <table:table-cell table:style-name="ce13" table:formula="of:=RANDBETWEEN(1000; 10000)" office:value-type="float" office:value="8518" calcext:value-type="float">
            <text:p>8518,00</text:p>
          </table:table-cell>
          <table:table-cell table:formula="of:=CHOOSE(RANDBETWEEN(1; 7);[status.$A$2];[status.$A$3];[status.$A$4];[status.$A$5];[status.$A$6];[status.$A$7];[status.$A$8])" office:value-type="float" office:value="3" calcext:value-type="float">
            <text:p>3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3" calcext:value-type="float">
            <text:p>3</text:p>
          </table:table-cell>
          <table:table-cell table:style-name="ce10" table:formula="of:=&quot;ORD_&quot;&amp;[.A9]" office:value-type="string" office:string-value="ORD_8" calcext:value-type="string">
            <text:p>ORD_8</text:p>
          </table:table-cell>
          <table:table-cell table:style-name="ce11" table:formula="of:=RANDBETWEEN(DATE(2015;1;1);DATE(2015;6;30))" office:value-type="date" office:date-value="2015-04-30" calcext:value-type="date">
            <text:p>30.04.2015</text:p>
          </table:table-cell>
          <table:table-cell table:style-name="ce11" table:formula="of:=RANDBETWEEN([.D9];DATE(2015;6;30))" office:value-type="date" office:date-value="2015-05-17" calcext:value-type="date">
            <text:p>17.05.2015</text:p>
          </table:table-cell>
          <table:table-cell table:style-name="ce13" table:formula="of:=RANDBETWEEN(1000; 10000)" office:value-type="float" office:value="6156" calcext:value-type="float">
            <text:p>6156,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6" calcext:value-type="float">
            <text:p>6</text:p>
          </table:table-cell>
          <table:table-cell table:style-name="ce10" table:formula="of:=&quot;ORD_&quot;&amp;[.A10]" office:value-type="string" office:string-value="ORD_9" calcext:value-type="string">
            <text:p>ORD_9</text:p>
          </table:table-cell>
          <table:table-cell table:style-name="ce11" table:formula="of:=RANDBETWEEN(DATE(2015;1;1);DATE(2015;6;30))" office:value-type="date" office:date-value="2015-02-17" calcext:value-type="date">
            <text:p>17.02.2015</text:p>
          </table:table-cell>
          <table:table-cell table:style-name="ce11" table:formula="of:=RANDBETWEEN([.D10];DATE(2015;6;30))" office:value-type="date" office:date-value="2015-05-13" calcext:value-type="date">
            <text:p>13.05.2015</text:p>
          </table:table-cell>
          <table:table-cell table:style-name="ce13" table:formula="of:=RANDBETWEEN(1000; 10000)" office:value-type="float" office:value="8042" calcext:value-type="float">
            <text:p>8042,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1" calcext:value-type="float">
            <text:p>1</text:p>
          </table:table-cell>
          <table:table-cell table:style-name="ce10" table:formula="of:=&quot;ORD_&quot;&amp;[.A11]" office:value-type="string" office:string-value="ORD_10" calcext:value-type="string">
            <text:p>ORD_10</text:p>
          </table:table-cell>
          <table:table-cell table:style-name="ce11" table:formula="of:=RANDBETWEEN(DATE(2015;1;1);DATE(2015;6;30))" office:value-type="date" office:date-value="2015-05-03" calcext:value-type="date">
            <text:p>03.05.2015</text:p>
          </table:table-cell>
          <table:table-cell table:style-name="ce11" table:formula="of:=RANDBETWEEN([.D11];DATE(2015;6;30))" office:value-type="date" office:date-value="2015-05-08" calcext:value-type="date">
            <text:p>08.05.2015</text:p>
          </table:table-cell>
          <table:table-cell table:style-name="ce13" table:formula="of:=RANDBETWEEN(1000; 10000)" office:value-type="float" office:value="1679" calcext:value-type="float">
            <text:p>1679,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1" calcext:value-type="float">
            <text:p>1</text:p>
          </table:table-cell>
          <table:table-cell table:style-name="ce10" table:formula="of:=&quot;ORD_&quot;&amp;[.A12]" office:value-type="string" office:string-value="ORD_11" calcext:value-type="string">
            <text:p>ORD_11</text:p>
          </table:table-cell>
          <table:table-cell table:style-name="ce11" table:formula="of:=RANDBETWEEN(DATE(2015;1;1);DATE(2015;6;30))" office:value-type="date" office:date-value="2015-02-26" calcext:value-type="date">
            <text:p>26.02.2015</text:p>
          </table:table-cell>
          <table:table-cell table:style-name="ce11" table:formula="of:=RANDBETWEEN([.D12];DATE(2015;6;30))" office:value-type="date" office:date-value="2015-04-03" calcext:value-type="date">
            <text:p>03.04.2015</text:p>
          </table:table-cell>
          <table:table-cell table:style-name="ce13" table:formula="of:=RANDBETWEEN(1000; 10000)" office:value-type="float" office:value="8777" calcext:value-type="float">
            <text:p>8777,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5" calcext:value-type="float">
            <text:p>5</text:p>
          </table:table-cell>
          <table:table-cell table:style-name="ce10" table:formula="of:=&quot;ORD_&quot;&amp;[.A13]" office:value-type="string" office:string-value="ORD_12" calcext:value-type="string">
            <text:p>ORD_12</text:p>
          </table:table-cell>
          <table:table-cell table:style-name="ce11" table:formula="of:=RANDBETWEEN(DATE(2015;1;1);DATE(2015;6;30))" office:value-type="date" office:date-value="2015-01-14" calcext:value-type="date">
            <text:p>14.01.2015</text:p>
          </table:table-cell>
          <table:table-cell table:style-name="ce11" table:formula="of:=RANDBETWEEN([.D13];DATE(2015;6;30))" office:value-type="date" office:date-value="2015-06-15" calcext:value-type="date">
            <text:p>15.06.2015</text:p>
          </table:table-cell>
          <table:table-cell table:style-name="ce13" table:formula="of:=RANDBETWEEN(1000; 10000)" office:value-type="float" office:value="4375" calcext:value-type="float">
            <text:p>4375,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4" calcext:value-type="float">
            <text:p>4</text:p>
          </table:table-cell>
          <table:table-cell table:style-name="ce10" table:formula="of:=&quot;ORD_&quot;&amp;[.A14]" office:value-type="string" office:string-value="ORD_13" calcext:value-type="string">
            <text:p>ORD_13</text:p>
          </table:table-cell>
          <table:table-cell table:style-name="ce11" table:formula="of:=RANDBETWEEN(DATE(2015;1;1);DATE(2015;6;30))" office:value-type="date" office:date-value="2015-01-29" calcext:value-type="date">
            <text:p>29.01.2015</text:p>
          </table:table-cell>
          <table:table-cell table:style-name="ce11" table:formula="of:=RANDBETWEEN([.D14];DATE(2015;6;30))" office:value-type="date" office:date-value="2015-02-22" calcext:value-type="date">
            <text:p>22.02.2015</text:p>
          </table:table-cell>
          <table:table-cell table:style-name="ce13" table:formula="of:=RANDBETWEEN(1000; 10000)" office:value-type="float" office:value="1564" calcext:value-type="float">
            <text:p>1564,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7" calcext:value-type="float">
            <text:p>7</text:p>
          </table:table-cell>
          <table:table-cell table:style-name="ce10" table:formula="of:=&quot;ORD_&quot;&amp;[.A15]" office:value-type="string" office:string-value="ORD_14" calcext:value-type="string">
            <text:p>ORD_14</text:p>
          </table:table-cell>
          <table:table-cell table:style-name="ce11" table:formula="of:=RANDBETWEEN(DATE(2015;1;1);DATE(2015;6;30))" office:value-type="date" office:date-value="2015-05-07" calcext:value-type="date">
            <text:p>07.05.2015</text:p>
          </table:table-cell>
          <table:table-cell table:style-name="ce11" table:formula="of:=RANDBETWEEN([.D15];DATE(2015;6;30))" office:value-type="date" office:date-value="2015-05-11" calcext:value-type="date">
            <text:p>11.05.2015</text:p>
          </table:table-cell>
          <table:table-cell table:style-name="ce13" table:formula="of:=RANDBETWEEN(1000; 10000)" office:value-type="float" office:value="8289" calcext:value-type="float">
            <text:p>8289,00</text:p>
          </table:table-cell>
          <table:table-cell table:formula="of:=CHOOSE(RANDBETWEEN(1; 7);[status.$A$2];[status.$A$3];[status.$A$4];[status.$A$5];[status.$A$6];[status.$A$7];[status.$A$8])" office:value-type="float" office:value="3" calcext:value-type="float">
            <text:p>3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9" calcext:value-type="float">
            <text:p>9</text:p>
          </table:table-cell>
          <table:table-cell table:style-name="ce10" table:formula="of:=&quot;ORD_&quot;&amp;[.A16]" office:value-type="string" office:string-value="ORD_15" calcext:value-type="string">
            <text:p>ORD_15</text:p>
          </table:table-cell>
          <table:table-cell table:style-name="ce11" table:formula="of:=RANDBETWEEN(DATE(2015;1;1);DATE(2015;6;30))" office:value-type="date" office:date-value="2015-01-07" calcext:value-type="date">
            <text:p>07.01.2015</text:p>
          </table:table-cell>
          <table:table-cell table:style-name="ce11" table:formula="of:=RANDBETWEEN([.D16];DATE(2015;6;30))" office:value-type="date" office:date-value="2015-03-11" calcext:value-type="date">
            <text:p>11.03.2015</text:p>
          </table:table-cell>
          <table:table-cell table:style-name="ce13" table:formula="of:=RANDBETWEEN(1000; 10000)" office:value-type="float" office:value="2825" calcext:value-type="float">
            <text:p>2825,00</text:p>
          </table:table-cell>
          <table:table-cell table:formula="of:=CHOOSE(RANDBETWEEN(1; 7);[status.$A$2];[status.$A$3];[status.$A$4];[status.$A$5];[status.$A$6];[status.$A$7];[status.$A$8])" office:value-type="float" office:value="3" calcext:value-type="float">
            <text:p>3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6" calcext:value-type="float">
            <text:p>6</text:p>
          </table:table-cell>
          <table:table-cell table:style-name="ce10" table:formula="of:=&quot;ORD_&quot;&amp;[.A17]" office:value-type="string" office:string-value="ORD_16" calcext:value-type="string">
            <text:p>ORD_16</text:p>
          </table:table-cell>
          <table:table-cell table:style-name="ce11" table:formula="of:=RANDBETWEEN(DATE(2015;1;1);DATE(2015;6;30))" office:value-type="date" office:date-value="2015-03-17" calcext:value-type="date">
            <text:p>17.03.2015</text:p>
          </table:table-cell>
          <table:table-cell table:style-name="ce11" table:formula="of:=RANDBETWEEN([.D17];DATE(2015;6;30))" office:value-type="date" office:date-value="2015-05-31" calcext:value-type="date">
            <text:p>31.05.2015</text:p>
          </table:table-cell>
          <table:table-cell table:style-name="ce13" table:formula="of:=RANDBETWEEN(1000; 10000)" office:value-type="float" office:value="1340" calcext:value-type="float">
            <text:p>1340,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3" calcext:value-type="float">
            <text:p>3</text:p>
          </table:table-cell>
          <table:table-cell table:style-name="ce10" table:formula="of:=&quot;ORD_&quot;&amp;[.A18]" office:value-type="string" office:string-value="ORD_17" calcext:value-type="string">
            <text:p>ORD_17</text:p>
          </table:table-cell>
          <table:table-cell table:style-name="ce11" table:formula="of:=RANDBETWEEN(DATE(2015;1;1);DATE(2015;6;30))" office:value-type="date" office:date-value="2015-05-04" calcext:value-type="date">
            <text:p>04.05.2015</text:p>
          </table:table-cell>
          <table:table-cell table:style-name="ce11" table:formula="of:=RANDBETWEEN([.D18];DATE(2015;6;30))" office:value-type="date" office:date-value="2015-06-30" calcext:value-type="date">
            <text:p>30.06.2015</text:p>
          </table:table-cell>
          <table:table-cell table:style-name="ce13" table:formula="of:=RANDBETWEEN(1000; 10000)" office:value-type="float" office:value="4550" calcext:value-type="float">
            <text:p>4550,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9" calcext:value-type="float">
            <text:p>9</text:p>
          </table:table-cell>
          <table:table-cell table:style-name="ce10" table:formula="of:=&quot;ORD_&quot;&amp;[.A19]" office:value-type="string" office:string-value="ORD_18" calcext:value-type="string">
            <text:p>ORD_18</text:p>
          </table:table-cell>
          <table:table-cell table:style-name="ce11" table:formula="of:=RANDBETWEEN(DATE(2015;1;1);DATE(2015;6;30))" office:value-type="date" office:date-value="2015-06-22" calcext:value-type="date">
            <text:p>22.06.2015</text:p>
          </table:table-cell>
          <table:table-cell table:style-name="ce11" table:formula="of:=RANDBETWEEN([.D19];DATE(2015;6;30))" office:value-type="date" office:date-value="2015-06-30" calcext:value-type="date">
            <text:p>30.06.2015</text:p>
          </table:table-cell>
          <table:table-cell table:style-name="ce13" table:formula="of:=RANDBETWEEN(1000; 10000)" office:value-type="float" office:value="4011" calcext:value-type="float">
            <text:p>4011,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3" calcext:value-type="float">
            <text:p>3</text:p>
          </table:table-cell>
          <table:table-cell table:style-name="ce10" table:formula="of:=&quot;ORD_&quot;&amp;[.A20]" office:value-type="string" office:string-value="ORD_19" calcext:value-type="string">
            <text:p>ORD_19</text:p>
          </table:table-cell>
          <table:table-cell table:style-name="ce11" table:formula="of:=RANDBETWEEN(DATE(2015;1;1);DATE(2015;6;30))" office:value-type="date" office:date-value="2015-05-21" calcext:value-type="date">
            <text:p>21.05.2015</text:p>
          </table:table-cell>
          <table:table-cell table:style-name="ce11" table:formula="of:=RANDBETWEEN([.D20];DATE(2015;6;30))" office:value-type="date" office:date-value="2015-06-01" calcext:value-type="date">
            <text:p>01.06.2015</text:p>
          </table:table-cell>
          <table:table-cell table:style-name="ce13" table:formula="of:=RANDBETWEEN(1000; 10000)" office:value-type="float" office:value="6545" calcext:value-type="float">
            <text:p>6545,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3" calcext:value-type="float">
            <text:p>3</text:p>
          </table:table-cell>
          <table:table-cell table:style-name="ce10" table:formula="of:=&quot;ORD_&quot;&amp;[.A21]" office:value-type="string" office:string-value="ORD_20" calcext:value-type="string">
            <text:p>ORD_20</text:p>
          </table:table-cell>
          <table:table-cell table:style-name="ce11" table:formula="of:=RANDBETWEEN(DATE(2015;1;1);DATE(2015;6;30))" office:value-type="date" office:date-value="2015-06-26" calcext:value-type="date">
            <text:p>26.06.2015</text:p>
          </table:table-cell>
          <table:table-cell table:style-name="ce11" table:formula="of:=RANDBETWEEN([.D21];DATE(2015;6;30))" office:value-type="date" office:date-value="2015-06-29" calcext:value-type="date">
            <text:p>29.06.2015</text:p>
          </table:table-cell>
          <table:table-cell table:style-name="ce13" table:formula="of:=RANDBETWEEN(1000; 10000)" office:value-type="float" office:value="8801" calcext:value-type="float">
            <text:p>8801,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10" calcext:value-type="float">
            <text:p>10</text:p>
          </table:table-cell>
          <table:table-cell table:style-name="ce10" table:formula="of:=&quot;ORD_&quot;&amp;[.A22]" office:value-type="string" office:string-value="ORD_21" calcext:value-type="string">
            <text:p>ORD_21</text:p>
          </table:table-cell>
          <table:table-cell table:style-name="ce11" table:formula="of:=RANDBETWEEN(DATE(2015;1;1);DATE(2015;6;30))" office:value-type="date" office:date-value="2015-01-16" calcext:value-type="date">
            <text:p>16.01.2015</text:p>
          </table:table-cell>
          <table:table-cell table:style-name="ce11" table:formula="of:=RANDBETWEEN([.D22];DATE(2015;6;30))" office:value-type="date" office:date-value="2015-03-05" calcext:value-type="date">
            <text:p>05.03.2015</text:p>
          </table:table-cell>
          <table:table-cell table:style-name="ce13" table:formula="of:=RANDBETWEEN(1000; 10000)" office:value-type="float" office:value="5189" calcext:value-type="float">
            <text:p>5189,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3" calcext:value-type="float">
            <text:p>3</text:p>
          </table:table-cell>
          <table:table-cell table:style-name="ce10" table:formula="of:=&quot;ORD_&quot;&amp;[.A23]" office:value-type="string" office:string-value="ORD_22" calcext:value-type="string">
            <text:p>ORD_22</text:p>
          </table:table-cell>
          <table:table-cell table:style-name="ce11" table:formula="of:=RANDBETWEEN(DATE(2015;1;1);DATE(2015;6;30))" office:value-type="date" office:date-value="2015-01-28" calcext:value-type="date">
            <text:p>28.01.2015</text:p>
          </table:table-cell>
          <table:table-cell table:style-name="ce11" table:formula="of:=RANDBETWEEN([.D23];DATE(2015;6;30))" office:value-type="date" office:date-value="2015-04-26" calcext:value-type="date">
            <text:p>26.04.2015</text:p>
          </table:table-cell>
          <table:table-cell table:style-name="ce13" table:formula="of:=RANDBETWEEN(1000; 10000)" office:value-type="float" office:value="1581" calcext:value-type="float">
            <text:p>1581,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1" calcext:value-type="float">
            <text:p>1</text:p>
          </table:table-cell>
          <table:table-cell table:style-name="ce10" table:formula="of:=&quot;ORD_&quot;&amp;[.A24]" office:value-type="string" office:string-value="ORD_23" calcext:value-type="string">
            <text:p>ORD_23</text:p>
          </table:table-cell>
          <table:table-cell table:style-name="ce11" table:formula="of:=RANDBETWEEN(DATE(2015;1;1);DATE(2015;6;30))" office:value-type="date" office:date-value="2015-02-24" calcext:value-type="date">
            <text:p>24.02.2015</text:p>
          </table:table-cell>
          <table:table-cell table:style-name="ce11" table:formula="of:=RANDBETWEEN([.D24];DATE(2015;6;30))" office:value-type="date" office:date-value="2015-05-10" calcext:value-type="date">
            <text:p>10.05.2015</text:p>
          </table:table-cell>
          <table:table-cell table:style-name="ce13" table:formula="of:=RANDBETWEEN(1000; 10000)" office:value-type="float" office:value="6640" calcext:value-type="float">
            <text:p>6640,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6" calcext:value-type="float">
            <text:p>6</text:p>
          </table:table-cell>
          <table:table-cell table:style-name="ce10" table:formula="of:=&quot;ORD_&quot;&amp;[.A25]" office:value-type="string" office:string-value="ORD_24" calcext:value-type="string">
            <text:p>ORD_24</text:p>
          </table:table-cell>
          <table:table-cell table:style-name="ce11" table:formula="of:=RANDBETWEEN(DATE(2015;1;1);DATE(2015;6;30))" office:value-type="date" office:date-value="2015-04-22" calcext:value-type="date">
            <text:p>22.04.2015</text:p>
          </table:table-cell>
          <table:table-cell table:style-name="ce11" table:formula="of:=RANDBETWEEN([.D25];DATE(2015;6;30))" office:value-type="date" office:date-value="2015-06-07" calcext:value-type="date">
            <text:p>07.06.2015</text:p>
          </table:table-cell>
          <table:table-cell table:style-name="ce13" table:formula="of:=RANDBETWEEN(1000; 10000)" office:value-type="float" office:value="7680" calcext:value-type="float">
            <text:p>7680,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9" calcext:value-type="float">
            <text:p>9</text:p>
          </table:table-cell>
          <table:table-cell table:style-name="ce10" table:formula="of:=&quot;ORD_&quot;&amp;[.A26]" office:value-type="string" office:string-value="ORD_25" calcext:value-type="string">
            <text:p>ORD_25</text:p>
          </table:table-cell>
          <table:table-cell table:style-name="ce11" table:formula="of:=RANDBETWEEN(DATE(2015;1;1);DATE(2015;6;30))" office:value-type="date" office:date-value="2015-05-06" calcext:value-type="date">
            <text:p>06.05.2015</text:p>
          </table:table-cell>
          <table:table-cell table:style-name="ce11" table:formula="of:=RANDBETWEEN([.D26];DATE(2015;6;30))" office:value-type="date" office:date-value="2015-05-09" calcext:value-type="date">
            <text:p>09.05.2015</text:p>
          </table:table-cell>
          <table:table-cell table:style-name="ce13" table:formula="of:=RANDBETWEEN(1000; 10000)" office:value-type="float" office:value="3991" calcext:value-type="float">
            <text:p>3991,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3" calcext:value-type="float">
            <text:p>3</text:p>
          </table:table-cell>
          <table:table-cell table:style-name="ce10" table:formula="of:=&quot;ORD_&quot;&amp;[.A27]" office:value-type="string" office:string-value="ORD_26" calcext:value-type="string">
            <text:p>ORD_26</text:p>
          </table:table-cell>
          <table:table-cell table:style-name="ce11" table:formula="of:=RANDBETWEEN(DATE(2015;1;1);DATE(2015;6;30))" office:value-type="date" office:date-value="2015-02-25" calcext:value-type="date">
            <text:p>25.02.2015</text:p>
          </table:table-cell>
          <table:table-cell table:style-name="ce11" table:formula="of:=RANDBETWEEN([.D27];DATE(2015;6;30))" office:value-type="date" office:date-value="2015-06-05" calcext:value-type="date">
            <text:p>05.06.2015</text:p>
          </table:table-cell>
          <table:table-cell table:style-name="ce13" table:formula="of:=RANDBETWEEN(1000; 10000)" office:value-type="float" office:value="3724" calcext:value-type="float">
            <text:p>3724,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7" calcext:value-type="float">
            <text:p>7</text:p>
          </table:table-cell>
          <table:table-cell table:style-name="ce10" table:formula="of:=&quot;ORD_&quot;&amp;[.A28]" office:value-type="string" office:string-value="ORD_27" calcext:value-type="string">
            <text:p>ORD_27</text:p>
          </table:table-cell>
          <table:table-cell table:style-name="ce11" table:formula="of:=RANDBETWEEN(DATE(2015;1;1);DATE(2015;6;30))" office:value-type="date" office:date-value="2015-05-21" calcext:value-type="date">
            <text:p>21.05.2015</text:p>
          </table:table-cell>
          <table:table-cell table:style-name="ce11" table:formula="of:=RANDBETWEEN([.D28];DATE(2015;6;30))" office:value-type="date" office:date-value="2015-06-30" calcext:value-type="date">
            <text:p>30.06.2015</text:p>
          </table:table-cell>
          <table:table-cell table:style-name="ce13" table:formula="of:=RANDBETWEEN(1000; 10000)" office:value-type="float" office:value="9838" calcext:value-type="float">
            <text:p>9838,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5" calcext:value-type="float">
            <text:p>5</text:p>
          </table:table-cell>
          <table:table-cell table:style-name="ce10" table:formula="of:=&quot;ORD_&quot;&amp;[.A29]" office:value-type="string" office:string-value="ORD_28" calcext:value-type="string">
            <text:p>ORD_28</text:p>
          </table:table-cell>
          <table:table-cell table:style-name="ce11" table:formula="of:=RANDBETWEEN(DATE(2015;1;1);DATE(2015;6;30))" office:value-type="date" office:date-value="2015-04-28" calcext:value-type="date">
            <text:p>28.04.2015</text:p>
          </table:table-cell>
          <table:table-cell table:style-name="ce11" table:formula="of:=RANDBETWEEN([.D29];DATE(2015;6;30))" office:value-type="date" office:date-value="2015-05-15" calcext:value-type="date">
            <text:p>15.05.2015</text:p>
          </table:table-cell>
          <table:table-cell table:style-name="ce13" table:formula="of:=RANDBETWEEN(1000; 10000)" office:value-type="float" office:value="8178" calcext:value-type="float">
            <text:p>8178,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4" calcext:value-type="float">
            <text:p>4</text:p>
          </table:table-cell>
          <table:table-cell table:style-name="ce10" table:formula="of:=&quot;ORD_&quot;&amp;[.A30]" office:value-type="string" office:string-value="ORD_29" calcext:value-type="string">
            <text:p>ORD_29</text:p>
          </table:table-cell>
          <table:table-cell table:style-name="ce11" table:formula="of:=RANDBETWEEN(DATE(2015;1;1);DATE(2015;6;30))" office:value-type="date" office:date-value="2015-06-25" calcext:value-type="date">
            <text:p>25.06.2015</text:p>
          </table:table-cell>
          <table:table-cell table:style-name="ce11" table:formula="of:=RANDBETWEEN([.D30];DATE(2015;6;30))" office:value-type="date" office:date-value="2015-06-27" calcext:value-type="date">
            <text:p>27.06.2015</text:p>
          </table:table-cell>
          <table:table-cell table:style-name="ce13" table:formula="of:=RANDBETWEEN(1000; 10000)" office:value-type="float" office:value="7966" calcext:value-type="float">
            <text:p>7966,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4" calcext:value-type="float">
            <text:p>4</text:p>
          </table:table-cell>
          <table:table-cell table:style-name="ce10" table:formula="of:=&quot;ORD_&quot;&amp;[.A31]" office:value-type="string" office:string-value="ORD_30" calcext:value-type="string">
            <text:p>ORD_30</text:p>
          </table:table-cell>
          <table:table-cell table:style-name="ce11" table:formula="of:=RANDBETWEEN(DATE(2015;1;1);DATE(2015;6;30))" office:value-type="date" office:date-value="2015-04-16" calcext:value-type="date">
            <text:p>16.04.2015</text:p>
          </table:table-cell>
          <table:table-cell table:style-name="ce11" table:formula="of:=RANDBETWEEN([.D31];DATE(2015;6;30))" office:value-type="date" office:date-value="2015-04-29" calcext:value-type="date">
            <text:p>29.04.2015</text:p>
          </table:table-cell>
          <table:table-cell table:style-name="ce13" table:formula="of:=RANDBETWEEN(1000; 10000)" office:value-type="float" office:value="7273" calcext:value-type="float">
            <text:p>7273,00</text:p>
          </table:table-cell>
          <table:table-cell table:formula="of:=CHOOSE(RANDBETWEEN(1; 7);[status.$A$2];[status.$A$3];[status.$A$4];[status.$A$5];[status.$A$6];[status.$A$7];[status.$A$8])" office:value-type="float" office:value="3" calcext:value-type="float">
            <text:p>3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10" calcext:value-type="float">
            <text:p>10</text:p>
          </table:table-cell>
          <table:table-cell table:style-name="ce10" table:formula="of:=&quot;ORD_&quot;&amp;[.A32]" office:value-type="string" office:string-value="ORD_31" calcext:value-type="string">
            <text:p>ORD_31</text:p>
          </table:table-cell>
          <table:table-cell table:style-name="ce11" table:formula="of:=RANDBETWEEN(DATE(2015;1;1);DATE(2015;6;30))" office:value-type="date" office:date-value="2015-06-24" calcext:value-type="date">
            <text:p>24.06.2015</text:p>
          </table:table-cell>
          <table:table-cell table:style-name="ce11" table:formula="of:=RANDBETWEEN([.D32];DATE(2015;6;30))" office:value-type="date" office:date-value="2015-06-30" calcext:value-type="date">
            <text:p>30.06.2015</text:p>
          </table:table-cell>
          <table:table-cell table:style-name="ce13" table:formula="of:=RANDBETWEEN(1000; 10000)" office:value-type="float" office:value="4247" calcext:value-type="float">
            <text:p>4247,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7" calcext:value-type="float">
            <text:p>7</text:p>
          </table:table-cell>
          <table:table-cell table:style-name="ce10" table:formula="of:=&quot;ORD_&quot;&amp;[.A33]" office:value-type="string" office:string-value="ORD_32" calcext:value-type="string">
            <text:p>ORD_32</text:p>
          </table:table-cell>
          <table:table-cell table:style-name="ce11" table:formula="of:=RANDBETWEEN(DATE(2015;1;1);DATE(2015;6;30))" office:value-type="date" office:date-value="2015-05-12" calcext:value-type="date">
            <text:p>12.05.2015</text:p>
          </table:table-cell>
          <table:table-cell table:style-name="ce11" table:formula="of:=RANDBETWEEN([.D33];DATE(2015;6;30))" office:value-type="date" office:date-value="2015-06-07" calcext:value-type="date">
            <text:p>07.06.2015</text:p>
          </table:table-cell>
          <table:table-cell table:style-name="ce13" table:formula="of:=RANDBETWEEN(1000; 10000)" office:value-type="float" office:value="6639" calcext:value-type="float">
            <text:p>6639,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10" calcext:value-type="float">
            <text:p>10</text:p>
          </table:table-cell>
          <table:table-cell table:style-name="ce10" table:formula="of:=&quot;ORD_&quot;&amp;[.A34]" office:value-type="string" office:string-value="ORD_33" calcext:value-type="string">
            <text:p>ORD_33</text:p>
          </table:table-cell>
          <table:table-cell table:style-name="ce11" table:formula="of:=RANDBETWEEN(DATE(2015;1;1);DATE(2015;6;30))" office:value-type="date" office:date-value="2015-02-08" calcext:value-type="date">
            <text:p>08.02.2015</text:p>
          </table:table-cell>
          <table:table-cell table:style-name="ce11" table:formula="of:=RANDBETWEEN([.D34];DATE(2015;6;30))" office:value-type="date" office:date-value="2015-03-15" calcext:value-type="date">
            <text:p>15.03.2015</text:p>
          </table:table-cell>
          <table:table-cell table:style-name="ce13" table:formula="of:=RANDBETWEEN(1000; 10000)" office:value-type="float" office:value="5140" calcext:value-type="float">
            <text:p>5140,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3" calcext:value-type="float">
            <text:p>3</text:p>
          </table:table-cell>
          <table:table-cell table:style-name="ce10" table:formula="of:=&quot;ORD_&quot;&amp;[.A35]" office:value-type="string" office:string-value="ORD_34" calcext:value-type="string">
            <text:p>ORD_34</text:p>
          </table:table-cell>
          <table:table-cell table:style-name="ce11" table:formula="of:=RANDBETWEEN(DATE(2015;1;1);DATE(2015;6;30))" office:value-type="date" office:date-value="2015-05-31" calcext:value-type="date">
            <text:p>31.05.2015</text:p>
          </table:table-cell>
          <table:table-cell table:style-name="ce11" table:formula="of:=RANDBETWEEN([.D35];DATE(2015;6;30))" office:value-type="date" office:date-value="2015-06-22" calcext:value-type="date">
            <text:p>22.06.2015</text:p>
          </table:table-cell>
          <table:table-cell table:style-name="ce13" table:formula="of:=RANDBETWEEN(1000; 10000)" office:value-type="float" office:value="4028" calcext:value-type="float">
            <text:p>4028,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3" calcext:value-type="float">
            <text:p>3</text:p>
          </table:table-cell>
          <table:table-cell table:style-name="ce10" table:formula="of:=&quot;ORD_&quot;&amp;[.A36]" office:value-type="string" office:string-value="ORD_35" calcext:value-type="string">
            <text:p>ORD_35</text:p>
          </table:table-cell>
          <table:table-cell table:style-name="ce11" table:formula="of:=RANDBETWEEN(DATE(2015;1;1);DATE(2015;6;30))" office:value-type="date" office:date-value="2015-01-12" calcext:value-type="date">
            <text:p>12.01.2015</text:p>
          </table:table-cell>
          <table:table-cell table:style-name="ce11" table:formula="of:=RANDBETWEEN([.D36];DATE(2015;6;30))" office:value-type="date" office:date-value="2015-06-28" calcext:value-type="date">
            <text:p>28.06.2015</text:p>
          </table:table-cell>
          <table:table-cell table:style-name="ce13" table:formula="of:=RANDBETWEEN(1000; 10000)" office:value-type="float" office:value="9472" calcext:value-type="float">
            <text:p>9472,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2" calcext:value-type="float">
            <text:p>2</text:p>
          </table:table-cell>
          <table:table-cell table:style-name="ce10" table:formula="of:=&quot;ORD_&quot;&amp;[.A37]" office:value-type="string" office:string-value="ORD_36" calcext:value-type="string">
            <text:p>ORD_36</text:p>
          </table:table-cell>
          <table:table-cell table:style-name="ce11" table:formula="of:=RANDBETWEEN(DATE(2015;1;1);DATE(2015;6;30))" office:value-type="date" office:date-value="2015-02-22" calcext:value-type="date">
            <text:p>22.02.2015</text:p>
          </table:table-cell>
          <table:table-cell table:style-name="ce11" table:formula="of:=RANDBETWEEN([.D37];DATE(2015;6;30))" office:value-type="date" office:date-value="2015-03-10" calcext:value-type="date">
            <text:p>10.03.2015</text:p>
          </table:table-cell>
          <table:table-cell table:style-name="ce13" table:formula="of:=RANDBETWEEN(1000; 10000)" office:value-type="float" office:value="4367" calcext:value-type="float">
            <text:p>4367,00</text:p>
          </table:table-cell>
          <table:table-cell table:formula="of:=CHOOSE(RANDBETWEEN(1; 7);[status.$A$2];[status.$A$3];[status.$A$4];[status.$A$5];[status.$A$6];[status.$A$7];[status.$A$8])" office:value-type="float" office:value="7" calcext:value-type="float">
            <text:p>7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10" calcext:value-type="float">
            <text:p>10</text:p>
          </table:table-cell>
          <table:table-cell table:style-name="ce10" table:formula="of:=&quot;ORD_&quot;&amp;[.A38]" office:value-type="string" office:string-value="ORD_37" calcext:value-type="string">
            <text:p>ORD_37</text:p>
          </table:table-cell>
          <table:table-cell table:style-name="ce11" table:formula="of:=RANDBETWEEN(DATE(2015;1;1);DATE(2015;6;30))" office:value-type="date" office:date-value="2015-02-14" calcext:value-type="date">
            <text:p>14.02.2015</text:p>
          </table:table-cell>
          <table:table-cell table:style-name="ce11" table:formula="of:=RANDBETWEEN([.D38];DATE(2015;6;30))" office:value-type="date" office:date-value="2015-02-15" calcext:value-type="date">
            <text:p>15.02.2015</text:p>
          </table:table-cell>
          <table:table-cell table:style-name="ce13" table:formula="of:=RANDBETWEEN(1000; 10000)" office:value-type="float" office:value="9998" calcext:value-type="float">
            <text:p>9998,00</text:p>
          </table:table-cell>
          <table:table-cell table:formula="of:=CHOOSE(RANDBETWEEN(1; 7);[status.$A$2];[status.$A$3];[status.$A$4];[status.$A$5];[status.$A$6];[status.$A$7];[status.$A$8])" office:value-type="float" office:value="7" calcext:value-type="float">
            <text:p>7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5" calcext:value-type="float">
            <text:p>5</text:p>
          </table:table-cell>
          <table:table-cell table:style-name="ce10" table:formula="of:=&quot;ORD_&quot;&amp;[.A39]" office:value-type="string" office:string-value="ORD_38" calcext:value-type="string">
            <text:p>ORD_38</text:p>
          </table:table-cell>
          <table:table-cell table:style-name="ce11" table:formula="of:=RANDBETWEEN(DATE(2015;1;1);DATE(2015;6;30))" office:value-type="date" office:date-value="2015-02-08" calcext:value-type="date">
            <text:p>08.02.2015</text:p>
          </table:table-cell>
          <table:table-cell table:style-name="ce11" table:formula="of:=RANDBETWEEN([.D39];DATE(2015;6;30))" office:value-type="date" office:date-value="2015-02-12" calcext:value-type="date">
            <text:p>12.02.2015</text:p>
          </table:table-cell>
          <table:table-cell table:style-name="ce13" table:formula="of:=RANDBETWEEN(1000; 10000)" office:value-type="float" office:value="3049" calcext:value-type="float">
            <text:p>3049,00</text:p>
          </table:table-cell>
          <table:table-cell table:formula="of:=CHOOSE(RANDBETWEEN(1; 7);[status.$A$2];[status.$A$3];[status.$A$4];[status.$A$5];[status.$A$6];[status.$A$7];[status.$A$8])" office:value-type="float" office:value="3" calcext:value-type="float">
            <text:p>3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9" calcext:value-type="float">
            <text:p>9</text:p>
          </table:table-cell>
          <table:table-cell table:style-name="ce10" table:formula="of:=&quot;ORD_&quot;&amp;[.A40]" office:value-type="string" office:string-value="ORD_39" calcext:value-type="string">
            <text:p>ORD_39</text:p>
          </table:table-cell>
          <table:table-cell table:style-name="ce11" table:formula="of:=RANDBETWEEN(DATE(2015;1;1);DATE(2015;6;30))" office:value-type="date" office:date-value="2015-05-14" calcext:value-type="date">
            <text:p>14.05.2015</text:p>
          </table:table-cell>
          <table:table-cell table:style-name="ce11" table:formula="of:=RANDBETWEEN([.D40];DATE(2015;6;30))" office:value-type="date" office:date-value="2015-05-18" calcext:value-type="date">
            <text:p>18.05.2015</text:p>
          </table:table-cell>
          <table:table-cell table:style-name="ce13" table:formula="of:=RANDBETWEEN(1000; 10000)" office:value-type="float" office:value="6533" calcext:value-type="float">
            <text:p>6533,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3" calcext:value-type="float">
            <text:p>3</text:p>
          </table:table-cell>
          <table:table-cell table:style-name="ce10" table:formula="of:=&quot;ORD_&quot;&amp;[.A41]" office:value-type="string" office:string-value="ORD_40" calcext:value-type="string">
            <text:p>ORD_40</text:p>
          </table:table-cell>
          <table:table-cell table:style-name="ce11" table:formula="of:=RANDBETWEEN(DATE(2015;1;1);DATE(2015;6;30))" office:value-type="date" office:date-value="2015-03-27" calcext:value-type="date">
            <text:p>27.03.2015</text:p>
          </table:table-cell>
          <table:table-cell table:style-name="ce11" table:formula="of:=RANDBETWEEN([.D41];DATE(2015;6;30))" office:value-type="date" office:date-value="2015-05-29" calcext:value-type="date">
            <text:p>29.05.2015</text:p>
          </table:table-cell>
          <table:table-cell table:style-name="ce13" table:formula="of:=RANDBETWEEN(1000; 10000)" office:value-type="float" office:value="6413" calcext:value-type="float">
            <text:p>6413,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1" calcext:value-type="float">
            <text:p>1</text:p>
          </table:table-cell>
          <table:table-cell table:style-name="ce10" table:formula="of:=&quot;ORD_&quot;&amp;[.A42]" office:value-type="string" office:string-value="ORD_41" calcext:value-type="string">
            <text:p>ORD_41</text:p>
          </table:table-cell>
          <table:table-cell table:style-name="ce11" table:formula="of:=RANDBETWEEN(DATE(2015;1;1);DATE(2015;6;30))" office:value-type="date" office:date-value="2015-05-02" calcext:value-type="date">
            <text:p>02.05.2015</text:p>
          </table:table-cell>
          <table:table-cell table:style-name="ce11" table:formula="of:=RANDBETWEEN([.D42];DATE(2015;6;30))" office:value-type="date" office:date-value="2015-05-04" calcext:value-type="date">
            <text:p>04.05.2015</text:p>
          </table:table-cell>
          <table:table-cell table:style-name="ce13" table:formula="of:=RANDBETWEEN(1000; 10000)" office:value-type="float" office:value="3258" calcext:value-type="float">
            <text:p>3258,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5" calcext:value-type="float">
            <text:p>5</text:p>
          </table:table-cell>
          <table:table-cell table:style-name="ce10" table:formula="of:=&quot;ORD_&quot;&amp;[.A43]" office:value-type="string" office:string-value="ORD_42" calcext:value-type="string">
            <text:p>ORD_42</text:p>
          </table:table-cell>
          <table:table-cell table:style-name="ce11" table:formula="of:=RANDBETWEEN(DATE(2015;1;1);DATE(2015;6;30))" office:value-type="date" office:date-value="2015-03-12" calcext:value-type="date">
            <text:p>12.03.2015</text:p>
          </table:table-cell>
          <table:table-cell table:style-name="ce11" table:formula="of:=RANDBETWEEN([.D43];DATE(2015;6;30))" office:value-type="date" office:date-value="2015-03-29" calcext:value-type="date">
            <text:p>29.03.2015</text:p>
          </table:table-cell>
          <table:table-cell table:style-name="ce13" table:formula="of:=RANDBETWEEN(1000; 10000)" office:value-type="float" office:value="7932" calcext:value-type="float">
            <text:p>7932,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5" calcext:value-type="float">
            <text:p>5</text:p>
          </table:table-cell>
          <table:table-cell table:style-name="ce10" table:formula="of:=&quot;ORD_&quot;&amp;[.A44]" office:value-type="string" office:string-value="ORD_43" calcext:value-type="string">
            <text:p>ORD_43</text:p>
          </table:table-cell>
          <table:table-cell table:style-name="ce11" table:formula="of:=RANDBETWEEN(DATE(2015;1;1);DATE(2015;6;30))" office:value-type="date" office:date-value="2015-03-03" calcext:value-type="date">
            <text:p>03.03.2015</text:p>
          </table:table-cell>
          <table:table-cell table:style-name="ce11" table:formula="of:=RANDBETWEEN([.D44];DATE(2015;6;30))" office:value-type="date" office:date-value="2015-06-21" calcext:value-type="date">
            <text:p>21.06.2015</text:p>
          </table:table-cell>
          <table:table-cell table:style-name="ce13" table:formula="of:=RANDBETWEEN(1000; 10000)" office:value-type="float" office:value="4758" calcext:value-type="float">
            <text:p>4758,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8" calcext:value-type="float">
            <text:p>8</text:p>
          </table:table-cell>
          <table:table-cell table:style-name="ce10" table:formula="of:=&quot;ORD_&quot;&amp;[.A45]" office:value-type="string" office:string-value="ORD_44" calcext:value-type="string">
            <text:p>ORD_44</text:p>
          </table:table-cell>
          <table:table-cell table:style-name="ce11" table:formula="of:=RANDBETWEEN(DATE(2015;1;1);DATE(2015;6;30))" office:value-type="date" office:date-value="2015-06-02" calcext:value-type="date">
            <text:p>02.06.2015</text:p>
          </table:table-cell>
          <table:table-cell table:style-name="ce11" table:formula="of:=RANDBETWEEN([.D45];DATE(2015;6;30))" office:value-type="date" office:date-value="2015-06-02" calcext:value-type="date">
            <text:p>02.06.2015</text:p>
          </table:table-cell>
          <table:table-cell table:style-name="ce13" table:formula="of:=RANDBETWEEN(1000; 10000)" office:value-type="float" office:value="7125" calcext:value-type="float">
            <text:p>7125,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10" calcext:value-type="float">
            <text:p>10</text:p>
          </table:table-cell>
          <table:table-cell table:style-name="ce10" table:formula="of:=&quot;ORD_&quot;&amp;[.A46]" office:value-type="string" office:string-value="ORD_45" calcext:value-type="string">
            <text:p>ORD_45</text:p>
          </table:table-cell>
          <table:table-cell table:style-name="ce11" table:formula="of:=RANDBETWEEN(DATE(2015;1;1);DATE(2015;6;30))" office:value-type="date" office:date-value="2015-01-18" calcext:value-type="date">
            <text:p>18.01.2015</text:p>
          </table:table-cell>
          <table:table-cell table:style-name="ce11" table:formula="of:=RANDBETWEEN([.D46];DATE(2015;6;30))" office:value-type="date" office:date-value="2015-05-30" calcext:value-type="date">
            <text:p>30.05.2015</text:p>
          </table:table-cell>
          <table:table-cell table:style-name="ce13" table:formula="of:=RANDBETWEEN(1000; 10000)" office:value-type="float" office:value="1069" calcext:value-type="float">
            <text:p>1069,00</text:p>
          </table:table-cell>
          <table:table-cell table:formula="of:=CHOOSE(RANDBETWEEN(1; 7);[status.$A$2];[status.$A$3];[status.$A$4];[status.$A$5];[status.$A$6];[status.$A$7];[status.$A$8])" office:value-type="float" office:value="7" calcext:value-type="float">
            <text:p>7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8" calcext:value-type="float">
            <text:p>8</text:p>
          </table:table-cell>
          <table:table-cell table:style-name="ce10" table:formula="of:=&quot;ORD_&quot;&amp;[.A47]" office:value-type="string" office:string-value="ORD_46" calcext:value-type="string">
            <text:p>ORD_46</text:p>
          </table:table-cell>
          <table:table-cell table:style-name="ce11" table:formula="of:=RANDBETWEEN(DATE(2015;1;1);DATE(2015;6;30))" office:value-type="date" office:date-value="2015-04-15" calcext:value-type="date">
            <text:p>15.04.2015</text:p>
          </table:table-cell>
          <table:table-cell table:style-name="ce11" table:formula="of:=RANDBETWEEN([.D47];DATE(2015;6;30))" office:value-type="date" office:date-value="2015-05-25" calcext:value-type="date">
            <text:p>25.05.2015</text:p>
          </table:table-cell>
          <table:table-cell table:style-name="ce13" table:formula="of:=RANDBETWEEN(1000; 10000)" office:value-type="float" office:value="5050" calcext:value-type="float">
            <text:p>5050,00</text:p>
          </table:table-cell>
          <table:table-cell table:formula="of:=CHOOSE(RANDBETWEEN(1; 7);[status.$A$2];[status.$A$3];[status.$A$4];[status.$A$5];[status.$A$6];[status.$A$7];[status.$A$8])" office:value-type="float" office:value="7" calcext:value-type="float">
            <text:p>7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1" calcext:value-type="float">
            <text:p>1</text:p>
          </table:table-cell>
          <table:table-cell table:style-name="ce10" table:formula="of:=&quot;ORD_&quot;&amp;[.A48]" office:value-type="string" office:string-value="ORD_47" calcext:value-type="string">
            <text:p>ORD_47</text:p>
          </table:table-cell>
          <table:table-cell table:style-name="ce11" table:formula="of:=RANDBETWEEN(DATE(2015;1;1);DATE(2015;6;30))" office:value-type="date" office:date-value="2015-06-01" calcext:value-type="date">
            <text:p>01.06.2015</text:p>
          </table:table-cell>
          <table:table-cell table:style-name="ce11" table:formula="of:=RANDBETWEEN([.D48];DATE(2015;6;30))" office:value-type="date" office:date-value="2015-06-05" calcext:value-type="date">
            <text:p>05.06.2015</text:p>
          </table:table-cell>
          <table:table-cell table:style-name="ce13" table:formula="of:=RANDBETWEEN(1000; 10000)" office:value-type="float" office:value="9334" calcext:value-type="float">
            <text:p>9334,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10" calcext:value-type="float">
            <text:p>10</text:p>
          </table:table-cell>
          <table:table-cell table:style-name="ce10" table:formula="of:=&quot;ORD_&quot;&amp;[.A49]" office:value-type="string" office:string-value="ORD_48" calcext:value-type="string">
            <text:p>ORD_48</text:p>
          </table:table-cell>
          <table:table-cell table:style-name="ce11" table:formula="of:=RANDBETWEEN(DATE(2015;1;1);DATE(2015;6;30))" office:value-type="date" office:date-value="2015-05-30" calcext:value-type="date">
            <text:p>30.05.2015</text:p>
          </table:table-cell>
          <table:table-cell table:style-name="ce11" table:formula="of:=RANDBETWEEN([.D49];DATE(2015;6;30))" office:value-type="date" office:date-value="2015-05-31" calcext:value-type="date">
            <text:p>31.05.2015</text:p>
          </table:table-cell>
          <table:table-cell table:style-name="ce13" table:formula="of:=RANDBETWEEN(1000; 10000)" office:value-type="float" office:value="9586" calcext:value-type="float">
            <text:p>9586,00</text:p>
          </table:table-cell>
          <table:table-cell table:formula="of:=CHOOSE(RANDBETWEEN(1; 7);[status.$A$2];[status.$A$3];[status.$A$4];[status.$A$5];[status.$A$6];[status.$A$7];[status.$A$8])" office:value-type="float" office:value="3" calcext:value-type="float">
            <text:p>3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6" calcext:value-type="float">
            <text:p>6</text:p>
          </table:table-cell>
          <table:table-cell table:style-name="ce10" table:formula="of:=&quot;ORD_&quot;&amp;[.A50]" office:value-type="string" office:string-value="ORD_49" calcext:value-type="string">
            <text:p>ORD_49</text:p>
          </table:table-cell>
          <table:table-cell table:style-name="ce11" table:formula="of:=RANDBETWEEN(DATE(2015;1;1);DATE(2015;6;30))" office:value-type="date" office:date-value="2015-01-06" calcext:value-type="date">
            <text:p>06.01.2015</text:p>
          </table:table-cell>
          <table:table-cell table:style-name="ce11" table:formula="of:=RANDBETWEEN([.D50];DATE(2015;6;30))" office:value-type="date" office:date-value="2015-02-27" calcext:value-type="date">
            <text:p>27.02.2015</text:p>
          </table:table-cell>
          <table:table-cell table:style-name="ce13" table:formula="of:=RANDBETWEEN(1000; 10000)" office:value-type="float" office:value="3527" calcext:value-type="float">
            <text:p>3527,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1" calcext:value-type="float">
            <text:p>1</text:p>
          </table:table-cell>
          <table:table-cell table:style-name="ce10" table:formula="of:=&quot;ORD_&quot;&amp;[.A51]" office:value-type="string" office:string-value="ORD_50" calcext:value-type="string">
            <text:p>ORD_50</text:p>
          </table:table-cell>
          <table:table-cell table:style-name="ce11" table:formula="of:=RANDBETWEEN(DATE(2015;1;1);DATE(2015;6;30))" office:value-type="date" office:date-value="2015-06-28" calcext:value-type="date">
            <text:p>28.06.2015</text:p>
          </table:table-cell>
          <table:table-cell table:style-name="ce11" table:formula="of:=RANDBETWEEN([.D51];DATE(2015;6;30))" office:value-type="date" office:date-value="2015-06-29" calcext:value-type="date">
            <text:p>29.06.2015</text:p>
          </table:table-cell>
          <table:table-cell table:style-name="ce13" table:formula="of:=RANDBETWEEN(1000; 10000)" office:value-type="float" office:value="9241" calcext:value-type="float">
            <text:p>9241,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9" calcext:value-type="float">
            <text:p>9</text:p>
          </table:table-cell>
          <table:table-cell table:style-name="ce10" table:formula="of:=&quot;ORD_&quot;&amp;[.A52]" office:value-type="string" office:string-value="ORD_51" calcext:value-type="string">
            <text:p>ORD_51</text:p>
          </table:table-cell>
          <table:table-cell table:style-name="ce11" table:formula="of:=RANDBETWEEN(DATE(2015;1;1);DATE(2015;6;30))" office:value-type="date" office:date-value="2015-06-25" calcext:value-type="date">
            <text:p>25.06.2015</text:p>
          </table:table-cell>
          <table:table-cell table:style-name="ce11" table:formula="of:=RANDBETWEEN([.D52];DATE(2015;6;30))" office:value-type="date" office:date-value="2015-06-30" calcext:value-type="date">
            <text:p>30.06.2015</text:p>
          </table:table-cell>
          <table:table-cell table:style-name="ce13" table:formula="of:=RANDBETWEEN(1000; 10000)" office:value-type="float" office:value="5212" calcext:value-type="float">
            <text:p>5212,00</text:p>
          </table:table-cell>
          <table:table-cell table:formula="of:=CHOOSE(RANDBETWEEN(1; 7);[status.$A$2];[status.$A$3];[status.$A$4];[status.$A$5];[status.$A$6];[status.$A$7];[status.$A$8])" office:value-type="float" office:value="7" calcext:value-type="float">
            <text:p>7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5" calcext:value-type="float">
            <text:p>5</text:p>
          </table:table-cell>
          <table:table-cell table:style-name="ce10" table:formula="of:=&quot;ORD_&quot;&amp;[.A53]" office:value-type="string" office:string-value="ORD_52" calcext:value-type="string">
            <text:p>ORD_52</text:p>
          </table:table-cell>
          <table:table-cell table:style-name="ce11" table:formula="of:=RANDBETWEEN(DATE(2015;1;1);DATE(2015;6;30))" office:value-type="date" office:date-value="2015-04-23" calcext:value-type="date">
            <text:p>23.04.2015</text:p>
          </table:table-cell>
          <table:table-cell table:style-name="ce11" table:formula="of:=RANDBETWEEN([.D53];DATE(2015;6;30))" office:value-type="date" office:date-value="2015-06-08" calcext:value-type="date">
            <text:p>08.06.2015</text:p>
          </table:table-cell>
          <table:table-cell table:style-name="ce13" table:formula="of:=RANDBETWEEN(1000; 10000)" office:value-type="float" office:value="1978" calcext:value-type="float">
            <text:p>1978,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7" calcext:value-type="float">
            <text:p>7</text:p>
          </table:table-cell>
          <table:table-cell table:style-name="ce10" table:formula="of:=&quot;ORD_&quot;&amp;[.A54]" office:value-type="string" office:string-value="ORD_53" calcext:value-type="string">
            <text:p>ORD_53</text:p>
          </table:table-cell>
          <table:table-cell table:style-name="ce11" table:formula="of:=RANDBETWEEN(DATE(2015;1;1);DATE(2015;6;30))" office:value-type="date" office:date-value="2015-05-25" calcext:value-type="date">
            <text:p>25.05.2015</text:p>
          </table:table-cell>
          <table:table-cell table:style-name="ce11" table:formula="of:=RANDBETWEEN([.D54];DATE(2015;6;30))" office:value-type="date" office:date-value="2015-06-25" calcext:value-type="date">
            <text:p>25.06.2015</text:p>
          </table:table-cell>
          <table:table-cell table:style-name="ce13" table:formula="of:=RANDBETWEEN(1000; 10000)" office:value-type="float" office:value="9089" calcext:value-type="float">
            <text:p>9089,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2" calcext:value-type="float">
            <text:p>2</text:p>
          </table:table-cell>
          <table:table-cell table:style-name="ce10" table:formula="of:=&quot;ORD_&quot;&amp;[.A55]" office:value-type="string" office:string-value="ORD_54" calcext:value-type="string">
            <text:p>ORD_54</text:p>
          </table:table-cell>
          <table:table-cell table:style-name="ce11" table:formula="of:=RANDBETWEEN(DATE(2015;1;1);DATE(2015;6;30))" office:value-type="date" office:date-value="2015-01-10" calcext:value-type="date">
            <text:p>10.01.2015</text:p>
          </table:table-cell>
          <table:table-cell table:style-name="ce11" table:formula="of:=RANDBETWEEN([.D55];DATE(2015;6;30))" office:value-type="date" office:date-value="2015-03-30" calcext:value-type="date">
            <text:p>30.03.2015</text:p>
          </table:table-cell>
          <table:table-cell table:style-name="ce13" table:formula="of:=RANDBETWEEN(1000; 10000)" office:value-type="float" office:value="7473" calcext:value-type="float">
            <text:p>7473,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10" calcext:value-type="float">
            <text:p>10</text:p>
          </table:table-cell>
          <table:table-cell table:style-name="ce10" table:formula="of:=&quot;ORD_&quot;&amp;[.A56]" office:value-type="string" office:string-value="ORD_55" calcext:value-type="string">
            <text:p>ORD_55</text:p>
          </table:table-cell>
          <table:table-cell table:style-name="ce11" table:formula="of:=RANDBETWEEN(DATE(2015;1;1);DATE(2015;6;30))" office:value-type="date" office:date-value="2015-02-16" calcext:value-type="date">
            <text:p>16.02.2015</text:p>
          </table:table-cell>
          <table:table-cell table:style-name="ce11" table:formula="of:=RANDBETWEEN([.D56];DATE(2015;6;30))" office:value-type="date" office:date-value="2015-02-19" calcext:value-type="date">
            <text:p>19.02.2015</text:p>
          </table:table-cell>
          <table:table-cell table:style-name="ce13" table:formula="of:=RANDBETWEEN(1000; 10000)" office:value-type="float" office:value="2297" calcext:value-type="float">
            <text:p>2297,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7" calcext:value-type="float">
            <text:p>7</text:p>
          </table:table-cell>
          <table:table-cell table:style-name="ce10" table:formula="of:=&quot;ORD_&quot;&amp;[.A57]" office:value-type="string" office:string-value="ORD_56" calcext:value-type="string">
            <text:p>ORD_56</text:p>
          </table:table-cell>
          <table:table-cell table:style-name="ce11" table:formula="of:=RANDBETWEEN(DATE(2015;1;1);DATE(2015;6;30))" office:value-type="date" office:date-value="2015-02-25" calcext:value-type="date">
            <text:p>25.02.2015</text:p>
          </table:table-cell>
          <table:table-cell table:style-name="ce11" table:formula="of:=RANDBETWEEN([.D57];DATE(2015;6;30))" office:value-type="date" office:date-value="2015-04-24" calcext:value-type="date">
            <text:p>24.04.2015</text:p>
          </table:table-cell>
          <table:table-cell table:style-name="ce13" table:formula="of:=RANDBETWEEN(1000; 10000)" office:value-type="float" office:value="7711" calcext:value-type="float">
            <text:p>7711,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8" calcext:value-type="float">
            <text:p>8</text:p>
          </table:table-cell>
          <table:table-cell table:style-name="ce10" table:formula="of:=&quot;ORD_&quot;&amp;[.A58]" office:value-type="string" office:string-value="ORD_57" calcext:value-type="string">
            <text:p>ORD_57</text:p>
          </table:table-cell>
          <table:table-cell table:style-name="ce11" table:formula="of:=RANDBETWEEN(DATE(2015;1;1);DATE(2015;6;30))" office:value-type="date" office:date-value="2015-02-08" calcext:value-type="date">
            <text:p>08.02.2015</text:p>
          </table:table-cell>
          <table:table-cell table:style-name="ce11" table:formula="of:=RANDBETWEEN([.D58];DATE(2015;6;30))" office:value-type="date" office:date-value="2015-03-18" calcext:value-type="date">
            <text:p>18.03.2015</text:p>
          </table:table-cell>
          <table:table-cell table:style-name="ce13" table:formula="of:=RANDBETWEEN(1000; 10000)" office:value-type="float" office:value="7761" calcext:value-type="float">
            <text:p>7761,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10" calcext:value-type="float">
            <text:p>10</text:p>
          </table:table-cell>
          <table:table-cell table:style-name="ce10" table:formula="of:=&quot;ORD_&quot;&amp;[.A59]" office:value-type="string" office:string-value="ORD_58" calcext:value-type="string">
            <text:p>ORD_58</text:p>
          </table:table-cell>
          <table:table-cell table:style-name="ce11" table:formula="of:=RANDBETWEEN(DATE(2015;1;1);DATE(2015;6;30))" office:value-type="date" office:date-value="2015-02-11" calcext:value-type="date">
            <text:p>11.02.2015</text:p>
          </table:table-cell>
          <table:table-cell table:style-name="ce11" table:formula="of:=RANDBETWEEN([.D59];DATE(2015;6;30))" office:value-type="date" office:date-value="2015-06-25" calcext:value-type="date">
            <text:p>25.06.2015</text:p>
          </table:table-cell>
          <table:table-cell table:style-name="ce13" table:formula="of:=RANDBETWEEN(1000; 10000)" office:value-type="float" office:value="4839" calcext:value-type="float">
            <text:p>4839,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5" calcext:value-type="float">
            <text:p>5</text:p>
          </table:table-cell>
          <table:table-cell table:style-name="ce10" table:formula="of:=&quot;ORD_&quot;&amp;[.A60]" office:value-type="string" office:string-value="ORD_59" calcext:value-type="string">
            <text:p>ORD_59</text:p>
          </table:table-cell>
          <table:table-cell table:style-name="ce11" table:formula="of:=RANDBETWEEN(DATE(2015;1;1);DATE(2015;6;30))" office:value-type="date" office:date-value="2015-05-01" calcext:value-type="date">
            <text:p>01.05.2015</text:p>
          </table:table-cell>
          <table:table-cell table:style-name="ce11" table:formula="of:=RANDBETWEEN([.D60];DATE(2015;6;30))" office:value-type="date" office:date-value="2015-05-23" calcext:value-type="date">
            <text:p>23.05.2015</text:p>
          </table:table-cell>
          <table:table-cell table:style-name="ce13" table:formula="of:=RANDBETWEEN(1000; 10000)" office:value-type="float" office:value="7065" calcext:value-type="float">
            <text:p>7065,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2" calcext:value-type="float">
            <text:p>2</text:p>
          </table:table-cell>
          <table:table-cell table:style-name="ce10" table:formula="of:=&quot;ORD_&quot;&amp;[.A61]" office:value-type="string" office:string-value="ORD_60" calcext:value-type="string">
            <text:p>ORD_60</text:p>
          </table:table-cell>
          <table:table-cell table:style-name="ce11" table:formula="of:=RANDBETWEEN(DATE(2015;1;1);DATE(2015;6;30))" office:value-type="date" office:date-value="2015-02-05" calcext:value-type="date">
            <text:p>05.02.2015</text:p>
          </table:table-cell>
          <table:table-cell table:style-name="ce11" table:formula="of:=RANDBETWEEN([.D61];DATE(2015;6;30))" office:value-type="date" office:date-value="2015-03-12" calcext:value-type="date">
            <text:p>12.03.2015</text:p>
          </table:table-cell>
          <table:table-cell table:style-name="ce13" table:formula="of:=RANDBETWEEN(1000; 10000)" office:value-type="float" office:value="3986" calcext:value-type="float">
            <text:p>3986,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1" calcext:value-type="float">
            <text:p>1</text:p>
          </table:table-cell>
          <table:table-cell table:style-name="ce10" table:formula="of:=&quot;ORD_&quot;&amp;[.A62]" office:value-type="string" office:string-value="ORD_61" calcext:value-type="string">
            <text:p>ORD_61</text:p>
          </table:table-cell>
          <table:table-cell table:style-name="ce11" table:formula="of:=RANDBETWEEN(DATE(2015;1;1);DATE(2015;6;30))" office:value-type="date" office:date-value="2015-03-05" calcext:value-type="date">
            <text:p>05.03.2015</text:p>
          </table:table-cell>
          <table:table-cell table:style-name="ce11" table:formula="of:=RANDBETWEEN([.D62];DATE(2015;6;30))" office:value-type="date" office:date-value="2015-06-04" calcext:value-type="date">
            <text:p>04.06.2015</text:p>
          </table:table-cell>
          <table:table-cell table:style-name="ce13" table:formula="of:=RANDBETWEEN(1000; 10000)" office:value-type="float" office:value="9923" calcext:value-type="float">
            <text:p>9923,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9" calcext:value-type="float">
            <text:p>9</text:p>
          </table:table-cell>
          <table:table-cell table:style-name="ce10" table:formula="of:=&quot;ORD_&quot;&amp;[.A63]" office:value-type="string" office:string-value="ORD_62" calcext:value-type="string">
            <text:p>ORD_62</text:p>
          </table:table-cell>
          <table:table-cell table:style-name="ce11" table:formula="of:=RANDBETWEEN(DATE(2015;1;1);DATE(2015;6;30))" office:value-type="date" office:date-value="2015-03-21" calcext:value-type="date">
            <text:p>21.03.2015</text:p>
          </table:table-cell>
          <table:table-cell table:style-name="ce11" table:formula="of:=RANDBETWEEN([.D63];DATE(2015;6;30))" office:value-type="date" office:date-value="2015-06-03" calcext:value-type="date">
            <text:p>03.06.2015</text:p>
          </table:table-cell>
          <table:table-cell table:style-name="ce13" table:formula="of:=RANDBETWEEN(1000; 10000)" office:value-type="float" office:value="6702" calcext:value-type="float">
            <text:p>6702,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2" calcext:value-type="float">
            <text:p>2</text:p>
          </table:table-cell>
          <table:table-cell table:style-name="ce10" table:formula="of:=&quot;ORD_&quot;&amp;[.A64]" office:value-type="string" office:string-value="ORD_63" calcext:value-type="string">
            <text:p>ORD_63</text:p>
          </table:table-cell>
          <table:table-cell table:style-name="ce11" table:formula="of:=RANDBETWEEN(DATE(2015;1;1);DATE(2015;6;30))" office:value-type="date" office:date-value="2015-01-01" calcext:value-type="date">
            <text:p>01.01.2015</text:p>
          </table:table-cell>
          <table:table-cell table:style-name="ce11" table:formula="of:=RANDBETWEEN([.D64];DATE(2015;6;30))" office:value-type="date" office:date-value="2015-06-14" calcext:value-type="date">
            <text:p>14.06.2015</text:p>
          </table:table-cell>
          <table:table-cell table:style-name="ce13" table:formula="of:=RANDBETWEEN(1000; 10000)" office:value-type="float" office:value="4330" calcext:value-type="float">
            <text:p>4330,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4" calcext:value-type="float">
            <text:p>4</text:p>
          </table:table-cell>
          <table:table-cell table:style-name="ce10" table:formula="of:=&quot;ORD_&quot;&amp;[.A65]" office:value-type="string" office:string-value="ORD_64" calcext:value-type="string">
            <text:p>ORD_64</text:p>
          </table:table-cell>
          <table:table-cell table:style-name="ce11" table:formula="of:=RANDBETWEEN(DATE(2015;1;1);DATE(2015;6;30))" office:value-type="date" office:date-value="2015-01-20" calcext:value-type="date">
            <text:p>20.01.2015</text:p>
          </table:table-cell>
          <table:table-cell table:style-name="ce11" table:formula="of:=RANDBETWEEN([.D65];DATE(2015;6;30))" office:value-type="date" office:date-value="2015-05-11" calcext:value-type="date">
            <text:p>11.05.2015</text:p>
          </table:table-cell>
          <table:table-cell table:style-name="ce13" table:formula="of:=RANDBETWEEN(1000; 10000)" office:value-type="float" office:value="9704" calcext:value-type="float">
            <text:p>9704,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4" calcext:value-type="float">
            <text:p>4</text:p>
          </table:table-cell>
          <table:table-cell table:style-name="ce10" table:formula="of:=&quot;ORD_&quot;&amp;[.A66]" office:value-type="string" office:string-value="ORD_65" calcext:value-type="string">
            <text:p>ORD_65</text:p>
          </table:table-cell>
          <table:table-cell table:style-name="ce11" table:formula="of:=RANDBETWEEN(DATE(2015;1;1);DATE(2015;6;30))" office:value-type="date" office:date-value="2015-05-22" calcext:value-type="date">
            <text:p>22.05.2015</text:p>
          </table:table-cell>
          <table:table-cell table:style-name="ce11" table:formula="of:=RANDBETWEEN([.D66];DATE(2015;6;30))" office:value-type="date" office:date-value="2015-06-27" calcext:value-type="date">
            <text:p>27.06.2015</text:p>
          </table:table-cell>
          <table:table-cell table:style-name="ce13" table:formula="of:=RANDBETWEEN(1000; 10000)" office:value-type="float" office:value="7934" calcext:value-type="float">
            <text:p>7934,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10" calcext:value-type="float">
            <text:p>10</text:p>
          </table:table-cell>
          <table:table-cell table:style-name="ce10" table:formula="of:=&quot;ORD_&quot;&amp;[.A67]" office:value-type="string" office:string-value="ORD_66" calcext:value-type="string">
            <text:p>ORD_66</text:p>
          </table:table-cell>
          <table:table-cell table:style-name="ce11" table:formula="of:=RANDBETWEEN(DATE(2015;1;1);DATE(2015;6;30))" office:value-type="date" office:date-value="2015-02-28" calcext:value-type="date">
            <text:p>28.02.2015</text:p>
          </table:table-cell>
          <table:table-cell table:style-name="ce11" table:formula="of:=RANDBETWEEN([.D67];DATE(2015;6;30))" office:value-type="date" office:date-value="2015-03-16" calcext:value-type="date">
            <text:p>16.03.2015</text:p>
          </table:table-cell>
          <table:table-cell table:style-name="ce13" table:formula="of:=RANDBETWEEN(1000; 10000)" office:value-type="float" office:value="9136" calcext:value-type="float">
            <text:p>9136,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2" calcext:value-type="float">
            <text:p>2</text:p>
          </table:table-cell>
          <table:table-cell table:style-name="ce10" table:formula="of:=&quot;ORD_&quot;&amp;[.A68]" office:value-type="string" office:string-value="ORD_67" calcext:value-type="string">
            <text:p>ORD_67</text:p>
          </table:table-cell>
          <table:table-cell table:style-name="ce11" table:formula="of:=RANDBETWEEN(DATE(2015;1;1);DATE(2015;6;30))" office:value-type="date" office:date-value="2015-04-04" calcext:value-type="date">
            <text:p>04.04.2015</text:p>
          </table:table-cell>
          <table:table-cell table:style-name="ce11" table:formula="of:=RANDBETWEEN([.D68];DATE(2015;6;30))" office:value-type="date" office:date-value="2015-05-21" calcext:value-type="date">
            <text:p>21.05.2015</text:p>
          </table:table-cell>
          <table:table-cell table:style-name="ce13" table:formula="of:=RANDBETWEEN(1000; 10000)" office:value-type="float" office:value="9695" calcext:value-type="float">
            <text:p>9695,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7" calcext:value-type="float">
            <text:p>7</text:p>
          </table:table-cell>
          <table:table-cell table:style-name="ce10" table:formula="of:=&quot;ORD_&quot;&amp;[.A69]" office:value-type="string" office:string-value="ORD_68" calcext:value-type="string">
            <text:p>ORD_68</text:p>
          </table:table-cell>
          <table:table-cell table:style-name="ce11" table:formula="of:=RANDBETWEEN(DATE(2015;1;1);DATE(2015;6;30))" office:value-type="date" office:date-value="2015-06-13" calcext:value-type="date">
            <text:p>13.06.2015</text:p>
          </table:table-cell>
          <table:table-cell table:style-name="ce11" table:formula="of:=RANDBETWEEN([.D69];DATE(2015;6;30))" office:value-type="date" office:date-value="2015-06-13" calcext:value-type="date">
            <text:p>13.06.2015</text:p>
          </table:table-cell>
          <table:table-cell table:style-name="ce13" table:formula="of:=RANDBETWEEN(1000; 10000)" office:value-type="float" office:value="6344" calcext:value-type="float">
            <text:p>6344,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2" calcext:value-type="float">
            <text:p>2</text:p>
          </table:table-cell>
          <table:table-cell table:style-name="ce10" table:formula="of:=&quot;ORD_&quot;&amp;[.A70]" office:value-type="string" office:string-value="ORD_69" calcext:value-type="string">
            <text:p>ORD_69</text:p>
          </table:table-cell>
          <table:table-cell table:style-name="ce11" table:formula="of:=RANDBETWEEN(DATE(2015;1;1);DATE(2015;6;30))" office:value-type="date" office:date-value="2015-04-27" calcext:value-type="date">
            <text:p>27.04.2015</text:p>
          </table:table-cell>
          <table:table-cell table:style-name="ce11" table:formula="of:=RANDBETWEEN([.D70];DATE(2015;6;30))" office:value-type="date" office:date-value="2015-06-14" calcext:value-type="date">
            <text:p>14.06.2015</text:p>
          </table:table-cell>
          <table:table-cell table:style-name="ce13" table:formula="of:=RANDBETWEEN(1000; 10000)" office:value-type="float" office:value="2213" calcext:value-type="float">
            <text:p>2213,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5" calcext:value-type="float">
            <text:p>5</text:p>
          </table:table-cell>
          <table:table-cell table:style-name="ce10" table:formula="of:=&quot;ORD_&quot;&amp;[.A71]" office:value-type="string" office:string-value="ORD_70" calcext:value-type="string">
            <text:p>ORD_70</text:p>
          </table:table-cell>
          <table:table-cell table:style-name="ce11" table:formula="of:=RANDBETWEEN(DATE(2015;1;1);DATE(2015;6;30))" office:value-type="date" office:date-value="2015-06-28" calcext:value-type="date">
            <text:p>28.06.2015</text:p>
          </table:table-cell>
          <table:table-cell table:style-name="ce11" table:formula="of:=RANDBETWEEN([.D71];DATE(2015;6;30))" office:value-type="date" office:date-value="2015-06-29" calcext:value-type="date">
            <text:p>29.06.2015</text:p>
          </table:table-cell>
          <table:table-cell table:style-name="ce13" table:formula="of:=RANDBETWEEN(1000; 10000)" office:value-type="float" office:value="2116" calcext:value-type="float">
            <text:p>2116,00</text:p>
          </table:table-cell>
          <table:table-cell table:formula="of:=CHOOSE(RANDBETWEEN(1; 7);[status.$A$2];[status.$A$3];[status.$A$4];[status.$A$5];[status.$A$6];[status.$A$7];[status.$A$8])" office:value-type="float" office:value="3" calcext:value-type="float">
            <text:p>3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8" calcext:value-type="float">
            <text:p>8</text:p>
          </table:table-cell>
          <table:table-cell table:style-name="ce10" table:formula="of:=&quot;ORD_&quot;&amp;[.A72]" office:value-type="string" office:string-value="ORD_71" calcext:value-type="string">
            <text:p>ORD_71</text:p>
          </table:table-cell>
          <table:table-cell table:style-name="ce11" table:formula="of:=RANDBETWEEN(DATE(2015;1;1);DATE(2015;6;30))" office:value-type="date" office:date-value="2015-01-15" calcext:value-type="date">
            <text:p>15.01.2015</text:p>
          </table:table-cell>
          <table:table-cell table:style-name="ce11" table:formula="of:=RANDBETWEEN([.D72];DATE(2015;6;30))" office:value-type="date" office:date-value="2015-02-24" calcext:value-type="date">
            <text:p>24.02.2015</text:p>
          </table:table-cell>
          <table:table-cell table:style-name="ce13" table:formula="of:=RANDBETWEEN(1000; 10000)" office:value-type="float" office:value="9408" calcext:value-type="float">
            <text:p>9408,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3" calcext:value-type="float">
            <text:p>3</text:p>
          </table:table-cell>
          <table:table-cell table:style-name="ce10" table:formula="of:=&quot;ORD_&quot;&amp;[.A73]" office:value-type="string" office:string-value="ORD_72" calcext:value-type="string">
            <text:p>ORD_72</text:p>
          </table:table-cell>
          <table:table-cell table:style-name="ce11" table:formula="of:=RANDBETWEEN(DATE(2015;1;1);DATE(2015;6;30))" office:value-type="date" office:date-value="2015-04-12" calcext:value-type="date">
            <text:p>12.04.2015</text:p>
          </table:table-cell>
          <table:table-cell table:style-name="ce11" table:formula="of:=RANDBETWEEN([.D73];DATE(2015;6;30))" office:value-type="date" office:date-value="2015-06-23" calcext:value-type="date">
            <text:p>23.06.2015</text:p>
          </table:table-cell>
          <table:table-cell table:style-name="ce13" table:formula="of:=RANDBETWEEN(1000; 10000)" office:value-type="float" office:value="5296" calcext:value-type="float">
            <text:p>5296,00</text:p>
          </table:table-cell>
          <table:table-cell table:formula="of:=CHOOSE(RANDBETWEEN(1; 7);[status.$A$2];[status.$A$3];[status.$A$4];[status.$A$5];[status.$A$6];[status.$A$7];[status.$A$8])" office:value-type="float" office:value="3" calcext:value-type="float">
            <text:p>3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5" calcext:value-type="float">
            <text:p>5</text:p>
          </table:table-cell>
          <table:table-cell table:style-name="ce10" table:formula="of:=&quot;ORD_&quot;&amp;[.A74]" office:value-type="string" office:string-value="ORD_73" calcext:value-type="string">
            <text:p>ORD_73</text:p>
          </table:table-cell>
          <table:table-cell table:style-name="ce11" table:formula="of:=RANDBETWEEN(DATE(2015;1;1);DATE(2015;6;30))" office:value-type="date" office:date-value="2015-04-17" calcext:value-type="date">
            <text:p>17.04.2015</text:p>
          </table:table-cell>
          <table:table-cell table:style-name="ce11" table:formula="of:=RANDBETWEEN([.D74];DATE(2015;6;30))" office:value-type="date" office:date-value="2015-05-05" calcext:value-type="date">
            <text:p>05.05.2015</text:p>
          </table:table-cell>
          <table:table-cell table:style-name="ce13" table:formula="of:=RANDBETWEEN(1000; 10000)" office:value-type="float" office:value="8323" calcext:value-type="float">
            <text:p>8323,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7" calcext:value-type="float">
            <text:p>7</text:p>
          </table:table-cell>
          <table:table-cell table:style-name="ce10" table:formula="of:=&quot;ORD_&quot;&amp;[.A75]" office:value-type="string" office:string-value="ORD_74" calcext:value-type="string">
            <text:p>ORD_74</text:p>
          </table:table-cell>
          <table:table-cell table:style-name="ce11" table:formula="of:=RANDBETWEEN(DATE(2015;1;1);DATE(2015;6;30))" office:value-type="date" office:date-value="2015-02-23" calcext:value-type="date">
            <text:p>23.02.2015</text:p>
          </table:table-cell>
          <table:table-cell table:style-name="ce11" table:formula="of:=RANDBETWEEN([.D75];DATE(2015;6;30))" office:value-type="date" office:date-value="2015-06-11" calcext:value-type="date">
            <text:p>11.06.2015</text:p>
          </table:table-cell>
          <table:table-cell table:style-name="ce13" table:formula="of:=RANDBETWEEN(1000; 10000)" office:value-type="float" office:value="8953" calcext:value-type="float">
            <text:p>8953,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9" calcext:value-type="float">
            <text:p>9</text:p>
          </table:table-cell>
          <table:table-cell table:style-name="ce10" table:formula="of:=&quot;ORD_&quot;&amp;[.A76]" office:value-type="string" office:string-value="ORD_75" calcext:value-type="string">
            <text:p>ORD_75</text:p>
          </table:table-cell>
          <table:table-cell table:style-name="ce11" table:formula="of:=RANDBETWEEN(DATE(2015;1;1);DATE(2015;6;30))" office:value-type="date" office:date-value="2015-01-20" calcext:value-type="date">
            <text:p>20.01.2015</text:p>
          </table:table-cell>
          <table:table-cell table:style-name="ce11" table:formula="of:=RANDBETWEEN([.D76];DATE(2015;6;30))" office:value-type="date" office:date-value="2015-06-27" calcext:value-type="date">
            <text:p>27.06.2015</text:p>
          </table:table-cell>
          <table:table-cell table:style-name="ce13" table:formula="of:=RANDBETWEEN(1000; 10000)" office:value-type="float" office:value="1083" calcext:value-type="float">
            <text:p>1083,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4" calcext:value-type="float">
            <text:p>4</text:p>
          </table:table-cell>
          <table:table-cell table:style-name="ce10" table:formula="of:=&quot;ORD_&quot;&amp;[.A77]" office:value-type="string" office:string-value="ORD_76" calcext:value-type="string">
            <text:p>ORD_76</text:p>
          </table:table-cell>
          <table:table-cell table:style-name="ce11" table:formula="of:=RANDBETWEEN(DATE(2015;1;1);DATE(2015;6;30))" office:value-type="date" office:date-value="2015-06-18" calcext:value-type="date">
            <text:p>18.06.2015</text:p>
          </table:table-cell>
          <table:table-cell table:style-name="ce11" table:formula="of:=RANDBETWEEN([.D77];DATE(2015;6;30))" office:value-type="date" office:date-value="2015-06-30" calcext:value-type="date">
            <text:p>30.06.2015</text:p>
          </table:table-cell>
          <table:table-cell table:style-name="ce13" table:formula="of:=RANDBETWEEN(1000; 10000)" office:value-type="float" office:value="1343" calcext:value-type="float">
            <text:p>1343,00</text:p>
          </table:table-cell>
          <table:table-cell table:formula="of:=CHOOSE(RANDBETWEEN(1; 7);[status.$A$2];[status.$A$3];[status.$A$4];[status.$A$5];[status.$A$6];[status.$A$7];[status.$A$8])" office:value-type="float" office:value="7" calcext:value-type="float">
            <text:p>7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4" calcext:value-type="float">
            <text:p>4</text:p>
          </table:table-cell>
          <table:table-cell table:style-name="ce10" table:formula="of:=&quot;ORD_&quot;&amp;[.A78]" office:value-type="string" office:string-value="ORD_77" calcext:value-type="string">
            <text:p>ORD_77</text:p>
          </table:table-cell>
          <table:table-cell table:style-name="ce11" table:formula="of:=RANDBETWEEN(DATE(2015;1;1);DATE(2015;6;30))" office:value-type="date" office:date-value="2015-05-17" calcext:value-type="date">
            <text:p>17.05.2015</text:p>
          </table:table-cell>
          <table:table-cell table:style-name="ce11" table:formula="of:=RANDBETWEEN([.D78];DATE(2015;6;30))" office:value-type="date" office:date-value="2015-06-15" calcext:value-type="date">
            <text:p>15.06.2015</text:p>
          </table:table-cell>
          <table:table-cell table:style-name="ce13" table:formula="of:=RANDBETWEEN(1000; 10000)" office:value-type="float" office:value="3842" calcext:value-type="float">
            <text:p>3842,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1" calcext:value-type="float">
            <text:p>1</text:p>
          </table:table-cell>
          <table:table-cell table:style-name="ce10" table:formula="of:=&quot;ORD_&quot;&amp;[.A79]" office:value-type="string" office:string-value="ORD_78" calcext:value-type="string">
            <text:p>ORD_78</text:p>
          </table:table-cell>
          <table:table-cell table:style-name="ce11" table:formula="of:=RANDBETWEEN(DATE(2015;1;1);DATE(2015;6;30))" office:value-type="date" office:date-value="2015-06-17" calcext:value-type="date">
            <text:p>17.06.2015</text:p>
          </table:table-cell>
          <table:table-cell table:style-name="ce11" table:formula="of:=RANDBETWEEN([.D79];DATE(2015;6;30))" office:value-type="date" office:date-value="2015-06-23" calcext:value-type="date">
            <text:p>23.06.2015</text:p>
          </table:table-cell>
          <table:table-cell table:style-name="ce13" table:formula="of:=RANDBETWEEN(1000; 10000)" office:value-type="float" office:value="6961" calcext:value-type="float">
            <text:p>6961,00</text:p>
          </table:table-cell>
          <table:table-cell table:formula="of:=CHOOSE(RANDBETWEEN(1; 7);[status.$A$2];[status.$A$3];[status.$A$4];[status.$A$5];[status.$A$6];[status.$A$7];[status.$A$8])" office:value-type="float" office:value="3" calcext:value-type="float">
            <text:p>3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8" calcext:value-type="float">
            <text:p>8</text:p>
          </table:table-cell>
          <table:table-cell table:style-name="ce10" table:formula="of:=&quot;ORD_&quot;&amp;[.A80]" office:value-type="string" office:string-value="ORD_79" calcext:value-type="string">
            <text:p>ORD_79</text:p>
          </table:table-cell>
          <table:table-cell table:style-name="ce11" table:formula="of:=RANDBETWEEN(DATE(2015;1;1);DATE(2015;6;30))" office:value-type="date" office:date-value="2015-03-23" calcext:value-type="date">
            <text:p>23.03.2015</text:p>
          </table:table-cell>
          <table:table-cell table:style-name="ce11" table:formula="of:=RANDBETWEEN([.D80];DATE(2015;6;30))" office:value-type="date" office:date-value="2015-05-01" calcext:value-type="date">
            <text:p>01.05.2015</text:p>
          </table:table-cell>
          <table:table-cell table:style-name="ce13" table:formula="of:=RANDBETWEEN(1000; 10000)" office:value-type="float" office:value="4773" calcext:value-type="float">
            <text:p>4773,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4" calcext:value-type="float">
            <text:p>4</text:p>
          </table:table-cell>
          <table:table-cell table:style-name="ce10" table:formula="of:=&quot;ORD_&quot;&amp;[.A81]" office:value-type="string" office:string-value="ORD_80" calcext:value-type="string">
            <text:p>ORD_80</text:p>
          </table:table-cell>
          <table:table-cell table:style-name="ce11" table:formula="of:=RANDBETWEEN(DATE(2015;1;1);DATE(2015;6;30))" office:value-type="date" office:date-value="2015-04-15" calcext:value-type="date">
            <text:p>15.04.2015</text:p>
          </table:table-cell>
          <table:table-cell table:style-name="ce11" table:formula="of:=RANDBETWEEN([.D81];DATE(2015;6;30))" office:value-type="date" office:date-value="2015-06-05" calcext:value-type="date">
            <text:p>05.06.2015</text:p>
          </table:table-cell>
          <table:table-cell table:style-name="ce13" table:formula="of:=RANDBETWEEN(1000; 10000)" office:value-type="float" office:value="9303" calcext:value-type="float">
            <text:p>9303,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8" calcext:value-type="float">
            <text:p>8</text:p>
          </table:table-cell>
          <table:table-cell table:style-name="ce10" table:formula="of:=&quot;ORD_&quot;&amp;[.A82]" office:value-type="string" office:string-value="ORD_81" calcext:value-type="string">
            <text:p>ORD_81</text:p>
          </table:table-cell>
          <table:table-cell table:style-name="ce11" table:formula="of:=RANDBETWEEN(DATE(2015;1;1);DATE(2015;6;30))" office:value-type="date" office:date-value="2015-04-30" calcext:value-type="date">
            <text:p>30.04.2015</text:p>
          </table:table-cell>
          <table:table-cell table:style-name="ce11" table:formula="of:=RANDBETWEEN([.D82];DATE(2015;6;30))" office:value-type="date" office:date-value="2015-05-30" calcext:value-type="date">
            <text:p>30.05.2015</text:p>
          </table:table-cell>
          <table:table-cell table:style-name="ce13" table:formula="of:=RANDBETWEEN(1000; 10000)" office:value-type="float" office:value="1975" calcext:value-type="float">
            <text:p>1975,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1" calcext:value-type="float">
            <text:p>1</text:p>
          </table:table-cell>
          <table:table-cell table:style-name="ce10" table:formula="of:=&quot;ORD_&quot;&amp;[.A83]" office:value-type="string" office:string-value="ORD_82" calcext:value-type="string">
            <text:p>ORD_82</text:p>
          </table:table-cell>
          <table:table-cell table:style-name="ce11" table:formula="of:=RANDBETWEEN(DATE(2015;1;1);DATE(2015;6;30))" office:value-type="date" office:date-value="2015-01-26" calcext:value-type="date">
            <text:p>26.01.2015</text:p>
          </table:table-cell>
          <table:table-cell table:style-name="ce11" table:formula="of:=RANDBETWEEN([.D83];DATE(2015;6;30))" office:value-type="date" office:date-value="2015-05-24" calcext:value-type="date">
            <text:p>24.05.2015</text:p>
          </table:table-cell>
          <table:table-cell table:style-name="ce13" table:formula="of:=RANDBETWEEN(1000; 10000)" office:value-type="float" office:value="2192" calcext:value-type="float">
            <text:p>2192,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10" calcext:value-type="float">
            <text:p>10</text:p>
          </table:table-cell>
          <table:table-cell table:style-name="ce10" table:formula="of:=&quot;ORD_&quot;&amp;[.A84]" office:value-type="string" office:string-value="ORD_83" calcext:value-type="string">
            <text:p>ORD_83</text:p>
          </table:table-cell>
          <table:table-cell table:style-name="ce11" table:formula="of:=RANDBETWEEN(DATE(2015;1;1);DATE(2015;6;30))" office:value-type="date" office:date-value="2015-05-04" calcext:value-type="date">
            <text:p>04.05.2015</text:p>
          </table:table-cell>
          <table:table-cell table:style-name="ce11" table:formula="of:=RANDBETWEEN([.D84];DATE(2015;6;30))" office:value-type="date" office:date-value="2015-05-11" calcext:value-type="date">
            <text:p>11.05.2015</text:p>
          </table:table-cell>
          <table:table-cell table:style-name="ce13" table:formula="of:=RANDBETWEEN(1000; 10000)" office:value-type="float" office:value="6531" calcext:value-type="float">
            <text:p>6531,00</text:p>
          </table:table-cell>
          <table:table-cell table:formula="of:=CHOOSE(RANDBETWEEN(1; 7);[status.$A$2];[status.$A$3];[status.$A$4];[status.$A$5];[status.$A$6];[status.$A$7];[status.$A$8])" office:value-type="float" office:value="7" calcext:value-type="float">
            <text:p>7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4" calcext:value-type="float">
            <text:p>4</text:p>
          </table:table-cell>
          <table:table-cell table:style-name="ce10" table:formula="of:=&quot;ORD_&quot;&amp;[.A85]" office:value-type="string" office:string-value="ORD_84" calcext:value-type="string">
            <text:p>ORD_84</text:p>
          </table:table-cell>
          <table:table-cell table:style-name="ce11" table:formula="of:=RANDBETWEEN(DATE(2015;1;1);DATE(2015;6;30))" office:value-type="date" office:date-value="2015-05-18" calcext:value-type="date">
            <text:p>18.05.2015</text:p>
          </table:table-cell>
          <table:table-cell table:style-name="ce11" table:formula="of:=RANDBETWEEN([.D85];DATE(2015;6;30))" office:value-type="date" office:date-value="2015-06-25" calcext:value-type="date">
            <text:p>25.06.2015</text:p>
          </table:table-cell>
          <table:table-cell table:style-name="ce13" table:formula="of:=RANDBETWEEN(1000; 10000)" office:value-type="float" office:value="5213" calcext:value-type="float">
            <text:p>5213,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5" calcext:value-type="float">
            <text:p>5</text:p>
          </table:table-cell>
          <table:table-cell table:style-name="ce10" table:formula="of:=&quot;ORD_&quot;&amp;[.A86]" office:value-type="string" office:string-value="ORD_85" calcext:value-type="string">
            <text:p>ORD_85</text:p>
          </table:table-cell>
          <table:table-cell table:style-name="ce11" table:formula="of:=RANDBETWEEN(DATE(2015;1;1);DATE(2015;6;30))" office:value-type="date" office:date-value="2015-04-26" calcext:value-type="date">
            <text:p>26.04.2015</text:p>
          </table:table-cell>
          <table:table-cell table:style-name="ce11" table:formula="of:=RANDBETWEEN([.D86];DATE(2015;6;30))" office:value-type="date" office:date-value="2015-05-03" calcext:value-type="date">
            <text:p>03.05.2015</text:p>
          </table:table-cell>
          <table:table-cell table:style-name="ce13" table:formula="of:=RANDBETWEEN(1000; 10000)" office:value-type="float" office:value="3312" calcext:value-type="float">
            <text:p>3312,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4" calcext:value-type="float">
            <text:p>4</text:p>
          </table:table-cell>
          <table:table-cell table:style-name="ce10" table:formula="of:=&quot;ORD_&quot;&amp;[.A87]" office:value-type="string" office:string-value="ORD_86" calcext:value-type="string">
            <text:p>ORD_86</text:p>
          </table:table-cell>
          <table:table-cell table:style-name="ce11" table:formula="of:=RANDBETWEEN(DATE(2015;1;1);DATE(2015;6;30))" office:value-type="date" office:date-value="2015-05-07" calcext:value-type="date">
            <text:p>07.05.2015</text:p>
          </table:table-cell>
          <table:table-cell table:style-name="ce11" table:formula="of:=RANDBETWEEN([.D87];DATE(2015;6;30))" office:value-type="date" office:date-value="2015-05-19" calcext:value-type="date">
            <text:p>19.05.2015</text:p>
          </table:table-cell>
          <table:table-cell table:style-name="ce13" table:formula="of:=RANDBETWEEN(1000; 10000)" office:value-type="float" office:value="8987" calcext:value-type="float">
            <text:p>8987,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10" calcext:value-type="float">
            <text:p>10</text:p>
          </table:table-cell>
          <table:table-cell table:style-name="ce10" table:formula="of:=&quot;ORD_&quot;&amp;[.A88]" office:value-type="string" office:string-value="ORD_87" calcext:value-type="string">
            <text:p>ORD_87</text:p>
          </table:table-cell>
          <table:table-cell table:style-name="ce11" table:formula="of:=RANDBETWEEN(DATE(2015;1;1);DATE(2015;6;30))" office:value-type="date" office:date-value="2015-03-14" calcext:value-type="date">
            <text:p>14.03.2015</text:p>
          </table:table-cell>
          <table:table-cell table:style-name="ce11" table:formula="of:=RANDBETWEEN([.D88];DATE(2015;6;30))" office:value-type="date" office:date-value="2015-05-15" calcext:value-type="date">
            <text:p>15.05.2015</text:p>
          </table:table-cell>
          <table:table-cell table:style-name="ce13" table:formula="of:=RANDBETWEEN(1000; 10000)" office:value-type="float" office:value="2808" calcext:value-type="float">
            <text:p>2808,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2" calcext:value-type="float">
            <text:p>2</text:p>
          </table:table-cell>
          <table:table-cell table:style-name="ce10" table:formula="of:=&quot;ORD_&quot;&amp;[.A89]" office:value-type="string" office:string-value="ORD_88" calcext:value-type="string">
            <text:p>ORD_88</text:p>
          </table:table-cell>
          <table:table-cell table:style-name="ce11" table:formula="of:=RANDBETWEEN(DATE(2015;1;1);DATE(2015;6;30))" office:value-type="date" office:date-value="2015-02-28" calcext:value-type="date">
            <text:p>28.02.2015</text:p>
          </table:table-cell>
          <table:table-cell table:style-name="ce11" table:formula="of:=RANDBETWEEN([.D89];DATE(2015;6;30))" office:value-type="date" office:date-value="2015-03-11" calcext:value-type="date">
            <text:p>11.03.2015</text:p>
          </table:table-cell>
          <table:table-cell table:style-name="ce13" table:formula="of:=RANDBETWEEN(1000; 10000)" office:value-type="float" office:value="6950" calcext:value-type="float">
            <text:p>6950,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7" calcext:value-type="float">
            <text:p>7</text:p>
          </table:table-cell>
          <table:table-cell table:style-name="ce10" table:formula="of:=&quot;ORD_&quot;&amp;[.A90]" office:value-type="string" office:string-value="ORD_89" calcext:value-type="string">
            <text:p>ORD_89</text:p>
          </table:table-cell>
          <table:table-cell table:style-name="ce11" table:formula="of:=RANDBETWEEN(DATE(2015;1;1);DATE(2015;6;30))" office:value-type="date" office:date-value="2015-01-27" calcext:value-type="date">
            <text:p>27.01.2015</text:p>
          </table:table-cell>
          <table:table-cell table:style-name="ce11" table:formula="of:=RANDBETWEEN([.D90];DATE(2015;6;30))" office:value-type="date" office:date-value="2015-02-27" calcext:value-type="date">
            <text:p>27.02.2015</text:p>
          </table:table-cell>
          <table:table-cell table:style-name="ce13" table:formula="of:=RANDBETWEEN(1000; 10000)" office:value-type="float" office:value="2569" calcext:value-type="float">
            <text:p>2569,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3" calcext:value-type="float">
            <text:p>3</text:p>
          </table:table-cell>
          <table:table-cell table:style-name="ce10" table:formula="of:=&quot;ORD_&quot;&amp;[.A91]" office:value-type="string" office:string-value="ORD_90" calcext:value-type="string">
            <text:p>ORD_90</text:p>
          </table:table-cell>
          <table:table-cell table:style-name="ce11" table:formula="of:=RANDBETWEEN(DATE(2015;1;1);DATE(2015;6;30))" office:value-type="date" office:date-value="2015-03-12" calcext:value-type="date">
            <text:p>12.03.2015</text:p>
          </table:table-cell>
          <table:table-cell table:style-name="ce11" table:formula="of:=RANDBETWEEN([.D91];DATE(2015;6;30))" office:value-type="date" office:date-value="2015-04-19" calcext:value-type="date">
            <text:p>19.04.2015</text:p>
          </table:table-cell>
          <table:table-cell table:style-name="ce13" table:formula="of:=RANDBETWEEN(1000; 10000)" office:value-type="float" office:value="8162" calcext:value-type="float">
            <text:p>8162,00</text:p>
          </table:table-cell>
          <table:table-cell table:formula="of:=CHOOSE(RANDBETWEEN(1; 7);[status.$A$2];[status.$A$3];[status.$A$4];[status.$A$5];[status.$A$6];[status.$A$7];[status.$A$8])" office:value-type="float" office:value="7" calcext:value-type="float">
            <text:p>7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2" calcext:value-type="float">
            <text:p>2</text:p>
          </table:table-cell>
          <table:table-cell table:style-name="ce10" table:formula="of:=&quot;ORD_&quot;&amp;[.A92]" office:value-type="string" office:string-value="ORD_91" calcext:value-type="string">
            <text:p>ORD_91</text:p>
          </table:table-cell>
          <table:table-cell table:style-name="ce11" table:formula="of:=RANDBETWEEN(DATE(2015;1;1);DATE(2015;6;30))" office:value-type="date" office:date-value="2015-02-02" calcext:value-type="date">
            <text:p>02.02.2015</text:p>
          </table:table-cell>
          <table:table-cell table:style-name="ce11" table:formula="of:=RANDBETWEEN([.D92];DATE(2015;6;30))" office:value-type="date" office:date-value="2015-04-22" calcext:value-type="date">
            <text:p>22.04.2015</text:p>
          </table:table-cell>
          <table:table-cell table:style-name="ce13" table:formula="of:=RANDBETWEEN(1000; 10000)" office:value-type="float" office:value="8322" calcext:value-type="float">
            <text:p>8322,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1" calcext:value-type="float">
            <text:p>1</text:p>
          </table:table-cell>
          <table:table-cell table:style-name="ce10" table:formula="of:=&quot;ORD_&quot;&amp;[.A93]" office:value-type="string" office:string-value="ORD_92" calcext:value-type="string">
            <text:p>ORD_92</text:p>
          </table:table-cell>
          <table:table-cell table:style-name="ce11" table:formula="of:=RANDBETWEEN(DATE(2015;1;1);DATE(2015;6;30))" office:value-type="date" office:date-value="2015-02-18" calcext:value-type="date">
            <text:p>18.02.2015</text:p>
          </table:table-cell>
          <table:table-cell table:style-name="ce11" table:formula="of:=RANDBETWEEN([.D93];DATE(2015;6;30))" office:value-type="date" office:date-value="2015-05-26" calcext:value-type="date">
            <text:p>26.05.2015</text:p>
          </table:table-cell>
          <table:table-cell table:style-name="ce13" table:formula="of:=RANDBETWEEN(1000; 10000)" office:value-type="float" office:value="4912" calcext:value-type="float">
            <text:p>4912,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6" calcext:value-type="float">
            <text:p>6</text:p>
          </table:table-cell>
          <table:table-cell table:style-name="ce10" table:formula="of:=&quot;ORD_&quot;&amp;[.A94]" office:value-type="string" office:string-value="ORD_93" calcext:value-type="string">
            <text:p>ORD_93</text:p>
          </table:table-cell>
          <table:table-cell table:style-name="ce11" table:formula="of:=RANDBETWEEN(DATE(2015;1;1);DATE(2015;6;30))" office:value-type="date" office:date-value="2015-02-10" calcext:value-type="date">
            <text:p>10.02.2015</text:p>
          </table:table-cell>
          <table:table-cell table:style-name="ce11" table:formula="of:=RANDBETWEEN([.D94];DATE(2015;6;30))" office:value-type="date" office:date-value="2015-03-03" calcext:value-type="date">
            <text:p>03.03.2015</text:p>
          </table:table-cell>
          <table:table-cell table:style-name="ce13" table:formula="of:=RANDBETWEEN(1000; 10000)" office:value-type="float" office:value="2392" calcext:value-type="float">
            <text:p>2392,00</text:p>
          </table:table-cell>
          <table:table-cell table:formula="of:=CHOOSE(RANDBETWEEN(1; 7);[status.$A$2];[status.$A$3];[status.$A$4];[status.$A$5];[status.$A$6];[status.$A$7];[status.$A$8])" office:value-type="float" office:value="7" calcext:value-type="float">
            <text:p>7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6" calcext:value-type="float">
            <text:p>6</text:p>
          </table:table-cell>
          <table:table-cell table:style-name="ce10" table:formula="of:=&quot;ORD_&quot;&amp;[.A95]" office:value-type="string" office:string-value="ORD_94" calcext:value-type="string">
            <text:p>ORD_94</text:p>
          </table:table-cell>
          <table:table-cell table:style-name="ce11" table:formula="of:=RANDBETWEEN(DATE(2015;1;1);DATE(2015;6;30))" office:value-type="date" office:date-value="2015-05-28" calcext:value-type="date">
            <text:p>28.05.2015</text:p>
          </table:table-cell>
          <table:table-cell table:style-name="ce11" table:formula="of:=RANDBETWEEN([.D95];DATE(2015;6;30))" office:value-type="date" office:date-value="2015-06-12" calcext:value-type="date">
            <text:p>12.06.2015</text:p>
          </table:table-cell>
          <table:table-cell table:style-name="ce13" table:formula="of:=RANDBETWEEN(1000; 10000)" office:value-type="float" office:value="4080" calcext:value-type="float">
            <text:p>4080,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1" calcext:value-type="float">
            <text:p>1</text:p>
          </table:table-cell>
          <table:table-cell table:style-name="ce10" table:formula="of:=&quot;ORD_&quot;&amp;[.A96]" office:value-type="string" office:string-value="ORD_95" calcext:value-type="string">
            <text:p>ORD_95</text:p>
          </table:table-cell>
          <table:table-cell table:style-name="ce11" table:formula="of:=RANDBETWEEN(DATE(2015;1;1);DATE(2015;6;30))" office:value-type="date" office:date-value="2015-06-25" calcext:value-type="date">
            <text:p>25.06.2015</text:p>
          </table:table-cell>
          <table:table-cell table:style-name="ce11" table:formula="of:=RANDBETWEEN([.D96];DATE(2015;6;30))" office:value-type="date" office:date-value="2015-06-26" calcext:value-type="date">
            <text:p>26.06.2015</text:p>
          </table:table-cell>
          <table:table-cell table:style-name="ce13" table:formula="of:=RANDBETWEEN(1000; 10000)" office:value-type="float" office:value="1600" calcext:value-type="float">
            <text:p>1600,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7" calcext:value-type="float">
            <text:p>7</text:p>
          </table:table-cell>
          <table:table-cell table:style-name="ce10" table:formula="of:=&quot;ORD_&quot;&amp;[.A97]" office:value-type="string" office:string-value="ORD_96" calcext:value-type="string">
            <text:p>ORD_96</text:p>
          </table:table-cell>
          <table:table-cell table:style-name="ce11" table:formula="of:=RANDBETWEEN(DATE(2015;1;1);DATE(2015;6;30))" office:value-type="date" office:date-value="2015-01-01" calcext:value-type="date">
            <text:p>01.01.2015</text:p>
          </table:table-cell>
          <table:table-cell table:style-name="ce11" table:formula="of:=RANDBETWEEN([.D97];DATE(2015;6;30))" office:value-type="date" office:date-value="2015-03-15" calcext:value-type="date">
            <text:p>15.03.2015</text:p>
          </table:table-cell>
          <table:table-cell table:style-name="ce13" table:formula="of:=RANDBETWEEN(1000; 10000)" office:value-type="float" office:value="5324" calcext:value-type="float">
            <text:p>5324,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1" calcext:value-type="float">
            <text:p>1</text:p>
          </table:table-cell>
          <table:table-cell table:style-name="ce10" table:formula="of:=&quot;ORD_&quot;&amp;[.A98]" office:value-type="string" office:string-value="ORD_97" calcext:value-type="string">
            <text:p>ORD_97</text:p>
          </table:table-cell>
          <table:table-cell table:style-name="ce11" table:formula="of:=RANDBETWEEN(DATE(2015;1;1);DATE(2015;6;30))" office:value-type="date" office:date-value="2015-02-17" calcext:value-type="date">
            <text:p>17.02.2015</text:p>
          </table:table-cell>
          <table:table-cell table:style-name="ce11" table:formula="of:=RANDBETWEEN([.D98];DATE(2015;6;30))" office:value-type="date" office:date-value="2015-05-12" calcext:value-type="date">
            <text:p>12.05.2015</text:p>
          </table:table-cell>
          <table:table-cell table:style-name="ce13" table:formula="of:=RANDBETWEEN(1000; 10000)" office:value-type="float" office:value="5054" calcext:value-type="float">
            <text:p>5054,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2" calcext:value-type="float">
            <text:p>2</text:p>
          </table:table-cell>
          <table:table-cell table:style-name="ce10" table:formula="of:=&quot;ORD_&quot;&amp;[.A99]" office:value-type="string" office:string-value="ORD_98" calcext:value-type="string">
            <text:p>ORD_98</text:p>
          </table:table-cell>
          <table:table-cell table:style-name="ce11" table:formula="of:=RANDBETWEEN(DATE(2015;1;1);DATE(2015;6;30))" office:value-type="date" office:date-value="2015-02-14" calcext:value-type="date">
            <text:p>14.02.2015</text:p>
          </table:table-cell>
          <table:table-cell table:style-name="ce11" table:formula="of:=RANDBETWEEN([.D99];DATE(2015;6;30))" office:value-type="date" office:date-value="2015-04-27" calcext:value-type="date">
            <text:p>27.04.2015</text:p>
          </table:table-cell>
          <table:table-cell table:style-name="ce13" table:formula="of:=RANDBETWEEN(1000; 10000)" office:value-type="float" office:value="8889" calcext:value-type="float">
            <text:p>8889,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2" calcext:value-type="float">
            <text:p>2</text:p>
          </table:table-cell>
          <table:table-cell table:style-name="ce10" table:formula="of:=&quot;ORD_&quot;&amp;[.A100]" office:value-type="string" office:string-value="ORD_99" calcext:value-type="string">
            <text:p>ORD_99</text:p>
          </table:table-cell>
          <table:table-cell table:style-name="ce11" table:formula="of:=RANDBETWEEN(DATE(2015;1;1);DATE(2015;6;30))" office:value-type="date" office:date-value="2015-01-31" calcext:value-type="date">
            <text:p>31.01.2015</text:p>
          </table:table-cell>
          <table:table-cell table:style-name="ce11" table:formula="of:=RANDBETWEEN([.D100];DATE(2015;6;30))" office:value-type="date" office:date-value="2015-03-10" calcext:value-type="date">
            <text:p>10.03.2015</text:p>
          </table:table-cell>
          <table:table-cell table:style-name="ce13" table:formula="of:=RANDBETWEEN(1000; 10000)" office:value-type="float" office:value="9888" calcext:value-type="float">
            <text:p>9888,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10" table:formula="of:=CHOOSE(RANDBETWEEN(1; 10);[client.$A$2];[client.$A$3];[client.$A$4];[client.$A$5];[client.$A$6];[client.$A$7];[client.$A$8];[client.$A$9];[client.$A$10];[client.$A$11])" office:value-type="float" office:value="8" calcext:value-type="float">
            <text:p>8</text:p>
          </table:table-cell>
          <table:table-cell table:style-name="ce10" table:formula="of:=&quot;ORD_&quot;&amp;[.A101]" office:value-type="string" office:string-value="ORD_100" calcext:value-type="string">
            <text:p>ORD_100</text:p>
          </table:table-cell>
          <table:table-cell table:style-name="ce11" table:formula="of:=RANDBETWEEN(DATE(2015;1;1);DATE(2015;6;30))" office:value-type="date" office:date-value="2015-02-20" calcext:value-type="date">
            <text:p>20.02.2015</text:p>
          </table:table-cell>
          <table:table-cell table:style-name="ce11" table:formula="of:=RANDBETWEEN([.D101];DATE(2015;6;30))" office:value-type="date" office:date-value="2015-04-16" calcext:value-type="date">
            <text:p>16.04.2015</text:p>
          </table:table-cell>
          <table:table-cell table:style-name="ce13" table:formula="of:=RANDBETWEEN(1000; 10000)" office:value-type="float" office:value="4772" calcext:value-type="float">
            <text:p>4772,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 table:number-rows-repeated="1048474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order_has_good" table:style-name="ta1">
        <table:table-column table:style-name="co1" table:number-columns-repeated="2" table:default-cell-style-name="ce10"/>
        <table:table-row table:style-name="ro3">
          <table:table-cell table:style-name="Default" office:value-type="string" calcext:value-type="string">
            <text:p>order_id</text:p>
          </table:table-cell>
          <table:table-cell table:style-name="Default" office:value-type="string" calcext:value-type="string">
            <text:p>good_id</text:p>
          </table:table-cell>
        </table:table-row>
        <table:table-row table:style-name="ro3">
          <table:table-cell table:formula="of:=RANDBETWEEN(1;100)" office:value-type="float" office:value="12" calcext:value-type="float">
            <text:p>12</text:p>
          </table:table-cell>
          <table:table-cell table:formula="of:=RANDBETWEEN(1;100)" office:value-type="float" office:value="99" calcext:value-type="float">
            <text:p>99</text:p>
          </table:table-cell>
        </table:table-row>
        <table:table-row table:style-name="ro3">
          <table:table-cell table:formula="of:=RANDBETWEEN(1;100)" office:value-type="float" office:value="57" calcext:value-type="float">
            <text:p>57</text:p>
          </table:table-cell>
          <table:table-cell table:formula="of:=RANDBETWEEN(1;100)" office:value-type="float" office:value="25" calcext:value-type="float">
            <text:p>25</text:p>
          </table:table-cell>
        </table:table-row>
        <table:table-row table:style-name="ro3">
          <table:table-cell table:formula="of:=RANDBETWEEN(1;100)" office:value-type="float" office:value="75" calcext:value-type="float">
            <text:p>75</text:p>
          </table:table-cell>
          <table:table-cell table:formula="of:=RANDBETWEEN(1;100)" office:value-type="float" office:value="69" calcext:value-type="float">
            <text:p>69</text:p>
          </table:table-cell>
        </table:table-row>
        <table:table-row table:style-name="ro3">
          <table:table-cell table:formula="of:=RANDBETWEEN(1;100)" office:value-type="float" office:value="11" calcext:value-type="float">
            <text:p>11</text:p>
          </table:table-cell>
          <table:table-cell table:formula="of:=RANDBETWEEN(1;100)" office:value-type="float" office:value="54" calcext:value-type="float">
            <text:p>54</text:p>
          </table:table-cell>
        </table:table-row>
        <table:table-row table:style-name="ro3">
          <table:table-cell table:formula="of:=RANDBETWEEN(1;100)" office:value-type="float" office:value="70" calcext:value-type="float">
            <text:p>70</text:p>
          </table:table-cell>
          <table:table-cell table:formula="of:=RANDBETWEEN(1;100)" office:value-type="float" office:value="69" calcext:value-type="float">
            <text:p>69</text:p>
          </table:table-cell>
        </table:table-row>
        <table:table-row table:style-name="ro3">
          <table:table-cell table:formula="of:=RANDBETWEEN(1;100)" office:value-type="float" office:value="46" calcext:value-type="float">
            <text:p>46</text:p>
          </table:table-cell>
          <table:table-cell table:formula="of:=RANDBETWEEN(1;100)" office:value-type="float" office:value="80" calcext:value-type="float">
            <text:p>80</text:p>
          </table:table-cell>
        </table:table-row>
        <table:table-row table:style-name="ro3">
          <table:table-cell table:formula="of:=RANDBETWEEN(1;100)" office:value-type="float" office:value="98" calcext:value-type="float">
            <text:p>98</text:p>
          </table:table-cell>
          <table:table-cell table:formula="of:=RANDBETWEEN(1;100)" office:value-type="float" office:value="70" calcext:value-type="float">
            <text:p>70</text:p>
          </table:table-cell>
        </table:table-row>
        <table:table-row table:style-name="ro3">
          <table:table-cell table:formula="of:=RANDBETWEEN(1;100)" office:value-type="float" office:value="34" calcext:value-type="float">
            <text:p>34</text:p>
          </table:table-cell>
          <table:table-cell table:formula="of:=RANDBETWEEN(1;100)" office:value-type="float" office:value="24" calcext:value-type="float">
            <text:p>24</text:p>
          </table:table-cell>
        </table:table-row>
        <table:table-row table:style-name="ro3">
          <table:table-cell table:formula="of:=RANDBETWEEN(1;100)" office:value-type="float" office:value="40" calcext:value-type="float">
            <text:p>40</text:p>
          </table:table-cell>
          <table:table-cell table:formula="of:=RANDBETWEEN(1;100)" office:value-type="float" office:value="90" calcext:value-type="float">
            <text:p>90</text:p>
          </table:table-cell>
        </table:table-row>
        <table:table-row table:style-name="ro3">
          <table:table-cell table:formula="of:=RANDBETWEEN(1;100)" office:value-type="float" office:value="92" calcext:value-type="float">
            <text:p>92</text:p>
          </table:table-cell>
          <table:table-cell table:formula="of:=RANDBETWEEN(1;100)" office:value-type="float" office:value="71" calcext:value-type="float">
            <text:p>71</text:p>
          </table:table-cell>
        </table:table-row>
        <table:table-row table:style-name="ro3">
          <table:table-cell table:formula="of:=RANDBETWEEN(1;100)" office:value-type="float" office:value="27" calcext:value-type="float">
            <text:p>27</text:p>
          </table:table-cell>
          <table:table-cell table:formula="of:=RANDBETWEEN(1;100)" office:value-type="float" office:value="22" calcext:value-type="float">
            <text:p>22</text:p>
          </table:table-cell>
        </table:table-row>
        <table:table-row table:style-name="ro3">
          <table:table-cell table:formula="of:=RANDBETWEEN(1;100)" office:value-type="float" office:value="94" calcext:value-type="float">
            <text:p>94</text:p>
          </table:table-cell>
          <table:table-cell table:formula="of:=RANDBETWEEN(1;100)" office:value-type="float" office:value="57" calcext:value-type="float">
            <text:p>57</text:p>
          </table:table-cell>
        </table:table-row>
        <table:table-row table:style-name="ro3">
          <table:table-cell table:formula="of:=RANDBETWEEN(1;100)" office:value-type="float" office:value="18" calcext:value-type="float">
            <text:p>18</text:p>
          </table:table-cell>
          <table:table-cell table:formula="of:=RANDBETWEEN(1;100)" office:value-type="float" office:value="48" calcext:value-type="float">
            <text:p>48</text:p>
          </table:table-cell>
        </table:table-row>
        <table:table-row table:style-name="ro3">
          <table:table-cell table:formula="of:=RANDBETWEEN(1;100)" office:value-type="float" office:value="4" calcext:value-type="float">
            <text:p>4</text:p>
          </table:table-cell>
          <table:table-cell table:formula="of:=RANDBETWEEN(1;100)" office:value-type="float" office:value="91" calcext:value-type="float">
            <text:p>91</text:p>
          </table:table-cell>
        </table:table-row>
        <table:table-row table:style-name="ro3">
          <table:table-cell table:formula="of:=RANDBETWEEN(1;100)" office:value-type="float" office:value="70" calcext:value-type="float">
            <text:p>70</text:p>
          </table:table-cell>
          <table:table-cell table:formula="of:=RANDBETWEEN(1;100)" office:value-type="float" office:value="84" calcext:value-type="float">
            <text:p>84</text:p>
          </table:table-cell>
        </table:table-row>
        <table:table-row table:style-name="ro3">
          <table:table-cell table:formula="of:=RANDBETWEEN(1;100)" office:value-type="float" office:value="67" calcext:value-type="float">
            <text:p>67</text:p>
          </table:table-cell>
          <table:table-cell table:formula="of:=RANDBETWEEN(1;100)" office:value-type="float" office:value="18" calcext:value-type="float">
            <text:p>18</text:p>
          </table:table-cell>
        </table:table-row>
        <table:table-row table:style-name="ro3">
          <table:table-cell table:formula="of:=RANDBETWEEN(1;100)" office:value-type="float" office:value="60" calcext:value-type="float">
            <text:p>60</text:p>
          </table:table-cell>
          <table:table-cell table:formula="of:=RANDBETWEEN(1;100)" office:value-type="float" office:value="74" calcext:value-type="float">
            <text:p>74</text:p>
          </table:table-cell>
        </table:table-row>
        <table:table-row table:style-name="ro3">
          <table:table-cell table:formula="of:=RANDBETWEEN(1;100)" office:value-type="float" office:value="52" calcext:value-type="float">
            <text:p>52</text:p>
          </table:table-cell>
          <table:table-cell table:formula="of:=RANDBETWEEN(1;100)" office:value-type="float" office:value="33" calcext:value-type="float">
            <text:p>33</text:p>
          </table:table-cell>
        </table:table-row>
        <table:table-row table:style-name="ro3">
          <table:table-cell table:formula="of:=RANDBETWEEN(1;100)" office:value-type="float" office:value="29" calcext:value-type="float">
            <text:p>29</text:p>
          </table:table-cell>
          <table:table-cell table:formula="of:=RANDBETWEEN(1;100)" office:value-type="float" office:value="31" calcext:value-type="float">
            <text:p>31</text:p>
          </table:table-cell>
        </table:table-row>
        <table:table-row table:style-name="ro3">
          <table:table-cell table:formula="of:=RANDBETWEEN(1;100)" office:value-type="float" office:value="60" calcext:value-type="float">
            <text:p>60</text:p>
          </table:table-cell>
          <table:table-cell table:formula="of:=RANDBETWEEN(1;100)" office:value-type="float" office:value="62" calcext:value-type="float">
            <text:p>62</text:p>
          </table:table-cell>
        </table:table-row>
        <table:table-row table:style-name="ro3">
          <table:table-cell table:formula="of:=RANDBETWEEN(1;100)" office:value-type="float" office:value="57" calcext:value-type="float">
            <text:p>57</text:p>
          </table:table-cell>
          <table:table-cell table:formula="of:=RANDBETWEEN(1;100)" office:value-type="float" office:value="12" calcext:value-type="float">
            <text:p>12</text:p>
          </table:table-cell>
        </table:table-row>
        <table:table-row table:style-name="ro3">
          <table:table-cell table:formula="of:=RANDBETWEEN(1;100)" office:value-type="float" office:value="31" calcext:value-type="float">
            <text:p>31</text:p>
          </table:table-cell>
          <table:table-cell table:formula="of:=RANDBETWEEN(1;100)" office:value-type="float" office:value="25" calcext:value-type="float">
            <text:p>25</text:p>
          </table:table-cell>
        </table:table-row>
        <table:table-row table:style-name="ro3">
          <table:table-cell table:formula="of:=RANDBETWEEN(1;100)" office:value-type="float" office:value="66" calcext:value-type="float">
            <text:p>66</text:p>
          </table:table-cell>
          <table:table-cell table:formula="of:=RANDBETWEEN(1;100)" office:value-type="float" office:value="19" calcext:value-type="float">
            <text:p>19</text:p>
          </table:table-cell>
        </table:table-row>
        <table:table-row table:style-name="ro3">
          <table:table-cell table:formula="of:=RANDBETWEEN(1;100)" office:value-type="float" office:value="76" calcext:value-type="float">
            <text:p>76</text:p>
          </table:table-cell>
          <table:table-cell table:formula="of:=RANDBETWEEN(1;100)" office:value-type="float" office:value="98" calcext:value-type="float">
            <text:p>98</text:p>
          </table:table-cell>
        </table:table-row>
        <table:table-row table:style-name="ro3">
          <table:table-cell table:formula="of:=RANDBETWEEN(1;100)" office:value-type="float" office:value="2" calcext:value-type="float">
            <text:p>2</text:p>
          </table:table-cell>
          <table:table-cell table:formula="of:=RANDBETWEEN(1;100)" office:value-type="float" office:value="79" calcext:value-type="float">
            <text:p>79</text:p>
          </table:table-cell>
        </table:table-row>
        <table:table-row table:style-name="ro3">
          <table:table-cell table:formula="of:=RANDBETWEEN(1;100)" office:value-type="float" office:value="3" calcext:value-type="float">
            <text:p>3</text:p>
          </table:table-cell>
          <table:table-cell table:formula="of:=RANDBETWEEN(1;100)" office:value-type="float" office:value="86" calcext:value-type="float">
            <text:p>86</text:p>
          </table:table-cell>
        </table:table-row>
        <table:table-row table:style-name="ro3">
          <table:table-cell table:formula="of:=RANDBETWEEN(1;100)" office:value-type="float" office:value="83" calcext:value-type="float">
            <text:p>83</text:p>
          </table:table-cell>
          <table:table-cell table:formula="of:=RANDBETWEEN(1;100)" office:value-type="float" office:value="29" calcext:value-type="float">
            <text:p>29</text:p>
          </table:table-cell>
        </table:table-row>
        <table:table-row table:style-name="ro3">
          <table:table-cell table:formula="of:=RANDBETWEEN(1;100)" office:value-type="float" office:value="58" calcext:value-type="float">
            <text:p>58</text:p>
          </table:table-cell>
          <table:table-cell table:formula="of:=RANDBETWEEN(1;100)" office:value-type="float" office:value="62" calcext:value-type="float">
            <text:p>62</text:p>
          </table:table-cell>
        </table:table-row>
        <table:table-row table:style-name="ro3">
          <table:table-cell table:formula="of:=RANDBETWEEN(1;100)" office:value-type="float" office:value="98" calcext:value-type="float">
            <text:p>98</text:p>
          </table:table-cell>
          <table:table-cell table:formula="of:=RANDBETWEEN(1;100)" office:value-type="float" office:value="31" calcext:value-type="float">
            <text:p>31</text:p>
          </table:table-cell>
        </table:table-row>
        <table:table-row table:style-name="ro3">
          <table:table-cell table:formula="of:=RANDBETWEEN(1;100)" office:value-type="float" office:value="98" calcext:value-type="float">
            <text:p>98</text:p>
          </table:table-cell>
          <table:table-cell table:formula="of:=RANDBETWEEN(1;100)" office:value-type="float" office:value="72" calcext:value-type="float">
            <text:p>72</text:p>
          </table:table-cell>
        </table:table-row>
        <table:table-row table:style-name="ro3">
          <table:table-cell table:formula="of:=RANDBETWEEN(1;100)" office:value-type="float" office:value="59" calcext:value-type="float">
            <text:p>59</text:p>
          </table:table-cell>
          <table:table-cell table:formula="of:=RANDBETWEEN(1;100)" office:value-type="float" office:value="85" calcext:value-type="float">
            <text:p>85</text:p>
          </table:table-cell>
        </table:table-row>
        <table:table-row table:style-name="ro3">
          <table:table-cell table:formula="of:=RANDBETWEEN(1;100)" office:value-type="float" office:value="35" calcext:value-type="float">
            <text:p>35</text:p>
          </table:table-cell>
          <table:table-cell table:formula="of:=RANDBETWEEN(1;100)" office:value-type="float" office:value="78" calcext:value-type="float">
            <text:p>78</text:p>
          </table:table-cell>
        </table:table-row>
        <table:table-row table:style-name="ro3">
          <table:table-cell table:formula="of:=RANDBETWEEN(1;100)" office:value-type="float" office:value="100" calcext:value-type="float">
            <text:p>100</text:p>
          </table:table-cell>
          <table:table-cell table:formula="of:=RANDBETWEEN(1;100)" office:value-type="float" office:value="23" calcext:value-type="float">
            <text:p>23</text:p>
          </table:table-cell>
        </table:table-row>
        <table:table-row table:style-name="ro3">
          <table:table-cell table:formula="of:=RANDBETWEEN(1;100)" office:value-type="float" office:value="66" calcext:value-type="float">
            <text:p>66</text:p>
          </table:table-cell>
          <table:table-cell table:formula="of:=RANDBETWEEN(1;100)" office:value-type="float" office:value="42" calcext:value-type="float">
            <text:p>42</text:p>
          </table:table-cell>
        </table:table-row>
        <table:table-row table:style-name="ro3">
          <table:table-cell table:formula="of:=RANDBETWEEN(1;100)" office:value-type="float" office:value="56" calcext:value-type="float">
            <text:p>56</text:p>
          </table:table-cell>
          <table:table-cell table:formula="of:=RANDBETWEEN(1;100)" office:value-type="float" office:value="49" calcext:value-type="float">
            <text:p>49</text:p>
          </table:table-cell>
        </table:table-row>
        <table:table-row table:style-name="ro3">
          <table:table-cell table:formula="of:=RANDBETWEEN(1;100)" office:value-type="float" office:value="53" calcext:value-type="float">
            <text:p>53</text:p>
          </table:table-cell>
          <table:table-cell table:formula="of:=RANDBETWEEN(1;100)" office:value-type="float" office:value="74" calcext:value-type="float">
            <text:p>74</text:p>
          </table:table-cell>
        </table:table-row>
        <table:table-row table:style-name="ro3">
          <table:table-cell table:formula="of:=RANDBETWEEN(1;100)" office:value-type="float" office:value="80" calcext:value-type="float">
            <text:p>80</text:p>
          </table:table-cell>
          <table:table-cell table:formula="of:=RANDBETWEEN(1;100)" office:value-type="float" office:value="17" calcext:value-type="float">
            <text:p>17</text:p>
          </table:table-cell>
        </table:table-row>
        <table:table-row table:style-name="ro3">
          <table:table-cell table:formula="of:=RANDBETWEEN(1;100)" office:value-type="float" office:value="46" calcext:value-type="float">
            <text:p>46</text:p>
          </table:table-cell>
          <table:table-cell table:formula="of:=RANDBETWEEN(1;100)" office:value-type="float" office:value="38" calcext:value-type="float">
            <text:p>38</text:p>
          </table:table-cell>
        </table:table-row>
        <table:table-row table:style-name="ro3">
          <table:table-cell table:formula="of:=RANDBETWEEN(1;100)" office:value-type="float" office:value="66" calcext:value-type="float">
            <text:p>66</text:p>
          </table:table-cell>
          <table:table-cell table:formula="of:=RANDBETWEEN(1;100)" office:value-type="float" office:value="100" calcext:value-type="float">
            <text:p>100</text:p>
          </table:table-cell>
        </table:table-row>
        <table:table-row table:style-name="ro3">
          <table:table-cell table:formula="of:=RANDBETWEEN(1;100)" office:value-type="float" office:value="90" calcext:value-type="float">
            <text:p>90</text:p>
          </table:table-cell>
          <table:table-cell table:formula="of:=RANDBETWEEN(1;100)" office:value-type="float" office:value="34" calcext:value-type="float">
            <text:p>34</text:p>
          </table:table-cell>
        </table:table-row>
        <table:table-row table:style-name="ro3">
          <table:table-cell table:formula="of:=RANDBETWEEN(1;100)" office:value-type="float" office:value="28" calcext:value-type="float">
            <text:p>28</text:p>
          </table:table-cell>
          <table:table-cell table:formula="of:=RANDBETWEEN(1;100)" office:value-type="float" office:value="51" calcext:value-type="float">
            <text:p>51</text:p>
          </table:table-cell>
        </table:table-row>
        <table:table-row table:style-name="ro3">
          <table:table-cell table:formula="of:=RANDBETWEEN(1;100)" office:value-type="float" office:value="19" calcext:value-type="float">
            <text:p>19</text:p>
          </table:table-cell>
          <table:table-cell table:formula="of:=RANDBETWEEN(1;100)" office:value-type="float" office:value="27" calcext:value-type="float">
            <text:p>27</text:p>
          </table:table-cell>
        </table:table-row>
        <table:table-row table:style-name="ro3">
          <table:table-cell table:formula="of:=RANDBETWEEN(1;100)" office:value-type="float" office:value="68" calcext:value-type="float">
            <text:p>68</text:p>
          </table:table-cell>
          <table:table-cell table:formula="of:=RANDBETWEEN(1;100)" office:value-type="float" office:value="71" calcext:value-type="float">
            <text:p>71</text:p>
          </table:table-cell>
        </table:table-row>
        <table:table-row table:style-name="ro3">
          <table:table-cell table:formula="of:=RANDBETWEEN(1;100)" office:value-type="float" office:value="68" calcext:value-type="float">
            <text:p>68</text:p>
          </table:table-cell>
          <table:table-cell table:formula="of:=RANDBETWEEN(1;100)" office:value-type="float" office:value="84" calcext:value-type="float">
            <text:p>84</text:p>
          </table:table-cell>
        </table:table-row>
        <table:table-row table:style-name="ro3">
          <table:table-cell table:formula="of:=RANDBETWEEN(1;100)" office:value-type="float" office:value="30" calcext:value-type="float">
            <text:p>30</text:p>
          </table:table-cell>
          <table:table-cell table:formula="of:=RANDBETWEEN(1;100)" office:value-type="float" office:value="50" calcext:value-type="float">
            <text:p>50</text:p>
          </table:table-cell>
        </table:table-row>
        <table:table-row table:style-name="ro3">
          <table:table-cell table:formula="of:=RANDBETWEEN(1;100)" office:value-type="float" office:value="24" calcext:value-type="float">
            <text:p>24</text:p>
          </table:table-cell>
          <table:table-cell table:formula="of:=RANDBETWEEN(1;100)" office:value-type="float" office:value="90" calcext:value-type="float">
            <text:p>90</text:p>
          </table:table-cell>
        </table:table-row>
        <table:table-row table:style-name="ro3">
          <table:table-cell table:formula="of:=RANDBETWEEN(1;100)" office:value-type="float" office:value="37" calcext:value-type="float">
            <text:p>37</text:p>
          </table:table-cell>
          <table:table-cell table:formula="of:=RANDBETWEEN(1;100)" office:value-type="float" office:value="87" calcext:value-type="float">
            <text:p>87</text:p>
          </table:table-cell>
        </table:table-row>
        <table:table-row table:style-name="ro3">
          <table:table-cell table:formula="of:=RANDBETWEEN(1;100)" office:value-type="float" office:value="86" calcext:value-type="float">
            <text:p>86</text:p>
          </table:table-cell>
          <table:table-cell table:formula="of:=RANDBETWEEN(1;100)" office:value-type="float" office:value="53" calcext:value-type="float">
            <text:p>53</text:p>
          </table:table-cell>
        </table:table-row>
        <table:table-row table:style-name="ro3">
          <table:table-cell table:formula="of:=RANDBETWEEN(1;100)" office:value-type="float" office:value="75" calcext:value-type="float">
            <text:p>75</text:p>
          </table:table-cell>
          <table:table-cell table:formula="of:=RANDBETWEEN(1;100)" office:value-type="float" office:value="51" calcext:value-type="float">
            <text:p>51</text:p>
          </table:table-cell>
        </table:table-row>
        <table:table-row table:style-name="ro3">
          <table:table-cell table:formula="of:=RANDBETWEEN(1;100)" office:value-type="float" office:value="46" calcext:value-type="float">
            <text:p>46</text:p>
          </table:table-cell>
          <table:table-cell table:formula="of:=RANDBETWEEN(1;100)" office:value-type="float" office:value="1" calcext:value-type="float">
            <text:p>1</text:p>
          </table:table-cell>
        </table:table-row>
        <table:table-row table:style-name="ro3">
          <table:table-cell table:formula="of:=RANDBETWEEN(1;100)" office:value-type="float" office:value="34" calcext:value-type="float">
            <text:p>34</text:p>
          </table:table-cell>
          <table:table-cell table:formula="of:=RANDBETWEEN(1;100)" office:value-type="float" office:value="63" calcext:value-type="float">
            <text:p>63</text:p>
          </table:table-cell>
        </table:table-row>
        <table:table-row table:style-name="ro3">
          <table:table-cell table:formula="of:=RANDBETWEEN(1;100)" office:value-type="float" office:value="59" calcext:value-type="float">
            <text:p>59</text:p>
          </table:table-cell>
          <table:table-cell table:formula="of:=RANDBETWEEN(1;100)" office:value-type="float" office:value="14" calcext:value-type="float">
            <text:p>14</text:p>
          </table:table-cell>
        </table:table-row>
        <table:table-row table:style-name="ro3">
          <table:table-cell table:formula="of:=RANDBETWEEN(1;100)" office:value-type="float" office:value="55" calcext:value-type="float">
            <text:p>55</text:p>
          </table:table-cell>
          <table:table-cell table:formula="of:=RANDBETWEEN(1;100)" office:value-type="float" office:value="25" calcext:value-type="float">
            <text:p>25</text:p>
          </table:table-cell>
        </table:table-row>
        <table:table-row table:style-name="ro3">
          <table:table-cell table:formula="of:=RANDBETWEEN(1;100)" office:value-type="float" office:value="69" calcext:value-type="float">
            <text:p>69</text:p>
          </table:table-cell>
          <table:table-cell table:formula="of:=RANDBETWEEN(1;100)" office:value-type="float" office:value="65" calcext:value-type="float">
            <text:p>65</text:p>
          </table:table-cell>
        </table:table-row>
        <table:table-row table:style-name="ro3">
          <table:table-cell table:formula="of:=RANDBETWEEN(1;100)" office:value-type="float" office:value="38" calcext:value-type="float">
            <text:p>38</text:p>
          </table:table-cell>
          <table:table-cell table:formula="of:=RANDBETWEEN(1;100)" office:value-type="float" office:value="75" calcext:value-type="float">
            <text:p>75</text:p>
          </table:table-cell>
        </table:table-row>
        <table:table-row table:style-name="ro3">
          <table:table-cell table:formula="of:=RANDBETWEEN(1;100)" office:value-type="float" office:value="67" calcext:value-type="float">
            <text:p>67</text:p>
          </table:table-cell>
          <table:table-cell table:formula="of:=RANDBETWEEN(1;100)" office:value-type="float" office:value="94" calcext:value-type="float">
            <text:p>94</text:p>
          </table:table-cell>
        </table:table-row>
        <table:table-row table:style-name="ro3">
          <table:table-cell table:formula="of:=RANDBETWEEN(1;100)" office:value-type="float" office:value="75" calcext:value-type="float">
            <text:p>75</text:p>
          </table:table-cell>
          <table:table-cell table:formula="of:=RANDBETWEEN(1;100)" office:value-type="float" office:value="61" calcext:value-type="float">
            <text:p>61</text:p>
          </table:table-cell>
        </table:table-row>
        <table:table-row table:style-name="ro3">
          <table:table-cell table:formula="of:=RANDBETWEEN(1;100)" office:value-type="float" office:value="100" calcext:value-type="float">
            <text:p>100</text:p>
          </table:table-cell>
          <table:table-cell table:formula="of:=RANDBETWEEN(1;100)" office:value-type="float" office:value="47" calcext:value-type="float">
            <text:p>47</text:p>
          </table:table-cell>
        </table:table-row>
        <table:table-row table:style-name="ro3">
          <table:table-cell table:formula="of:=RANDBETWEEN(1;100)" office:value-type="float" office:value="97" calcext:value-type="float">
            <text:p>97</text:p>
          </table:table-cell>
          <table:table-cell table:formula="of:=RANDBETWEEN(1;100)" office:value-type="float" office:value="3" calcext:value-type="float">
            <text:p>3</text:p>
          </table:table-cell>
        </table:table-row>
        <table:table-row table:style-name="ro3">
          <table:table-cell table:formula="of:=RANDBETWEEN(1;100)" office:value-type="float" office:value="77" calcext:value-type="float">
            <text:p>77</text:p>
          </table:table-cell>
          <table:table-cell table:formula="of:=RANDBETWEEN(1;100)" office:value-type="float" office:value="84" calcext:value-type="float">
            <text:p>84</text:p>
          </table:table-cell>
        </table:table-row>
        <table:table-row table:style-name="ro3">
          <table:table-cell table:formula="of:=RANDBETWEEN(1;100)" office:value-type="float" office:value="97" calcext:value-type="float">
            <text:p>97</text:p>
          </table:table-cell>
          <table:table-cell table:formula="of:=RANDBETWEEN(1;100)" office:value-type="float" office:value="89" calcext:value-type="float">
            <text:p>89</text:p>
          </table:table-cell>
        </table:table-row>
        <table:table-row table:style-name="ro3">
          <table:table-cell table:formula="of:=RANDBETWEEN(1;100)" office:value-type="float" office:value="69" calcext:value-type="float">
            <text:p>69</text:p>
          </table:table-cell>
          <table:table-cell table:formula="of:=RANDBETWEEN(1;100)" office:value-type="float" office:value="97" calcext:value-type="float">
            <text:p>97</text:p>
          </table:table-cell>
        </table:table-row>
        <table:table-row table:style-name="ro3">
          <table:table-cell table:formula="of:=RANDBETWEEN(1;100)" office:value-type="float" office:value="59" calcext:value-type="float">
            <text:p>59</text:p>
          </table:table-cell>
          <table:table-cell table:formula="of:=RANDBETWEEN(1;100)" office:value-type="float" office:value="40" calcext:value-type="float">
            <text:p>40</text:p>
          </table:table-cell>
        </table:table-row>
        <table:table-row table:style-name="ro3">
          <table:table-cell table:formula="of:=RANDBETWEEN(1;100)" office:value-type="float" office:value="96" calcext:value-type="float">
            <text:p>96</text:p>
          </table:table-cell>
          <table:table-cell table:formula="of:=RANDBETWEEN(1;100)" office:value-type="float" office:value="50" calcext:value-type="float">
            <text:p>50</text:p>
          </table:table-cell>
        </table:table-row>
        <table:table-row table:style-name="ro3">
          <table:table-cell table:formula="of:=RANDBETWEEN(1;100)" office:value-type="float" office:value="70" calcext:value-type="float">
            <text:p>70</text:p>
          </table:table-cell>
          <table:table-cell table:formula="of:=RANDBETWEEN(1;100)" office:value-type="float" office:value="23" calcext:value-type="float">
            <text:p>23</text:p>
          </table:table-cell>
        </table:table-row>
        <table:table-row table:style-name="ro3">
          <table:table-cell table:formula="of:=RANDBETWEEN(1;100)" office:value-type="float" office:value="6" calcext:value-type="float">
            <text:p>6</text:p>
          </table:table-cell>
          <table:table-cell table:formula="of:=RANDBETWEEN(1;100)" office:value-type="float" office:value="72" calcext:value-type="float">
            <text:p>72</text:p>
          </table:table-cell>
        </table:table-row>
        <table:table-row table:style-name="ro3">
          <table:table-cell table:formula="of:=RANDBETWEEN(1;100)" office:value-type="float" office:value="68" calcext:value-type="float">
            <text:p>68</text:p>
          </table:table-cell>
          <table:table-cell table:formula="of:=RANDBETWEEN(1;100)" office:value-type="float" office:value="63" calcext:value-type="float">
            <text:p>63</text:p>
          </table:table-cell>
        </table:table-row>
        <table:table-row table:style-name="ro3">
          <table:table-cell table:formula="of:=RANDBETWEEN(1;100)" office:value-type="float" office:value="48" calcext:value-type="float">
            <text:p>48</text:p>
          </table:table-cell>
          <table:table-cell table:formula="of:=RANDBETWEEN(1;100)" office:value-type="float" office:value="76" calcext:value-type="float">
            <text:p>76</text:p>
          </table:table-cell>
        </table:table-row>
        <table:table-row table:style-name="ro3">
          <table:table-cell table:formula="of:=RANDBETWEEN(1;100)" office:value-type="float" office:value="91" calcext:value-type="float">
            <text:p>91</text:p>
          </table:table-cell>
          <table:table-cell table:formula="of:=RANDBETWEEN(1;100)" office:value-type="float" office:value="88" calcext:value-type="float">
            <text:p>88</text:p>
          </table:table-cell>
        </table:table-row>
        <table:table-row table:style-name="ro3">
          <table:table-cell table:formula="of:=RANDBETWEEN(1;100)" office:value-type="float" office:value="48" calcext:value-type="float">
            <text:p>48</text:p>
          </table:table-cell>
          <table:table-cell table:formula="of:=RANDBETWEEN(1;100)" office:value-type="float" office:value="16" calcext:value-type="float">
            <text:p>16</text:p>
          </table:table-cell>
        </table:table-row>
        <table:table-row table:style-name="ro3">
          <table:table-cell table:formula="of:=RANDBETWEEN(1;100)" office:value-type="float" office:value="94" calcext:value-type="float">
            <text:p>94</text:p>
          </table:table-cell>
          <table:table-cell table:formula="of:=RANDBETWEEN(1;100)" office:value-type="float" office:value="21" calcext:value-type="float">
            <text:p>21</text:p>
          </table:table-cell>
        </table:table-row>
        <table:table-row table:style-name="ro3">
          <table:table-cell table:formula="of:=RANDBETWEEN(1;100)" office:value-type="float" office:value="26" calcext:value-type="float">
            <text:p>26</text:p>
          </table:table-cell>
          <table:table-cell table:formula="of:=RANDBETWEEN(1;100)" office:value-type="float" office:value="64" calcext:value-type="float">
            <text:p>64</text:p>
          </table:table-cell>
        </table:table-row>
        <table:table-row table:style-name="ro3">
          <table:table-cell table:formula="of:=RANDBETWEEN(1;100)" office:value-type="float" office:value="26" calcext:value-type="float">
            <text:p>26</text:p>
          </table:table-cell>
          <table:table-cell table:formula="of:=RANDBETWEEN(1;100)" office:value-type="float" office:value="100" calcext:value-type="float">
            <text:p>100</text:p>
          </table:table-cell>
        </table:table-row>
        <table:table-row table:style-name="ro3">
          <table:table-cell table:formula="of:=RANDBETWEEN(1;100)" office:value-type="float" office:value="43" calcext:value-type="float">
            <text:p>43</text:p>
          </table:table-cell>
          <table:table-cell table:formula="of:=RANDBETWEEN(1;100)" office:value-type="float" office:value="80" calcext:value-type="float">
            <text:p>80</text:p>
          </table:table-cell>
        </table:table-row>
        <table:table-row table:style-name="ro3">
          <table:table-cell table:formula="of:=RANDBETWEEN(1;100)" office:value-type="float" office:value="78" calcext:value-type="float">
            <text:p>78</text:p>
          </table:table-cell>
          <table:table-cell table:formula="of:=RANDBETWEEN(1;100)" office:value-type="float" office:value="32" calcext:value-type="float">
            <text:p>32</text:p>
          </table:table-cell>
        </table:table-row>
        <table:table-row table:style-name="ro3">
          <table:table-cell table:formula="of:=RANDBETWEEN(1;100)" office:value-type="float" office:value="6" calcext:value-type="float">
            <text:p>6</text:p>
          </table:table-cell>
          <table:table-cell table:formula="of:=RANDBETWEEN(1;100)" office:value-type="float" office:value="43" calcext:value-type="float">
            <text:p>43</text:p>
          </table:table-cell>
        </table:table-row>
        <table:table-row table:style-name="ro3">
          <table:table-cell table:formula="of:=RANDBETWEEN(1;100)" office:value-type="float" office:value="48" calcext:value-type="float">
            <text:p>48</text:p>
          </table:table-cell>
          <table:table-cell table:formula="of:=RANDBETWEEN(1;100)" office:value-type="float" office:value="54" calcext:value-type="float">
            <text:p>54</text:p>
          </table:table-cell>
        </table:table-row>
        <table:table-row table:style-name="ro3">
          <table:table-cell table:formula="of:=RANDBETWEEN(1;100)" office:value-type="float" office:value="66" calcext:value-type="float">
            <text:p>66</text:p>
          </table:table-cell>
          <table:table-cell table:formula="of:=RANDBETWEEN(1;100)" office:value-type="float" office:value="25" calcext:value-type="float">
            <text:p>25</text:p>
          </table:table-cell>
        </table:table-row>
        <table:table-row table:style-name="ro3">
          <table:table-cell table:formula="of:=RANDBETWEEN(1;100)" office:value-type="float" office:value="83" calcext:value-type="float">
            <text:p>83</text:p>
          </table:table-cell>
          <table:table-cell table:formula="of:=RANDBETWEEN(1;100)" office:value-type="float" office:value="97" calcext:value-type="float">
            <text:p>97</text:p>
          </table:table-cell>
        </table:table-row>
        <table:table-row table:style-name="ro3">
          <table:table-cell table:formula="of:=RANDBETWEEN(1;100)" office:value-type="float" office:value="31" calcext:value-type="float">
            <text:p>31</text:p>
          </table:table-cell>
          <table:table-cell table:formula="of:=RANDBETWEEN(1;100)" office:value-type="float" office:value="52" calcext:value-type="float">
            <text:p>52</text:p>
          </table:table-cell>
        </table:table-row>
        <table:table-row table:style-name="ro3">
          <table:table-cell table:formula="of:=RANDBETWEEN(1;100)" office:value-type="float" office:value="15" calcext:value-type="float">
            <text:p>15</text:p>
          </table:table-cell>
          <table:table-cell table:formula="of:=RANDBETWEEN(1;100)" office:value-type="float" office:value="37" calcext:value-type="float">
            <text:p>37</text:p>
          </table:table-cell>
        </table:table-row>
        <table:table-row table:style-name="ro3">
          <table:table-cell table:formula="of:=RANDBETWEEN(1;100)" office:value-type="float" office:value="25" calcext:value-type="float">
            <text:p>25</text:p>
          </table:table-cell>
          <table:table-cell table:formula="of:=RANDBETWEEN(1;100)" office:value-type="float" office:value="25" calcext:value-type="float">
            <text:p>25</text:p>
          </table:table-cell>
        </table:table-row>
        <table:table-row table:style-name="ro3">
          <table:table-cell table:formula="of:=RANDBETWEEN(1;100)" office:value-type="float" office:value="18" calcext:value-type="float">
            <text:p>18</text:p>
          </table:table-cell>
          <table:table-cell table:formula="of:=RANDBETWEEN(1;100)" office:value-type="float" office:value="23" calcext:value-type="float">
            <text:p>23</text:p>
          </table:table-cell>
        </table:table-row>
        <table:table-row table:style-name="ro3">
          <table:table-cell table:formula="of:=RANDBETWEEN(1;100)" office:value-type="float" office:value="33" calcext:value-type="float">
            <text:p>33</text:p>
          </table:table-cell>
          <table:table-cell table:formula="of:=RANDBETWEEN(1;100)" office:value-type="float" office:value="30" calcext:value-type="float">
            <text:p>30</text:p>
          </table:table-cell>
        </table:table-row>
        <table:table-row table:style-name="ro3">
          <table:table-cell table:formula="of:=RANDBETWEEN(1;100)" office:value-type="float" office:value="10" calcext:value-type="float">
            <text:p>10</text:p>
          </table:table-cell>
          <table:table-cell table:formula="of:=RANDBETWEEN(1;100)" office:value-type="float" office:value="55" calcext:value-type="float">
            <text:p>55</text:p>
          </table:table-cell>
        </table:table-row>
        <table:table-row table:style-name="ro3">
          <table:table-cell table:formula="of:=RANDBETWEEN(1;100)" office:value-type="float" office:value="5" calcext:value-type="float">
            <text:p>5</text:p>
          </table:table-cell>
          <table:table-cell table:formula="of:=RANDBETWEEN(1;100)" office:value-type="float" office:value="16" calcext:value-type="float">
            <text:p>16</text:p>
          </table:table-cell>
        </table:table-row>
        <table:table-row table:style-name="ro3">
          <table:table-cell table:formula="of:=RANDBETWEEN(1;100)" office:value-type="float" office:value="19" calcext:value-type="float">
            <text:p>19</text:p>
          </table:table-cell>
          <table:table-cell table:formula="of:=RANDBETWEEN(1;100)" office:value-type="float" office:value="47" calcext:value-type="float">
            <text:p>47</text:p>
          </table:table-cell>
        </table:table-row>
        <table:table-row table:style-name="ro3">
          <table:table-cell table:formula="of:=RANDBETWEEN(1;100)" office:value-type="float" office:value="94" calcext:value-type="float">
            <text:p>94</text:p>
          </table:table-cell>
          <table:table-cell table:formula="of:=RANDBETWEEN(1;100)" office:value-type="float" office:value="70" calcext:value-type="float">
            <text:p>70</text:p>
          </table:table-cell>
        </table:table-row>
        <table:table-row table:style-name="ro3">
          <table:table-cell table:formula="of:=RANDBETWEEN(1;100)" office:value-type="float" office:value="36" calcext:value-type="float">
            <text:p>36</text:p>
          </table:table-cell>
          <table:table-cell table:formula="of:=RANDBETWEEN(1;100)" office:value-type="float" office:value="94" calcext:value-type="float">
            <text:p>94</text:p>
          </table:table-cell>
        </table:table-row>
        <table:table-row table:style-name="ro3">
          <table:table-cell table:formula="of:=RANDBETWEEN(1;100)" office:value-type="float" office:value="35" calcext:value-type="float">
            <text:p>35</text:p>
          </table:table-cell>
          <table:table-cell table:formula="of:=RANDBETWEEN(1;100)" office:value-type="float" office:value="98" calcext:value-type="float">
            <text:p>98</text:p>
          </table:table-cell>
        </table:table-row>
        <table:table-row table:style-name="ro3">
          <table:table-cell table:formula="of:=RANDBETWEEN(1;100)" office:value-type="float" office:value="48" calcext:value-type="float">
            <text:p>48</text:p>
          </table:table-cell>
          <table:table-cell table:formula="of:=RANDBETWEEN(1;100)" office:value-type="float" office:value="72" calcext:value-type="float">
            <text:p>72</text:p>
          </table:table-cell>
        </table:table-row>
        <table:table-row table:style-name="ro3">
          <table:table-cell table:formula="of:=RANDBETWEEN(1;100)" office:value-type="float" office:value="84" calcext:value-type="float">
            <text:p>84</text:p>
          </table:table-cell>
          <table:table-cell table:formula="of:=RANDBETWEEN(1;100)" office:value-type="float" office:value="95" calcext:value-type="float">
            <text:p>95</text:p>
          </table:table-cell>
        </table:table-row>
        <table:table-row table:style-name="ro3">
          <table:table-cell table:formula="of:=RANDBETWEEN(1;100)" office:value-type="float" office:value="41" calcext:value-type="float">
            <text:p>41</text:p>
          </table:table-cell>
          <table:table-cell table:formula="of:=RANDBETWEEN(1;100)" office:value-type="float" office:value="49" calcext:value-type="float">
            <text:p>49</text:p>
          </table:table-cell>
        </table:table-row>
        <table:table-row table:style-name="ro3">
          <table:table-cell table:formula="of:=RANDBETWEEN(1;100)" office:value-type="float" office:value="42" calcext:value-type="float">
            <text:p>42</text:p>
          </table:table-cell>
          <table:table-cell table:formula="of:=RANDBETWEEN(1;100)" office:value-type="float" office:value="15" calcext:value-type="float">
            <text:p>15</text:p>
          </table:table-cell>
        </table:table-row>
        <table:table-row table:style-name="ro3">
          <table:table-cell table:formula="of:=RANDBETWEEN(1;100)" office:value-type="float" office:value="66" calcext:value-type="float">
            <text:p>66</text:p>
          </table:table-cell>
          <table:table-cell table:formula="of:=RANDBETWEEN(1;100)" office:value-type="float" office:value="22" calcext:value-type="float">
            <text:p>22</text:p>
          </table:table-cell>
        </table:table-row>
        <table:table-row table:style-name="ro3">
          <table:table-cell table:formula="of:=RANDBETWEEN(1;100)" office:value-type="float" office:value="5" calcext:value-type="float">
            <text:p>5</text:p>
          </table:table-cell>
          <table:table-cell table:formula="of:=RANDBETWEEN(1;100)" office:value-type="float" office:value="85" calcext:value-type="float">
            <text:p>85</text:p>
          </table:table-cell>
        </table:table-row>
        <table:table-row table:style-name="ro3">
          <table:table-cell table:formula="of:=RANDBETWEEN(1;100)" office:value-type="float" office:value="67" calcext:value-type="float">
            <text:p>67</text:p>
          </table:table-cell>
          <table:table-cell table:formula="of:=RANDBETWEEN(1;100)" office:value-type="float" office:value="5" calcext:value-type="float">
            <text:p>5</text:p>
          </table:table-cell>
        </table:table-row>
        <table:table-row table:style-name="ro3">
          <table:table-cell table:formula="of:=RANDBETWEEN(1;100)" office:value-type="float" office:value="9" calcext:value-type="float">
            <text:p>9</text:p>
          </table:table-cell>
          <table:table-cell table:formula="of:=RANDBETWEEN(1;100)" office:value-type="float" office:value="17" calcext:value-type="float">
            <text:p>17</text:p>
          </table:table-cell>
        </table:table-row>
        <table:table-row table:style-name="ro3">
          <table:table-cell table:formula="of:=RANDBETWEEN(1;100)" office:value-type="float" office:value="43" calcext:value-type="float">
            <text:p>43</text:p>
          </table:table-cell>
          <table:table-cell table:formula="of:=RANDBETWEEN(1;100)" office:value-type="float" office:value="62" calcext:value-type="float">
            <text:p>62</text:p>
          </table:table-cell>
        </table:table-row>
        <table:table-row table:style-name="ro3">
          <table:table-cell table:formula="of:=RANDBETWEEN(1;100)" office:value-type="float" office:value="17" calcext:value-type="float">
            <text:p>17</text:p>
          </table:table-cell>
          <table:table-cell table:formula="of:=RANDBETWEEN(1;100)" office:value-type="float" office:value="94" calcext:value-type="float">
            <text:p>94</text:p>
          </table:table-cell>
        </table:table-row>
        <table:table-row table:style-name="ro3">
          <table:table-cell table:formula="of:=RANDBETWEEN(1;100)" office:value-type="float" office:value="47" calcext:value-type="float">
            <text:p>47</text:p>
          </table:table-cell>
          <table:table-cell table:formula="of:=RANDBETWEEN(1;100)" office:value-type="float" office:value="52" calcext:value-type="float">
            <text:p>52</text:p>
          </table:table-cell>
        </table:table-row>
        <table:table-row table:style-name="ro3">
          <table:table-cell table:formula="of:=RANDBETWEEN(1;100)" office:value-type="float" office:value="61" calcext:value-type="float">
            <text:p>61</text:p>
          </table:table-cell>
          <table:table-cell table:formula="of:=RANDBETWEEN(1;100)" office:value-type="float" office:value="25" calcext:value-type="float">
            <text:p>25</text:p>
          </table:table-cell>
        </table:table-row>
        <table:table-row table:style-name="ro3">
          <table:table-cell table:formula="of:=RANDBETWEEN(1;100)" office:value-type="float" office:value="68" calcext:value-type="float">
            <text:p>68</text:p>
          </table:table-cell>
          <table:table-cell table:formula="of:=RANDBETWEEN(1;100)" office:value-type="float" office:value="49" calcext:value-type="float">
            <text:p>49</text:p>
          </table:table-cell>
        </table:table-row>
        <table:table-row table:style-name="ro3">
          <table:table-cell table:formula="of:=RANDBETWEEN(1;100)" office:value-type="float" office:value="34" calcext:value-type="float">
            <text:p>34</text:p>
          </table:table-cell>
          <table:table-cell table:formula="of:=RANDBETWEEN(1;100)" office:value-type="float" office:value="72" calcext:value-type="float">
            <text:p>72</text:p>
          </table:table-cell>
        </table:table-row>
        <table:table-row table:style-name="ro3">
          <table:table-cell table:formula="of:=RANDBETWEEN(1;100)" office:value-type="float" office:value="81" calcext:value-type="float">
            <text:p>81</text:p>
          </table:table-cell>
          <table:table-cell table:formula="of:=RANDBETWEEN(1;100)" office:value-type="float" office:value="50" calcext:value-type="float">
            <text:p>50</text:p>
          </table:table-cell>
        </table:table-row>
        <table:table-row table:style-name="ro3">
          <table:table-cell table:formula="of:=RANDBETWEEN(1;100)" office:value-type="float" office:value="36" calcext:value-type="float">
            <text:p>36</text:p>
          </table:table-cell>
          <table:table-cell table:formula="of:=RANDBETWEEN(1;100)" office:value-type="float" office:value="74" calcext:value-type="float">
            <text:p>74</text:p>
          </table:table-cell>
        </table:table-row>
        <table:table-row table:style-name="ro3">
          <table:table-cell table:formula="of:=RANDBETWEEN(1;100)" office:value-type="float" office:value="47" calcext:value-type="float">
            <text:p>47</text:p>
          </table:table-cell>
          <table:table-cell table:formula="of:=RANDBETWEEN(1;100)" office:value-type="float" office:value="53" calcext:value-type="float">
            <text:p>53</text:p>
          </table:table-cell>
        </table:table-row>
        <table:table-row table:style-name="ro3">
          <table:table-cell table:formula="of:=RANDBETWEEN(1;100)" office:value-type="float" office:value="37" calcext:value-type="float">
            <text:p>37</text:p>
          </table:table-cell>
          <table:table-cell table:formula="of:=RANDBETWEEN(1;100)" office:value-type="float" office:value="73" calcext:value-type="float">
            <text:p>73</text:p>
          </table:table-cell>
        </table:table-row>
        <table:table-row table:style-name="ro3">
          <table:table-cell table:formula="of:=RANDBETWEEN(1;100)" office:value-type="float" office:value="68" calcext:value-type="float">
            <text:p>68</text:p>
          </table:table-cell>
          <table:table-cell table:formula="of:=RANDBETWEEN(1;100)" office:value-type="float" office:value="3" calcext:value-type="float">
            <text:p>3</text:p>
          </table:table-cell>
        </table:table-row>
        <table:table-row table:style-name="ro3">
          <table:table-cell table:formula="of:=RANDBETWEEN(1;100)" office:value-type="float" office:value="96" calcext:value-type="float">
            <text:p>96</text:p>
          </table:table-cell>
          <table:table-cell table:formula="of:=RANDBETWEEN(1;100)" office:value-type="float" office:value="85" calcext:value-type="float">
            <text:p>85</text:p>
          </table:table-cell>
        </table:table-row>
        <table:table-row table:style-name="ro3">
          <table:table-cell table:formula="of:=RANDBETWEEN(1;100)" office:value-type="float" office:value="97" calcext:value-type="float">
            <text:p>97</text:p>
          </table:table-cell>
          <table:table-cell table:formula="of:=RANDBETWEEN(1;100)" office:value-type="float" office:value="14" calcext:value-type="float">
            <text:p>14</text:p>
          </table:table-cell>
        </table:table-row>
        <table:table-row table:style-name="ro3">
          <table:table-cell table:formula="of:=RANDBETWEEN(1;100)" office:value-type="float" office:value="77" calcext:value-type="float">
            <text:p>77</text:p>
          </table:table-cell>
          <table:table-cell table:formula="of:=RANDBETWEEN(1;100)" office:value-type="float" office:value="67" calcext:value-type="float">
            <text:p>67</text:p>
          </table:table-cell>
        </table:table-row>
        <table:table-row table:style-name="ro3">
          <table:table-cell table:formula="of:=RANDBETWEEN(1;100)" office:value-type="float" office:value="1" calcext:value-type="float">
            <text:p>1</text:p>
          </table:table-cell>
          <table:table-cell table:formula="of:=RANDBETWEEN(1;100)" office:value-type="float" office:value="24" calcext:value-type="float">
            <text:p>24</text:p>
          </table:table-cell>
        </table:table-row>
        <table:table-row table:style-name="ro3">
          <table:table-cell table:formula="of:=RANDBETWEEN(1;100)" office:value-type="float" office:value="46" calcext:value-type="float">
            <text:p>46</text:p>
          </table:table-cell>
          <table:table-cell table:formula="of:=RANDBETWEEN(1;100)" office:value-type="float" office:value="54" calcext:value-type="float">
            <text:p>54</text:p>
          </table:table-cell>
        </table:table-row>
        <table:table-row table:style-name="ro3">
          <table:table-cell table:formula="of:=RANDBETWEEN(1;100)" office:value-type="float" office:value="80" calcext:value-type="float">
            <text:p>80</text:p>
          </table:table-cell>
          <table:table-cell table:formula="of:=RANDBETWEEN(1;100)" office:value-type="float" office:value="65" calcext:value-type="float">
            <text:p>65</text:p>
          </table:table-cell>
        </table:table-row>
        <table:table-row table:style-name="ro3">
          <table:table-cell table:formula="of:=RANDBETWEEN(1;100)" office:value-type="float" office:value="42" calcext:value-type="float">
            <text:p>42</text:p>
          </table:table-cell>
          <table:table-cell table:formula="of:=RANDBETWEEN(1;100)" office:value-type="float" office:value="50" calcext:value-type="float">
            <text:p>50</text:p>
          </table:table-cell>
        </table:table-row>
        <table:table-row table:style-name="ro3">
          <table:table-cell table:formula="of:=RANDBETWEEN(1;100)" office:value-type="float" office:value="71" calcext:value-type="float">
            <text:p>71</text:p>
          </table:table-cell>
          <table:table-cell table:formula="of:=RANDBETWEEN(1;100)" office:value-type="float" office:value="61" calcext:value-type="float">
            <text:p>61</text:p>
          </table:table-cell>
        </table:table-row>
        <table:table-row table:style-name="ro3">
          <table:table-cell table:formula="of:=RANDBETWEEN(1;100)" office:value-type="float" office:value="98" calcext:value-type="float">
            <text:p>98</text:p>
          </table:table-cell>
          <table:table-cell table:formula="of:=RANDBETWEEN(1;100)" office:value-type="float" office:value="39" calcext:value-type="float">
            <text:p>39</text:p>
          </table:table-cell>
        </table:table-row>
        <table:table-row table:style-name="ro3">
          <table:table-cell table:formula="of:=RANDBETWEEN(1;100)" office:value-type="float" office:value="14" calcext:value-type="float">
            <text:p>14</text:p>
          </table:table-cell>
          <table:table-cell table:formula="of:=RANDBETWEEN(1;100)" office:value-type="float" office:value="44" calcext:value-type="float">
            <text:p>44</text:p>
          </table:table-cell>
        </table:table-row>
        <table:table-row table:style-name="ro3">
          <table:table-cell table:formula="of:=RANDBETWEEN(1;100)" office:value-type="float" office:value="72" calcext:value-type="float">
            <text:p>72</text:p>
          </table:table-cell>
          <table:table-cell table:formula="of:=RANDBETWEEN(1;100)" office:value-type="float" office:value="68" calcext:value-type="float">
            <text:p>68</text:p>
          </table:table-cell>
        </table:table-row>
        <table:table-row table:style-name="ro3">
          <table:table-cell table:formula="of:=RANDBETWEEN(1;100)" office:value-type="float" office:value="86" calcext:value-type="float">
            <text:p>86</text:p>
          </table:table-cell>
          <table:table-cell table:formula="of:=RANDBETWEEN(1;100)" office:value-type="float" office:value="28" calcext:value-type="float">
            <text:p>28</text:p>
          </table:table-cell>
        </table:table-row>
        <table:table-row table:style-name="ro3">
          <table:table-cell table:formula="of:=RANDBETWEEN(1;100)" office:value-type="float" office:value="96" calcext:value-type="float">
            <text:p>96</text:p>
          </table:table-cell>
          <table:table-cell table:formula="of:=RANDBETWEEN(1;100)" office:value-type="float" office:value="24" calcext:value-type="float">
            <text:p>24</text:p>
          </table:table-cell>
        </table:table-row>
        <table:table-row table:style-name="ro3">
          <table:table-cell table:formula="of:=RANDBETWEEN(1;100)" office:value-type="float" office:value="34" calcext:value-type="float">
            <text:p>34</text:p>
          </table:table-cell>
          <table:table-cell table:formula="of:=RANDBETWEEN(1;100)" office:value-type="float" office:value="44" calcext:value-type="float">
            <text:p>44</text:p>
          </table:table-cell>
        </table:table-row>
        <table:table-row table:style-name="ro3">
          <table:table-cell table:formula="of:=RANDBETWEEN(1;100)" office:value-type="float" office:value="34" calcext:value-type="float">
            <text:p>34</text:p>
          </table:table-cell>
          <table:table-cell table:formula="of:=RANDBETWEEN(1;100)" office:value-type="float" office:value="15" calcext:value-type="float">
            <text:p>15</text:p>
          </table:table-cell>
        </table:table-row>
        <table:table-row table:style-name="ro3">
          <table:table-cell table:formula="of:=RANDBETWEEN(1;100)" office:value-type="float" office:value="47" calcext:value-type="float">
            <text:p>47</text:p>
          </table:table-cell>
          <table:table-cell table:formula="of:=RANDBETWEEN(1;100)" office:value-type="float" office:value="92" calcext:value-type="float">
            <text:p>92</text:p>
          </table:table-cell>
        </table:table-row>
        <table:table-row table:style-name="ro3">
          <table:table-cell table:formula="of:=RANDBETWEEN(1;100)" office:value-type="float" office:value="44" calcext:value-type="float">
            <text:p>44</text:p>
          </table:table-cell>
          <table:table-cell table:formula="of:=RANDBETWEEN(1;100)" office:value-type="float" office:value="13" calcext:value-type="float">
            <text:p>13</text:p>
          </table:table-cell>
        </table:table-row>
        <table:table-row table:style-name="ro3">
          <table:table-cell table:formula="of:=RANDBETWEEN(1;100)" office:value-type="float" office:value="41" calcext:value-type="float">
            <text:p>41</text:p>
          </table:table-cell>
          <table:table-cell table:formula="of:=RANDBETWEEN(1;100)" office:value-type="float" office:value="36" calcext:value-type="float">
            <text:p>36</text:p>
          </table:table-cell>
        </table:table-row>
        <table:table-row table:style-name="ro3">
          <table:table-cell table:formula="of:=RANDBETWEEN(1;100)" office:value-type="float" office:value="85" calcext:value-type="float">
            <text:p>85</text:p>
          </table:table-cell>
          <table:table-cell table:formula="of:=RANDBETWEEN(1;100)" office:value-type="float" office:value="9" calcext:value-type="float">
            <text:p>9</text:p>
          </table:table-cell>
        </table:table-row>
        <table:table-row table:style-name="ro3">
          <table:table-cell table:formula="of:=RANDBETWEEN(1;100)" office:value-type="float" office:value="80" calcext:value-type="float">
            <text:p>80</text:p>
          </table:table-cell>
          <table:table-cell table:formula="of:=RANDBETWEEN(1;100)" office:value-type="float" office:value="61" calcext:value-type="float">
            <text:p>61</text:p>
          </table:table-cell>
        </table:table-row>
        <table:table-row table:style-name="ro3">
          <table:table-cell table:formula="of:=RANDBETWEEN(1;100)" office:value-type="float" office:value="72" calcext:value-type="float">
            <text:p>72</text:p>
          </table:table-cell>
          <table:table-cell table:formula="of:=RANDBETWEEN(1;100)" office:value-type="float" office:value="83" calcext:value-type="float">
            <text:p>83</text:p>
          </table:table-cell>
        </table:table-row>
        <table:table-row table:style-name="ro3">
          <table:table-cell table:formula="of:=RANDBETWEEN(1;100)" office:value-type="float" office:value="50" calcext:value-type="float">
            <text:p>50</text:p>
          </table:table-cell>
          <table:table-cell table:formula="of:=RANDBETWEEN(1;100)" office:value-type="float" office:value="69" calcext:value-type="float">
            <text:p>69</text:p>
          </table:table-cell>
        </table:table-row>
        <table:table-row table:style-name="ro3">
          <table:table-cell table:formula="of:=RANDBETWEEN(1;100)" office:value-type="float" office:value="1" calcext:value-type="float">
            <text:p>1</text:p>
          </table:table-cell>
          <table:table-cell table:formula="of:=RANDBETWEEN(1;100)" office:value-type="float" office:value="99" calcext:value-type="float">
            <text:p>99</text:p>
          </table:table-cell>
        </table:table-row>
        <table:table-row table:style-name="ro3">
          <table:table-cell table:formula="of:=RANDBETWEEN(1;100)" office:value-type="float" office:value="84" calcext:value-type="float">
            <text:p>84</text:p>
          </table:table-cell>
          <table:table-cell table:formula="of:=RANDBETWEEN(1;100)" office:value-type="float" office:value="86" calcext:value-type="float">
            <text:p>86</text:p>
          </table:table-cell>
        </table:table-row>
        <table:table-row table:style-name="ro3">
          <table:table-cell table:formula="of:=RANDBETWEEN(1;100)" office:value-type="float" office:value="79" calcext:value-type="float">
            <text:p>79</text:p>
          </table:table-cell>
          <table:table-cell table:formula="of:=RANDBETWEEN(1;100)" office:value-type="float" office:value="80" calcext:value-type="float">
            <text:p>80</text:p>
          </table:table-cell>
        </table:table-row>
        <table:table-row table:style-name="ro3">
          <table:table-cell table:formula="of:=RANDBETWEEN(1;100)" office:value-type="float" office:value="62" calcext:value-type="float">
            <text:p>62</text:p>
          </table:table-cell>
          <table:table-cell table:formula="of:=RANDBETWEEN(1;100)" office:value-type="float" office:value="58" calcext:value-type="float">
            <text:p>58</text:p>
          </table:table-cell>
        </table:table-row>
        <table:table-row table:style-name="ro3">
          <table:table-cell table:formula="of:=RANDBETWEEN(1;100)" office:value-type="float" office:value="12" calcext:value-type="float">
            <text:p>12</text:p>
          </table:table-cell>
          <table:table-cell table:formula="of:=RANDBETWEEN(1;100)" office:value-type="float" office:value="6" calcext:value-type="float">
            <text:p>6</text:p>
          </table:table-cell>
        </table:table-row>
        <table:table-row table:style-name="ro3">
          <table:table-cell table:formula="of:=RANDBETWEEN(1;100)" office:value-type="float" office:value="86" calcext:value-type="float">
            <text:p>86</text:p>
          </table:table-cell>
          <table:table-cell table:formula="of:=RANDBETWEEN(1;100)" office:value-type="float" office:value="49" calcext:value-type="float">
            <text:p>49</text:p>
          </table:table-cell>
        </table:table-row>
        <table:table-row table:style-name="ro3">
          <table:table-cell table:formula="of:=RANDBETWEEN(1;100)" office:value-type="float" office:value="36" calcext:value-type="float">
            <text:p>36</text:p>
          </table:table-cell>
          <table:table-cell table:formula="of:=RANDBETWEEN(1;100)" office:value-type="float" office:value="16" calcext:value-type="float">
            <text:p>16</text:p>
          </table:table-cell>
        </table:table-row>
        <table:table-row table:style-name="ro3">
          <table:table-cell table:formula="of:=RANDBETWEEN(1;100)" office:value-type="float" office:value="20" calcext:value-type="float">
            <text:p>20</text:p>
          </table:table-cell>
          <table:table-cell table:formula="of:=RANDBETWEEN(1;100)" office:value-type="float" office:value="91" calcext:value-type="float">
            <text:p>91</text:p>
          </table:table-cell>
        </table:table-row>
        <table:table-row table:style-name="ro3">
          <table:table-cell table:formula="of:=RANDBETWEEN(1;100)" office:value-type="float" office:value="26" calcext:value-type="float">
            <text:p>26</text:p>
          </table:table-cell>
          <table:table-cell table:formula="of:=RANDBETWEEN(1;100)" office:value-type="float" office:value="68" calcext:value-type="float">
            <text:p>68</text:p>
          </table:table-cell>
        </table:table-row>
        <table:table-row table:style-name="ro3">
          <table:table-cell table:formula="of:=RANDBETWEEN(1;100)" office:value-type="float" office:value="34" calcext:value-type="float">
            <text:p>34</text:p>
          </table:table-cell>
          <table:table-cell table:formula="of:=RANDBETWEEN(1;100)" office:value-type="float" office:value="22" calcext:value-type="float">
            <text:p>22</text:p>
          </table:table-cell>
        </table:table-row>
        <table:table-row table:style-name="ro3">
          <table:table-cell table:formula="of:=RANDBETWEEN(1;100)" office:value-type="float" office:value="14" calcext:value-type="float">
            <text:p>14</text:p>
          </table:table-cell>
          <table:table-cell table:formula="of:=RANDBETWEEN(1;100)" office:value-type="float" office:value="53" calcext:value-type="float">
            <text:p>53</text:p>
          </table:table-cell>
        </table:table-row>
        <table:table-row table:style-name="ro3">
          <table:table-cell table:formula="of:=RANDBETWEEN(1;100)" office:value-type="float" office:value="22" calcext:value-type="float">
            <text:p>22</text:p>
          </table:table-cell>
          <table:table-cell table:formula="of:=RANDBETWEEN(1;100)" office:value-type="float" office:value="48" calcext:value-type="float">
            <text:p>48</text:p>
          </table:table-cell>
        </table:table-row>
        <table:table-row table:style-name="ro3">
          <table:table-cell table:formula="of:=RANDBETWEEN(1;100)" office:value-type="float" office:value="15" calcext:value-type="float">
            <text:p>15</text:p>
          </table:table-cell>
          <table:table-cell table:formula="of:=RANDBETWEEN(1;100)" office:value-type="float" office:value="65" calcext:value-type="float">
            <text:p>65</text:p>
          </table:table-cell>
        </table:table-row>
        <table:table-row table:style-name="ro3">
          <table:table-cell table:formula="of:=RANDBETWEEN(1;100)" office:value-type="float" office:value="90" calcext:value-type="float">
            <text:p>90</text:p>
          </table:table-cell>
          <table:table-cell table:formula="of:=RANDBETWEEN(1;100)" office:value-type="float" office:value="88" calcext:value-type="float">
            <text:p>88</text:p>
          </table:table-cell>
        </table:table-row>
        <table:table-row table:style-name="ro3">
          <table:table-cell table:formula="of:=RANDBETWEEN(1;100)" office:value-type="float" office:value="3" calcext:value-type="float">
            <text:p>3</text:p>
          </table:table-cell>
          <table:table-cell table:formula="of:=RANDBETWEEN(1;100)" office:value-type="float" office:value="66" calcext:value-type="float">
            <text:p>66</text:p>
          </table:table-cell>
        </table:table-row>
        <table:table-row table:style-name="ro3">
          <table:table-cell table:formula="of:=RANDBETWEEN(1;100)" office:value-type="float" office:value="71" calcext:value-type="float">
            <text:p>71</text:p>
          </table:table-cell>
          <table:table-cell table:formula="of:=RANDBETWEEN(1;100)" office:value-type="float" office:value="45" calcext:value-type="float">
            <text:p>45</text:p>
          </table:table-cell>
        </table:table-row>
        <table:table-row table:style-name="ro3">
          <table:table-cell table:formula="of:=RANDBETWEEN(1;100)" office:value-type="float" office:value="50" calcext:value-type="float">
            <text:p>50</text:p>
          </table:table-cell>
          <table:table-cell table:formula="of:=RANDBETWEEN(1;100)" office:value-type="float" office:value="36" calcext:value-type="float">
            <text:p>36</text:p>
          </table:table-cell>
        </table:table-row>
        <table:table-row table:style-name="ro3">
          <table:table-cell table:formula="of:=RANDBETWEEN(1;100)" office:value-type="float" office:value="22" calcext:value-type="float">
            <text:p>22</text:p>
          </table:table-cell>
          <table:table-cell table:formula="of:=RANDBETWEEN(1;100)" office:value-type="float" office:value="29" calcext:value-type="float">
            <text:p>29</text:p>
          </table:table-cell>
        </table:table-row>
        <table:table-row table:style-name="ro3">
          <table:table-cell table:formula="of:=RANDBETWEEN(1;100)" office:value-type="float" office:value="95" calcext:value-type="float">
            <text:p>95</text:p>
          </table:table-cell>
          <table:table-cell table:formula="of:=RANDBETWEEN(1;100)" office:value-type="float" office:value="88" calcext:value-type="float">
            <text:p>88</text:p>
          </table:table-cell>
        </table:table-row>
        <table:table-row table:style-name="ro3">
          <table:table-cell table:formula="of:=RANDBETWEEN(1;100)" office:value-type="float" office:value="41" calcext:value-type="float">
            <text:p>41</text:p>
          </table:table-cell>
          <table:table-cell table:formula="of:=RANDBETWEEN(1;100)" office:value-type="float" office:value="11" calcext:value-type="float">
            <text:p>11</text:p>
          </table:table-cell>
        </table:table-row>
        <table:table-row table:style-name="ro3">
          <table:table-cell table:formula="of:=RANDBETWEEN(1;100)" office:value-type="float" office:value="42" calcext:value-type="float">
            <text:p>42</text:p>
          </table:table-cell>
          <table:table-cell table:formula="of:=RANDBETWEEN(1;100)" office:value-type="float" office:value="89" calcext:value-type="float">
            <text:p>89</text:p>
          </table:table-cell>
        </table:table-row>
        <table:table-row table:style-name="ro3">
          <table:table-cell table:formula="of:=RANDBETWEEN(1;100)" office:value-type="float" office:value="24" calcext:value-type="float">
            <text:p>24</text:p>
          </table:table-cell>
          <table:table-cell table:formula="of:=RANDBETWEEN(1;100)" office:value-type="float" office:value="85" calcext:value-type="float">
            <text:p>85</text:p>
          </table:table-cell>
        </table:table-row>
        <table:table-row table:style-name="ro3">
          <table:table-cell table:formula="of:=RANDBETWEEN(1;100)" office:value-type="float" office:value="21" calcext:value-type="float">
            <text:p>21</text:p>
          </table:table-cell>
          <table:table-cell table:formula="of:=RANDBETWEEN(1;100)" office:value-type="float" office:value="64" calcext:value-type="float">
            <text:p>64</text:p>
          </table:table-cell>
        </table:table-row>
        <table:table-row table:style-name="ro3">
          <table:table-cell table:formula="of:=RANDBETWEEN(1;100)" office:value-type="float" office:value="16" calcext:value-type="float">
            <text:p>16</text:p>
          </table:table-cell>
          <table:table-cell table:formula="of:=RANDBETWEEN(1;100)" office:value-type="float" office:value="45" calcext:value-type="float">
            <text:p>45</text:p>
          </table:table-cell>
        </table:table-row>
        <table:table-row table:style-name="ro3">
          <table:table-cell table:formula="of:=RANDBETWEEN(1;100)" office:value-type="float" office:value="88" calcext:value-type="float">
            <text:p>88</text:p>
          </table:table-cell>
          <table:table-cell table:formula="of:=RANDBETWEEN(1;100)" office:value-type="float" office:value="93" calcext:value-type="float">
            <text:p>93</text:p>
          </table:table-cell>
        </table:table-row>
        <table:table-row table:style-name="ro3">
          <table:table-cell table:formula="of:=RANDBETWEEN(1;100)" office:value-type="float" office:value="91" calcext:value-type="float">
            <text:p>91</text:p>
          </table:table-cell>
          <table:table-cell table:formula="of:=RANDBETWEEN(1;100)" office:value-type="float" office:value="52" calcext:value-type="float">
            <text:p>52</text:p>
          </table:table-cell>
        </table:table-row>
        <table:table-row table:style-name="ro3">
          <table:table-cell table:formula="of:=RANDBETWEEN(1;100)" office:value-type="float" office:value="99" calcext:value-type="float">
            <text:p>99</text:p>
          </table:table-cell>
          <table:table-cell table:formula="of:=RANDBETWEEN(1;100)" office:value-type="float" office:value="40" calcext:value-type="float">
            <text:p>40</text:p>
          </table:table-cell>
        </table:table-row>
        <table:table-row table:style-name="ro3">
          <table:table-cell table:formula="of:=RANDBETWEEN(1;100)" office:value-type="float" office:value="74" calcext:value-type="float">
            <text:p>74</text:p>
          </table:table-cell>
          <table:table-cell table:formula="of:=RANDBETWEEN(1;100)" office:value-type="float" office:value="83" calcext:value-type="float">
            <text:p>83</text:p>
          </table:table-cell>
        </table:table-row>
        <table:table-row table:style-name="ro3">
          <table:table-cell table:formula="of:=RANDBETWEEN(1;100)" office:value-type="float" office:value="60" calcext:value-type="float">
            <text:p>60</text:p>
          </table:table-cell>
          <table:table-cell table:formula="of:=RANDBETWEEN(1;100)" office:value-type="float" office:value="27" calcext:value-type="float">
            <text:p>27</text:p>
          </table:table-cell>
        </table:table-row>
        <table:table-row table:style-name="ro3">
          <table:table-cell table:formula="of:=RANDBETWEEN(1;100)" office:value-type="float" office:value="4" calcext:value-type="float">
            <text:p>4</text:p>
          </table:table-cell>
          <table:table-cell table:formula="of:=RANDBETWEEN(1;100)" office:value-type="float" office:value="64" calcext:value-type="float">
            <text:p>64</text:p>
          </table:table-cell>
        </table:table-row>
        <table:table-row table:style-name="ro3">
          <table:table-cell table:formula="of:=RANDBETWEEN(1;100)" office:value-type="float" office:value="86" calcext:value-type="float">
            <text:p>86</text:p>
          </table:table-cell>
          <table:table-cell table:formula="of:=RANDBETWEEN(1;100)" office:value-type="float" office:value="1" calcext:value-type="float">
            <text:p>1</text:p>
          </table:table-cell>
        </table:table-row>
        <table:table-row table:style-name="ro3">
          <table:table-cell table:formula="of:=RANDBETWEEN(1;100)" office:value-type="float" office:value="79" calcext:value-type="float">
            <text:p>79</text:p>
          </table:table-cell>
          <table:table-cell table:formula="of:=RANDBETWEEN(1;100)" office:value-type="float" office:value="82" calcext:value-type="float">
            <text:p>82</text:p>
          </table:table-cell>
        </table:table-row>
        <table:table-row table:style-name="ro3">
          <table:table-cell table:formula="of:=RANDBETWEEN(1;100)" office:value-type="float" office:value="5" calcext:value-type="float">
            <text:p>5</text:p>
          </table:table-cell>
          <table:table-cell table:formula="of:=RANDBETWEEN(1;100)" office:value-type="float" office:value="1" calcext:value-type="float">
            <text:p>1</text:p>
          </table:table-cell>
        </table:table-row>
        <table:table-row table:style-name="ro3">
          <table:table-cell table:formula="of:=RANDBETWEEN(1;100)" office:value-type="float" office:value="46" calcext:value-type="float">
            <text:p>46</text:p>
          </table:table-cell>
          <table:table-cell table:formula="of:=RANDBETWEEN(1;100)" office:value-type="float" office:value="80" calcext:value-type="float">
            <text:p>80</text:p>
          </table:table-cell>
        </table:table-row>
        <table:table-row table:style-name="ro3">
          <table:table-cell table:formula="of:=RANDBETWEEN(1;100)" office:value-type="float" office:value="85" calcext:value-type="float">
            <text:p>85</text:p>
          </table:table-cell>
          <table:table-cell table:formula="of:=RANDBETWEEN(1;100)" office:value-type="float" office:value="69" calcext:value-type="float">
            <text:p>69</text:p>
          </table:table-cell>
        </table:table-row>
        <table:table-row table:style-name="ro3">
          <table:table-cell table:formula="of:=RANDBETWEEN(1;100)" office:value-type="float" office:value="35" calcext:value-type="float">
            <text:p>35</text:p>
          </table:table-cell>
          <table:table-cell table:formula="of:=RANDBETWEEN(1;100)" office:value-type="float" office:value="32" calcext:value-type="float">
            <text:p>32</text:p>
          </table:table-cell>
        </table:table-row>
        <table:table-row table:style-name="ro3">
          <table:table-cell table:formula="of:=RANDBETWEEN(1;100)" office:value-type="float" office:value="39" calcext:value-type="float">
            <text:p>39</text:p>
          </table:table-cell>
          <table:table-cell table:formula="of:=RANDBETWEEN(1;100)" office:value-type="float" office:value="59" calcext:value-type="float">
            <text:p>59</text:p>
          </table:table-cell>
        </table:table-row>
        <table:table-row table:style-name="ro3">
          <table:table-cell table:formula="of:=RANDBETWEEN(1;100)" office:value-type="float" office:value="59" calcext:value-type="float">
            <text:p>59</text:p>
          </table:table-cell>
          <table:table-cell table:formula="of:=RANDBETWEEN(1;100)" office:value-type="float" office:value="68" calcext:value-type="float">
            <text:p>68</text:p>
          </table:table-cell>
        </table:table-row>
        <table:table-row table:style-name="ro3">
          <table:table-cell table:formula="of:=RANDBETWEEN(1;100)" office:value-type="float" office:value="99" calcext:value-type="float">
            <text:p>99</text:p>
          </table:table-cell>
          <table:table-cell table:formula="of:=RANDBETWEEN(1;100)" office:value-type="float" office:value="14" calcext:value-type="float">
            <text:p>14</text:p>
          </table:table-cell>
        </table:table-row>
        <table:table-row table:style-name="ro3">
          <table:table-cell table:formula="of:=RANDBETWEEN(1;100)" office:value-type="float" office:value="45" calcext:value-type="float">
            <text:p>45</text:p>
          </table:table-cell>
          <table:table-cell table:formula="of:=RANDBETWEEN(1;100)" office:value-type="float" office:value="33" calcext:value-type="float">
            <text:p>33</text:p>
          </table:table-cell>
        </table:table-row>
        <table:table-row table:style-name="ro3">
          <table:table-cell table:formula="of:=RANDBETWEEN(1;100)" office:value-type="float" office:value="9" calcext:value-type="float">
            <text:p>9</text:p>
          </table:table-cell>
          <table:table-cell table:formula="of:=RANDBETWEEN(1;100)" office:value-type="float" office:value="42" calcext:value-type="float">
            <text:p>42</text:p>
          </table:table-cell>
        </table:table-row>
        <table:table-row table:style-name="ro3">
          <table:table-cell table:formula="of:=RANDBETWEEN(1;100)" office:value-type="float" office:value="58" calcext:value-type="float">
            <text:p>58</text:p>
          </table:table-cell>
          <table:table-cell table:formula="of:=RANDBETWEEN(1;100)" office:value-type="float" office:value="11" calcext:value-type="float">
            <text:p>11</text:p>
          </table:table-cell>
        </table:table-row>
        <table:table-row table:style-name="ro3">
          <table:table-cell table:formula="of:=RANDBETWEEN(1;100)" office:value-type="float" office:value="63" calcext:value-type="float">
            <text:p>63</text:p>
          </table:table-cell>
          <table:table-cell table:formula="of:=RANDBETWEEN(1;100)" office:value-type="float" office:value="92" calcext:value-type="float">
            <text:p>92</text:p>
          </table:table-cell>
        </table:table-row>
        <table:table-row table:style-name="ro3">
          <table:table-cell table:formula="of:=RANDBETWEEN(1;100)" office:value-type="float" office:value="33" calcext:value-type="float">
            <text:p>33</text:p>
          </table:table-cell>
          <table:table-cell table:formula="of:=RANDBETWEEN(1;100)" office:value-type="float" office:value="23" calcext:value-type="float">
            <text:p>23</text:p>
          </table:table-cell>
        </table:table-row>
        <table:table-row table:style-name="ro3">
          <table:table-cell table:formula="of:=RANDBETWEEN(1;100)" office:value-type="float" office:value="91" calcext:value-type="float">
            <text:p>91</text:p>
          </table:table-cell>
          <table:table-cell table:formula="of:=RANDBETWEEN(1;100)" office:value-type="float" office:value="87" calcext:value-type="float">
            <text:p>87</text:p>
          </table:table-cell>
        </table:table-row>
        <table:table-row table:style-name="ro3">
          <table:table-cell table:formula="of:=RANDBETWEEN(1;100)" office:value-type="float" office:value="3" calcext:value-type="float">
            <text:p>3</text:p>
          </table:table-cell>
          <table:table-cell table:formula="of:=RANDBETWEEN(1;100)" office:value-type="float" office:value="33" calcext:value-type="float">
            <text:p>33</text:p>
          </table:table-cell>
        </table:table-row>
        <table:table-row table:style-name="ro3">
          <table:table-cell table:formula="of:=RANDBETWEEN(1;100)" office:value-type="float" office:value="21" calcext:value-type="float">
            <text:p>21</text:p>
          </table:table-cell>
          <table:table-cell table:formula="of:=RANDBETWEEN(1;100)" office:value-type="float" office:value="29" calcext:value-type="float">
            <text:p>29</text:p>
          </table:table-cell>
        </table:table-row>
        <table:table-row table:style-name="ro3">
          <table:table-cell table:formula="of:=RANDBETWEEN(1;100)" office:value-type="float" office:value="67" calcext:value-type="float">
            <text:p>67</text:p>
          </table:table-cell>
          <table:table-cell table:formula="of:=RANDBETWEEN(1;100)" office:value-type="float" office:value="58" calcext:value-type="float">
            <text:p>58</text:p>
          </table:table-cell>
        </table:table-row>
        <table:table-row table:style-name="ro3">
          <table:table-cell table:formula="of:=RANDBETWEEN(1;100)" office:value-type="float" office:value="3" calcext:value-type="float">
            <text:p>3</text:p>
          </table:table-cell>
          <table:table-cell table:formula="of:=RANDBETWEEN(1;100)" office:value-type="float" office:value="61" calcext:value-type="float">
            <text:p>61</text:p>
          </table:table-cell>
        </table:table-row>
        <table:table-row table:style-name="ro3">
          <table:table-cell table:formula="of:=RANDBETWEEN(1;100)" office:value-type="float" office:value="24" calcext:value-type="float">
            <text:p>24</text:p>
          </table:table-cell>
          <table:table-cell table:formula="of:=RANDBETWEEN(1;100)" office:value-type="float" office:value="91" calcext:value-type="float">
            <text:p>91</text:p>
          </table:table-cell>
        </table:table-row>
        <table:table-row table:style-name="ro3">
          <table:table-cell table:formula="of:=RANDBETWEEN(1;100)" office:value-type="float" office:value="59" calcext:value-type="float">
            <text:p>59</text:p>
          </table:table-cell>
          <table:table-cell table:formula="of:=RANDBETWEEN(1;100)" office:value-type="float" office:value="65" calcext:value-type="float">
            <text:p>65</text:p>
          </table:table-cell>
        </table:table-row>
        <table:table-row table:style-name="ro3">
          <table:table-cell table:formula="of:=RANDBETWEEN(1;100)" office:value-type="float" office:value="62" calcext:value-type="float">
            <text:p>62</text:p>
          </table:table-cell>
          <table:table-cell table:formula="of:=RANDBETWEEN(1;100)" office:value-type="float" office:value="70" calcext:value-type="float">
            <text:p>70</text:p>
          </table:table-cell>
        </table:table-row>
        <table:table-row table:style-name="ro3">
          <table:table-cell table:formula="of:=RANDBETWEEN(1;100)" office:value-type="float" office:value="75" calcext:value-type="float">
            <text:p>75</text:p>
          </table:table-cell>
          <table:table-cell table:formula="of:=RANDBETWEEN(1;100)" office:value-type="float" office:value="67" calcext:value-type="float">
            <text:p>67</text:p>
          </table:table-cell>
        </table:table-row>
        <table:table-row table:style-name="ro3">
          <table:table-cell table:formula="of:=RANDBETWEEN(1;100)" office:value-type="float" office:value="79" calcext:value-type="float">
            <text:p>79</text:p>
          </table:table-cell>
          <table:table-cell table:formula="of:=RANDBETWEEN(1;100)" office:value-type="float" office:value="29" calcext:value-type="float">
            <text:p>29</text:p>
          </table:table-cell>
        </table:table-row>
        <table:table-row table:style-name="ro3">
          <table:table-cell table:formula="of:=RANDBETWEEN(1;100)" office:value-type="float" office:value="4" calcext:value-type="float">
            <text:p>4</text:p>
          </table:table-cell>
          <table:table-cell table:formula="of:=RANDBETWEEN(1;100)" office:value-type="float" office:value="38" calcext:value-type="float">
            <text:p>38</text:p>
          </table:table-cell>
        </table:table-row>
        <table:table-row table:style-name="ro3">
          <table:table-cell table:formula="of:=RANDBETWEEN(1;100)" office:value-type="float" office:value="33" calcext:value-type="float">
            <text:p>33</text:p>
          </table:table-cell>
          <table:table-cell table:formula="of:=RANDBETWEEN(1;100)" office:value-type="float" office:value="11" calcext:value-type="float">
            <text:p>11</text:p>
          </table:table-cell>
        </table:table-row>
        <table:table-row table:style-name="ro3">
          <table:table-cell table:formula="of:=RANDBETWEEN(1;100)" office:value-type="float" office:value="18" calcext:value-type="float">
            <text:p>18</text:p>
          </table:table-cell>
          <table:table-cell table:formula="of:=RANDBETWEEN(1;100)" office:value-type="float" office:value="40" calcext:value-type="float">
            <text:p>40</text:p>
          </table:table-cell>
        </table:table-row>
        <table:table-row table:style-name="ro3">
          <table:table-cell table:formula="of:=RANDBETWEEN(1;100)" office:value-type="float" office:value="4" calcext:value-type="float">
            <text:p>4</text:p>
          </table:table-cell>
          <table:table-cell table:formula="of:=RANDBETWEEN(1;100)" office:value-type="float" office:value="58" calcext:value-type="float">
            <text:p>58</text:p>
          </table:table-cell>
        </table:table-row>
        <table:table-row table:style-name="ro3">
          <table:table-cell table:formula="of:=RANDBETWEEN(1;100)" office:value-type="float" office:value="95" calcext:value-type="float">
            <text:p>95</text:p>
          </table:table-cell>
          <table:table-cell table:formula="of:=RANDBETWEEN(1;100)" office:value-type="float" office:value="11" calcext:value-type="float">
            <text:p>11</text:p>
          </table:table-cell>
        </table:table-row>
        <table:table-row table:style-name="ro3">
          <table:table-cell table:formula="of:=RANDBETWEEN(1;100)" office:value-type="float" office:value="78" calcext:value-type="float">
            <text:p>78</text:p>
          </table:table-cell>
          <table:table-cell table:formula="of:=RANDBETWEEN(1;100)" office:value-type="float" office:value="82" calcext:value-type="float">
            <text:p>82</text:p>
          </table:table-cell>
        </table:table-row>
        <table:table-row table:style-name="ro3">
          <table:table-cell table:formula="of:=RANDBETWEEN(1;100)" office:value-type="float" office:value="60" calcext:value-type="float">
            <text:p>60</text:p>
          </table:table-cell>
          <table:table-cell table:formula="of:=RANDBETWEEN(1;100)" office:value-type="float" office:value="46" calcext:value-type="float">
            <text:p>46</text:p>
          </table:table-cell>
        </table:table-row>
        <table:table-row table:style-name="ro3">
          <table:table-cell table:formula="of:=RANDBETWEEN(1;100)" office:value-type="float" office:value="94" calcext:value-type="float">
            <text:p>94</text:p>
          </table:table-cell>
          <table:table-cell table:formula="of:=RANDBETWEEN(1;100)" office:value-type="float" office:value="10" calcext:value-type="float">
            <text:p>10</text:p>
          </table:table-cell>
        </table:table-row>
        <table:table-row table:style-name="ro3">
          <table:table-cell table:formula="of:=RANDBETWEEN(1;100)" office:value-type="float" office:value="70" calcext:value-type="float">
            <text:p>70</text:p>
          </table:table-cell>
          <table:table-cell table:formula="of:=RANDBETWEEN(1;100)" office:value-type="float" office:value="97" calcext:value-type="float">
            <text:p>97</text:p>
          </table:table-cell>
        </table:table-row>
        <table:table-row table:style-name="ro3">
          <table:table-cell table:formula="of:=RANDBETWEEN(1;100)" office:value-type="float" office:value="74" calcext:value-type="float">
            <text:p>74</text:p>
          </table:table-cell>
          <table:table-cell table:formula="of:=RANDBETWEEN(1;100)" office:value-type="float" office:value="97" calcext:value-type="float">
            <text:p>97</text:p>
          </table:table-cell>
        </table:table-row>
        <table:table-row table:style-name="ro3">
          <table:table-cell table:formula="of:=RANDBETWEEN(1;100)" office:value-type="float" office:value="86" calcext:value-type="float">
            <text:p>86</text:p>
          </table:table-cell>
          <table:table-cell table:formula="of:=RANDBETWEEN(1;100)" office:value-type="float" office:value="78" calcext:value-type="float">
            <text:p>78</text:p>
          </table:table-cell>
        </table:table-row>
        <table:table-row table:style-name="ro3">
          <table:table-cell table:formula="of:=RANDBETWEEN(1;100)" office:value-type="float" office:value="63" calcext:value-type="float">
            <text:p>63</text:p>
          </table:table-cell>
          <table:table-cell table:formula="of:=RANDBETWEEN(1;100)" office:value-type="float" office:value="70" calcext:value-type="float">
            <text:p>70</text:p>
          </table:table-cell>
        </table:table-row>
        <table:table-row table:style-name="ro3">
          <table:table-cell table:formula="of:=RANDBETWEEN(1;100)" office:value-type="float" office:value="36" calcext:value-type="float">
            <text:p>36</text:p>
          </table:table-cell>
          <table:table-cell table:formula="of:=RANDBETWEEN(1;100)" office:value-type="float" office:value="62" calcext:value-type="float">
            <text:p>62</text:p>
          </table:table-cell>
        </table:table-row>
        <table:table-row table:style-name="ro3">
          <table:table-cell table:formula="of:=RANDBETWEEN(1;100)" office:value-type="float" office:value="11" calcext:value-type="float">
            <text:p>11</text:p>
          </table:table-cell>
          <table:table-cell table:formula="of:=RANDBETWEEN(1;100)" office:value-type="float" office:value="28" calcext:value-type="float">
            <text:p>28</text:p>
          </table:table-cell>
        </table:table-row>
        <table:table-row table:style-name="ro3">
          <table:table-cell table:formula="of:=RANDBETWEEN(1;100)" office:value-type="float" office:value="94" calcext:value-type="float">
            <text:p>94</text:p>
          </table:table-cell>
          <table:table-cell table:formula="of:=RANDBETWEEN(1;100)" office:value-type="float" office:value="67" calcext:value-type="float">
            <text:p>67</text:p>
          </table:table-cell>
        </table:table-row>
        <table:table-row table:style-name="ro3">
          <table:table-cell table:formula="of:=RANDBETWEEN(1;100)" office:value-type="float" office:value="52" calcext:value-type="float">
            <text:p>52</text:p>
          </table:table-cell>
          <table:table-cell table:formula="of:=RANDBETWEEN(1;100)" office:value-type="float" office:value="98" calcext:value-type="float">
            <text:p>98</text:p>
          </table:table-cell>
        </table:table-row>
        <table:table-row table:style-name="ro3">
          <table:table-cell table:formula="of:=RANDBETWEEN(1;100)" office:value-type="float" office:value="24" calcext:value-type="float">
            <text:p>24</text:p>
          </table:table-cell>
          <table:table-cell table:formula="of:=RANDBETWEEN(1;100)" office:value-type="float" office:value="10" calcext:value-type="float">
            <text:p>10</text:p>
          </table:table-cell>
        </table:table-row>
        <table:table-row table:style-name="ro3">
          <table:table-cell table:formula="of:=RANDBETWEEN(1;100)" office:value-type="float" office:value="80" calcext:value-type="float">
            <text:p>80</text:p>
          </table:table-cell>
          <table:table-cell table:formula="of:=RANDBETWEEN(1;100)" office:value-type="float" office:value="88" calcext:value-type="float">
            <text:p>88</text:p>
          </table:table-cell>
        </table:table-row>
        <table:table-row table:style-name="ro3">
          <table:table-cell table:formula="of:=RANDBETWEEN(1;100)" office:value-type="float" office:value="100" calcext:value-type="float">
            <text:p>100</text:p>
          </table:table-cell>
          <table:table-cell table:formula="of:=RANDBETWEEN(1;100)" office:value-type="float" office:value="81" calcext:value-type="float">
            <text:p>81</text:p>
          </table:table-cell>
        </table:table-row>
        <table:table-row table:style-name="ro3">
          <table:table-cell table:formula="of:=RANDBETWEEN(1;100)" office:value-type="float" office:value="46" calcext:value-type="float">
            <text:p>46</text:p>
          </table:table-cell>
          <table:table-cell table:formula="of:=RANDBETWEEN(1;100)" office:value-type="float" office:value="6" calcext:value-type="float">
            <text:p>6</text:p>
          </table:table-cell>
        </table:table-row>
        <table:table-row table:style-name="ro3">
          <table:table-cell table:formula="of:=RANDBETWEEN(1;100)" office:value-type="float" office:value="52" calcext:value-type="float">
            <text:p>52</text:p>
          </table:table-cell>
          <table:table-cell table:formula="of:=RANDBETWEEN(1;100)" office:value-type="float" office:value="44" calcext:value-type="float">
            <text:p>44</text:p>
          </table:table-cell>
        </table:table-row>
        <table:table-row table:style-name="ro3">
          <table:table-cell table:formula="of:=RANDBETWEEN(1;100)" office:value-type="float" office:value="69" calcext:value-type="float">
            <text:p>69</text:p>
          </table:table-cell>
          <table:table-cell table:formula="of:=RANDBETWEEN(1;100)" office:value-type="float" office:value="100" calcext:value-type="float">
            <text:p>100</text:p>
          </table:table-cell>
        </table:table-row>
        <table:table-row table:style-name="ro3">
          <table:table-cell table:formula="of:=RANDBETWEEN(1;100)" office:value-type="float" office:value="15" calcext:value-type="float">
            <text:p>15</text:p>
          </table:table-cell>
          <table:table-cell table:formula="of:=RANDBETWEEN(1;100)" office:value-type="float" office:value="50" calcext:value-type="float">
            <text:p>50</text:p>
          </table:table-cell>
        </table:table-row>
        <table:table-row table:style-name="ro3">
          <table:table-cell table:formula="of:=RANDBETWEEN(1;100)" office:value-type="float" office:value="91" calcext:value-type="float">
            <text:p>91</text:p>
          </table:table-cell>
          <table:table-cell table:formula="of:=RANDBETWEEN(1;100)" office:value-type="float" office:value="89" calcext:value-type="float">
            <text:p>89</text:p>
          </table:table-cell>
        </table:table-row>
        <table:table-row table:style-name="ro3">
          <table:table-cell table:formula="of:=RANDBETWEEN(1;100)" office:value-type="float" office:value="87" calcext:value-type="float">
            <text:p>87</text:p>
          </table:table-cell>
          <table:table-cell table:formula="of:=RANDBETWEEN(1;100)" office:value-type="float" office:value="100" calcext:value-type="float">
            <text:p>100</text:p>
          </table:table-cell>
        </table:table-row>
        <table:table-row table:style-name="ro3">
          <table:table-cell table:formula="of:=RANDBETWEEN(1;100)" office:value-type="float" office:value="42" calcext:value-type="float">
            <text:p>42</text:p>
          </table:table-cell>
          <table:table-cell table:formula="of:=RANDBETWEEN(1;100)" office:value-type="float" office:value="65" calcext:value-type="float">
            <text:p>65</text:p>
          </table:table-cell>
        </table:table-row>
        <table:table-row table:style-name="ro3">
          <table:table-cell table:formula="of:=RANDBETWEEN(1;100)" office:value-type="float" office:value="82" calcext:value-type="float">
            <text:p>82</text:p>
          </table:table-cell>
          <table:table-cell table:formula="of:=RANDBETWEEN(1;100)" office:value-type="float" office:value="79" calcext:value-type="float">
            <text:p>79</text:p>
          </table:table-cell>
        </table:table-row>
        <table:table-row table:style-name="ro3">
          <table:table-cell table:formula="of:=RANDBETWEEN(1;100)" office:value-type="float" office:value="100" calcext:value-type="float">
            <text:p>100</text:p>
          </table:table-cell>
          <table:table-cell table:formula="of:=RANDBETWEEN(1;100)" office:value-type="float" office:value="30" calcext:value-type="float">
            <text:p>30</text:p>
          </table:table-cell>
        </table:table-row>
        <table:table-row table:style-name="ro3">
          <table:table-cell table:formula="of:=RANDBETWEEN(1;100)" office:value-type="float" office:value="59" calcext:value-type="float">
            <text:p>59</text:p>
          </table:table-cell>
          <table:table-cell table:formula="of:=RANDBETWEEN(1;100)" office:value-type="float" office:value="6" calcext:value-type="float">
            <text:p>6</text:p>
          </table:table-cell>
        </table:table-row>
        <table:table-row table:style-name="ro3">
          <table:table-cell table:formula="of:=RANDBETWEEN(1;100)" office:value-type="float" office:value="98" calcext:value-type="float">
            <text:p>98</text:p>
          </table:table-cell>
          <table:table-cell table:formula="of:=RANDBETWEEN(1;100)" office:value-type="float" office:value="23" calcext:value-type="float">
            <text:p>23</text:p>
          </table:table-cell>
        </table:table-row>
        <table:table-row table:style-name="ro3">
          <table:table-cell table:formula="of:=RANDBETWEEN(1;100)" office:value-type="float" office:value="12" calcext:value-type="float">
            <text:p>12</text:p>
          </table:table-cell>
          <table:table-cell table:formula="of:=RANDBETWEEN(1;100)" office:value-type="float" office:value="61" calcext:value-type="float">
            <text:p>61</text:p>
          </table:table-cell>
        </table:table-row>
        <table:table-row table:style-name="ro3">
          <table:table-cell table:formula="of:=RANDBETWEEN(1;100)" office:value-type="float" office:value="92" calcext:value-type="float">
            <text:p>92</text:p>
          </table:table-cell>
          <table:table-cell table:formula="of:=RANDBETWEEN(1;100)" office:value-type="float" office:value="1" calcext:value-type="float">
            <text:p>1</text:p>
          </table:table-cell>
        </table:table-row>
        <table:table-row table:style-name="ro3">
          <table:table-cell table:formula="of:=RANDBETWEEN(1;100)" office:value-type="float" office:value="62" calcext:value-type="float">
            <text:p>62</text:p>
          </table:table-cell>
          <table:table-cell table:formula="of:=RANDBETWEEN(1;100)" office:value-type="float" office:value="35" calcext:value-type="float">
            <text:p>35</text:p>
          </table:table-cell>
        </table:table-row>
        <table:table-row table:style-name="ro3">
          <table:table-cell table:formula="of:=RANDBETWEEN(1;100)" office:value-type="float" office:value="46" calcext:value-type="float">
            <text:p>46</text:p>
          </table:table-cell>
          <table:table-cell table:formula="of:=RANDBETWEEN(1;100)" office:value-type="float" office:value="11" calcext:value-type="float">
            <text:p>11</text:p>
          </table:table-cell>
        </table:table-row>
        <table:table-row table:style-name="ro3">
          <table:table-cell table:formula="of:=RANDBETWEEN(1;100)" office:value-type="float" office:value="40" calcext:value-type="float">
            <text:p>40</text:p>
          </table:table-cell>
          <table:table-cell table:formula="of:=RANDBETWEEN(1;100)" office:value-type="float" office:value="53" calcext:value-type="float">
            <text:p>53</text:p>
          </table:table-cell>
        </table:table-row>
        <table:table-row table:style-name="ro3">
          <table:table-cell table:formula="of:=RANDBETWEEN(1;100)" office:value-type="float" office:value="66" calcext:value-type="float">
            <text:p>66</text:p>
          </table:table-cell>
          <table:table-cell table:formula="of:=RANDBETWEEN(1;100)" office:value-type="float" office:value="73" calcext:value-type="float">
            <text:p>73</text:p>
          </table:table-cell>
        </table:table-row>
        <table:table-row table:style-name="ro3">
          <table:table-cell table:formula="of:=RANDBETWEEN(1;100)" office:value-type="float" office:value="73" calcext:value-type="float">
            <text:p>73</text:p>
          </table:table-cell>
          <table:table-cell table:formula="of:=RANDBETWEEN(1;100)" office:value-type="float" office:value="44" calcext:value-type="float">
            <text:p>44</text:p>
          </table:table-cell>
        </table:table-row>
        <table:table-row table:style-name="ro3">
          <table:table-cell table:formula="of:=RANDBETWEEN(1;100)" office:value-type="float" office:value="52" calcext:value-type="float">
            <text:p>52</text:p>
          </table:table-cell>
          <table:table-cell table:formula="of:=RANDBETWEEN(1;100)" office:value-type="float" office:value="49" calcext:value-type="float">
            <text:p>49</text:p>
          </table:table-cell>
        </table:table-row>
        <table:table-row table:style-name="ro3">
          <table:table-cell table:formula="of:=RANDBETWEEN(1;100)" office:value-type="float" office:value="18" calcext:value-type="float">
            <text:p>18</text:p>
          </table:table-cell>
          <table:table-cell table:formula="of:=RANDBETWEEN(1;100)" office:value-type="float" office:value="61" calcext:value-type="float">
            <text:p>61</text:p>
          </table:table-cell>
        </table:table-row>
        <table:table-row table:style-name="ro3">
          <table:table-cell table:formula="of:=RANDBETWEEN(1;100)" office:value-type="float" office:value="18" calcext:value-type="float">
            <text:p>18</text:p>
          </table:table-cell>
          <table:table-cell table:formula="of:=RANDBETWEEN(1;100)" office:value-type="float" office:value="32" calcext:value-type="float">
            <text:p>32</text:p>
          </table:table-cell>
        </table:table-row>
        <table:table-row table:style-name="ro3">
          <table:table-cell table:formula="of:=RANDBETWEEN(1;100)" office:value-type="float" office:value="27" calcext:value-type="float">
            <text:p>27</text:p>
          </table:table-cell>
          <table:table-cell table:formula="of:=RANDBETWEEN(1;100)" office:value-type="float" office:value="55" calcext:value-type="float">
            <text:p>55</text:p>
          </table:table-cell>
        </table:table-row>
        <table:table-row table:style-name="ro3">
          <table:table-cell table:formula="of:=RANDBETWEEN(1;100)" office:value-type="float" office:value="8" calcext:value-type="float">
            <text:p>8</text:p>
          </table:table-cell>
          <table:table-cell table:formula="of:=RANDBETWEEN(1;100)" office:value-type="float" office:value="2" calcext:value-type="float">
            <text:p>2</text:p>
          </table:table-cell>
        </table:table-row>
        <table:table-row table:style-name="ro3">
          <table:table-cell table:formula="of:=RANDBETWEEN(1;100)" office:value-type="float" office:value="9" calcext:value-type="float">
            <text:p>9</text:p>
          </table:table-cell>
          <table:table-cell table:formula="of:=RANDBETWEEN(1;100)" office:value-type="float" office:value="67" calcext:value-type="float">
            <text:p>67</text:p>
          </table:table-cell>
        </table:table-row>
        <table:table-row table:style-name="ro3">
          <table:table-cell table:formula="of:=RANDBETWEEN(1;100)" office:value-type="float" office:value="75" calcext:value-type="float">
            <text:p>75</text:p>
          </table:table-cell>
          <table:table-cell table:formula="of:=RANDBETWEEN(1;100)" office:value-type="float" office:value="33" calcext:value-type="float">
            <text:p>33</text:p>
          </table:table-cell>
        </table:table-row>
        <table:table-row table:style-name="ro3">
          <table:table-cell table:formula="of:=RANDBETWEEN(1;100)" office:value-type="float" office:value="18" calcext:value-type="float">
            <text:p>18</text:p>
          </table:table-cell>
          <table:table-cell table:formula="of:=RANDBETWEEN(1;100)" office:value-type="float" office:value="4" calcext:value-type="float">
            <text:p>4</text:p>
          </table:table-cell>
        </table:table-row>
        <table:table-row table:style-name="ro3">
          <table:table-cell table:formula="of:=RANDBETWEEN(1;100)" office:value-type="float" office:value="99" calcext:value-type="float">
            <text:p>99</text:p>
          </table:table-cell>
          <table:table-cell table:formula="of:=RANDBETWEEN(1;100)" office:value-type="float" office:value="31" calcext:value-type="float">
            <text:p>31</text:p>
          </table:table-cell>
        </table:table-row>
        <table:table-row table:style-name="ro3">
          <table:table-cell table:formula="of:=RANDBETWEEN(1;100)" office:value-type="float" office:value="53" calcext:value-type="float">
            <text:p>53</text:p>
          </table:table-cell>
          <table:table-cell table:formula="of:=RANDBETWEEN(1;100)" office:value-type="float" office:value="45" calcext:value-type="float">
            <text:p>45</text:p>
          </table:table-cell>
        </table:table-row>
        <table:table-row table:style-name="ro3">
          <table:table-cell table:formula="of:=RANDBETWEEN(1;100)" office:value-type="float" office:value="40" calcext:value-type="float">
            <text:p>40</text:p>
          </table:table-cell>
          <table:table-cell table:formula="of:=RANDBETWEEN(1;100)" office:value-type="float" office:value="16" calcext:value-type="float">
            <text:p>16</text:p>
          </table:table-cell>
        </table:table-row>
        <table:table-row table:style-name="ro3">
          <table:table-cell table:formula="of:=RANDBETWEEN(1;100)" office:value-type="float" office:value="90" calcext:value-type="float">
            <text:p>90</text:p>
          </table:table-cell>
          <table:table-cell table:formula="of:=RANDBETWEEN(1;100)" office:value-type="float" office:value="10" calcext:value-type="float">
            <text:p>10</text:p>
          </table:table-cell>
        </table:table-row>
        <table:table-row table:style-name="ro3">
          <table:table-cell table:formula="of:=RANDBETWEEN(1;100)" office:value-type="float" office:value="80" calcext:value-type="float">
            <text:p>80</text:p>
          </table:table-cell>
          <table:table-cell table:formula="of:=RANDBETWEEN(1;100)" office:value-type="float" office:value="44" calcext:value-type="float">
            <text:p>44</text:p>
          </table:table-cell>
        </table:table-row>
        <table:table-row table:style-name="ro3">
          <table:table-cell table:formula="of:=RANDBETWEEN(1;100)" office:value-type="float" office:value="2" calcext:value-type="float">
            <text:p>2</text:p>
          </table:table-cell>
          <table:table-cell table:formula="of:=RANDBETWEEN(1;100)" office:value-type="float" office:value="10" calcext:value-type="float">
            <text:p>10</text:p>
          </table:table-cell>
        </table:table-row>
        <table:table-row table:style-name="ro3">
          <table:table-cell table:formula="of:=RANDBETWEEN(1;100)" office:value-type="float" office:value="99" calcext:value-type="float">
            <text:p>99</text:p>
          </table:table-cell>
          <table:table-cell table:formula="of:=RANDBETWEEN(1;100)" office:value-type="float" office:value="37" calcext:value-type="float">
            <text:p>37</text:p>
          </table:table-cell>
        </table:table-row>
        <table:table-row table:style-name="ro3">
          <table:table-cell table:formula="of:=RANDBETWEEN(1;100)" office:value-type="float" office:value="79" calcext:value-type="float">
            <text:p>79</text:p>
          </table:table-cell>
          <table:table-cell table:formula="of:=RANDBETWEEN(1;100)" office:value-type="float" office:value="9" calcext:value-type="float">
            <text:p>9</text:p>
          </table:table-cell>
        </table:table-row>
        <table:table-row table:style-name="ro3">
          <table:table-cell table:formula="of:=RANDBETWEEN(1;100)" office:value-type="float" office:value="48" calcext:value-type="float">
            <text:p>48</text:p>
          </table:table-cell>
          <table:table-cell table:formula="of:=RANDBETWEEN(1;100)" office:value-type="float" office:value="98" calcext:value-type="float">
            <text:p>98</text:p>
          </table:table-cell>
        </table:table-row>
        <table:table-row table:style-name="ro3">
          <table:table-cell table:formula="of:=RANDBETWEEN(1;100)" office:value-type="float" office:value="41" calcext:value-type="float">
            <text:p>41</text:p>
          </table:table-cell>
          <table:table-cell table:formula="of:=RANDBETWEEN(1;100)" office:value-type="float" office:value="90" calcext:value-type="float">
            <text:p>90</text:p>
          </table:table-cell>
        </table:table-row>
        <table:table-row table:style-name="ro3">
          <table:table-cell table:formula="of:=RANDBETWEEN(1;100)" office:value-type="float" office:value="95" calcext:value-type="float">
            <text:p>95</text:p>
          </table:table-cell>
          <table:table-cell table:formula="of:=RANDBETWEEN(1;100)" office:value-type="float" office:value="69" calcext:value-type="float">
            <text:p>69</text:p>
          </table:table-cell>
        </table:table-row>
        <table:table-row table:style-name="ro3">
          <table:table-cell table:formula="of:=RANDBETWEEN(1;100)" office:value-type="float" office:value="87" calcext:value-type="float">
            <text:p>87</text:p>
          </table:table-cell>
          <table:table-cell table:formula="of:=RANDBETWEEN(1;100)" office:value-type="float" office:value="36" calcext:value-type="float">
            <text:p>36</text:p>
          </table:table-cell>
        </table:table-row>
        <table:table-row table:style-name="ro3">
          <table:table-cell table:formula="of:=RANDBETWEEN(1;100)" office:value-type="float" office:value="3" calcext:value-type="float">
            <text:p>3</text:p>
          </table:table-cell>
          <table:table-cell table:formula="of:=RANDBETWEEN(1;100)" office:value-type="float" office:value="19" calcext:value-type="float">
            <text:p>19</text:p>
          </table:table-cell>
        </table:table-row>
        <table:table-row table:style-name="ro3">
          <table:table-cell table:formula="of:=RANDBETWEEN(1;100)" office:value-type="float" office:value="34" calcext:value-type="float">
            <text:p>34</text:p>
          </table:table-cell>
          <table:table-cell table:formula="of:=RANDBETWEEN(1;100)" office:value-type="float" office:value="10" calcext:value-type="float">
            <text:p>10</text:p>
          </table:table-cell>
        </table:table-row>
        <table:table-row table:style-name="ro3">
          <table:table-cell table:formula="of:=RANDBETWEEN(1;100)" office:value-type="float" office:value="98" calcext:value-type="float">
            <text:p>98</text:p>
          </table:table-cell>
          <table:table-cell table:formula="of:=RANDBETWEEN(1;100)" office:value-type="float" office:value="27" calcext:value-type="float">
            <text:p>27</text:p>
          </table:table-cell>
        </table:table-row>
        <table:table-row table:style-name="ro3">
          <table:table-cell table:formula="of:=RANDBETWEEN(1;100)" office:value-type="float" office:value="91" calcext:value-type="float">
            <text:p>91</text:p>
          </table:table-cell>
          <table:table-cell table:formula="of:=RANDBETWEEN(1;100)" office:value-type="float" office:value="66" calcext:value-type="float">
            <text:p>66</text:p>
          </table:table-cell>
        </table:table-row>
        <table:table-row table:style-name="ro3">
          <table:table-cell table:formula="of:=RANDBETWEEN(1;100)" office:value-type="float" office:value="28" calcext:value-type="float">
            <text:p>28</text:p>
          </table:table-cell>
          <table:table-cell table:formula="of:=RANDBETWEEN(1;100)" office:value-type="float" office:value="71" calcext:value-type="float">
            <text:p>71</text:p>
          </table:table-cell>
        </table:table-row>
        <table:table-row table:style-name="ro3">
          <table:table-cell table:formula="of:=RANDBETWEEN(1;100)" office:value-type="float" office:value="49" calcext:value-type="float">
            <text:p>49</text:p>
          </table:table-cell>
          <table:table-cell table:formula="of:=RANDBETWEEN(1;100)" office:value-type="float" office:value="78" calcext:value-type="float">
            <text:p>78</text:p>
          </table:table-cell>
        </table:table-row>
        <table:table-row table:style-name="ro3">
          <table:table-cell table:formula="of:=RANDBETWEEN(1;100)" office:value-type="float" office:value="21" calcext:value-type="float">
            <text:p>21</text:p>
          </table:table-cell>
          <table:table-cell table:formula="of:=RANDBETWEEN(1;100)" office:value-type="float" office:value="62" calcext:value-type="float">
            <text:p>62</text:p>
          </table:table-cell>
        </table:table-row>
        <table:table-row table:style-name="ro3">
          <table:table-cell table:formula="of:=RANDBETWEEN(1;100)" office:value-type="float" office:value="84" calcext:value-type="float">
            <text:p>84</text:p>
          </table:table-cell>
          <table:table-cell table:formula="of:=RANDBETWEEN(1;100)" office:value-type="float" office:value="94" calcext:value-type="float">
            <text:p>94</text:p>
          </table:table-cell>
        </table:table-row>
        <table:table-row table:style-name="ro3">
          <table:table-cell table:formula="of:=RANDBETWEEN(1;100)" office:value-type="float" office:value="36" calcext:value-type="float">
            <text:p>36</text:p>
          </table:table-cell>
          <table:table-cell table:formula="of:=RANDBETWEEN(1;100)" office:value-type="float" office:value="79" calcext:value-type="float">
            <text:p>79</text:p>
          </table:table-cell>
        </table:table-row>
        <table:table-row table:style-name="ro3">
          <table:table-cell table:formula="of:=RANDBETWEEN(1;100)" office:value-type="float" office:value="86" calcext:value-type="float">
            <text:p>86</text:p>
          </table:table-cell>
          <table:table-cell table:formula="of:=RANDBETWEEN(1;100)" office:value-type="float" office:value="71" calcext:value-type="float">
            <text:p>71</text:p>
          </table:table-cell>
        </table:table-row>
        <table:table-row table:style-name="ro3">
          <table:table-cell table:formula="of:=RANDBETWEEN(1;100)" office:value-type="float" office:value="24" calcext:value-type="float">
            <text:p>24</text:p>
          </table:table-cell>
          <table:table-cell table:formula="of:=RANDBETWEEN(1;100)" office:value-type="float" office:value="55" calcext:value-type="float">
            <text:p>55</text:p>
          </table:table-cell>
        </table:table-row>
        <table:table-row table:style-name="ro3">
          <table:table-cell table:formula="of:=RANDBETWEEN(1;100)" office:value-type="float" office:value="7" calcext:value-type="float">
            <text:p>7</text:p>
          </table:table-cell>
          <table:table-cell table:formula="of:=RANDBETWEEN(1;100)" office:value-type="float" office:value="18" calcext:value-type="float">
            <text:p>18</text:p>
          </table:table-cell>
        </table:table-row>
        <table:table-row table:style-name="ro3">
          <table:table-cell table:formula="of:=RANDBETWEEN(1;100)" office:value-type="float" office:value="60" calcext:value-type="float">
            <text:p>60</text:p>
          </table:table-cell>
          <table:table-cell table:formula="of:=RANDBETWEEN(1;100)" office:value-type="float" office:value="43" calcext:value-type="float">
            <text:p>43</text:p>
          </table:table-cell>
        </table:table-row>
        <table:table-row table:style-name="ro3">
          <table:table-cell table:formula="of:=RANDBETWEEN(1;100)" office:value-type="float" office:value="52" calcext:value-type="float">
            <text:p>52</text:p>
          </table:table-cell>
          <table:table-cell table:formula="of:=RANDBETWEEN(1;100)" office:value-type="float" office:value="17" calcext:value-type="float">
            <text:p>17</text:p>
          </table:table-cell>
        </table:table-row>
        <table:table-row table:style-name="ro3">
          <table:table-cell table:formula="of:=RANDBETWEEN(1;100)" office:value-type="float" office:value="82" calcext:value-type="float">
            <text:p>82</text:p>
          </table:table-cell>
          <table:table-cell table:formula="of:=RANDBETWEEN(1;100)" office:value-type="float" office:value="38" calcext:value-type="float">
            <text:p>38</text:p>
          </table:table-cell>
        </table:table-row>
        <table:table-row table:style-name="ro3">
          <table:table-cell table:formula="of:=RANDBETWEEN(1;100)" office:value-type="float" office:value="27" calcext:value-type="float">
            <text:p>27</text:p>
          </table:table-cell>
          <table:table-cell table:formula="of:=RANDBETWEEN(1;100)" office:value-type="float" office:value="30" calcext:value-type="float">
            <text:p>30</text:p>
          </table:table-cell>
        </table:table-row>
        <table:table-row table:style-name="ro3">
          <table:table-cell table:formula="of:=RANDBETWEEN(1;100)" office:value-type="float" office:value="50" calcext:value-type="float">
            <text:p>50</text:p>
          </table:table-cell>
          <table:table-cell table:formula="of:=RANDBETWEEN(1;100)" office:value-type="float" office:value="69" calcext:value-type="float">
            <text:p>69</text:p>
          </table:table-cell>
        </table:table-row>
        <table:table-row table:style-name="ro3">
          <table:table-cell table:formula="of:=RANDBETWEEN(1;100)" office:value-type="float" office:value="90" calcext:value-type="float">
            <text:p>90</text:p>
          </table:table-cell>
          <table:table-cell table:formula="of:=RANDBETWEEN(1;100)" office:value-type="float" office:value="82" calcext:value-type="float">
            <text:p>82</text:p>
          </table:table-cell>
        </table:table-row>
        <table:table-row table:style-name="ro3">
          <table:table-cell table:formula="of:=RANDBETWEEN(1;100)" office:value-type="float" office:value="79" calcext:value-type="float">
            <text:p>79</text:p>
          </table:table-cell>
          <table:table-cell table:formula="of:=RANDBETWEEN(1;100)" office:value-type="float" office:value="56" calcext:value-type="float">
            <text:p>56</text:p>
          </table:table-cell>
        </table:table-row>
        <table:table-row table:style-name="ro3">
          <table:table-cell table:formula="of:=RANDBETWEEN(1;100)" office:value-type="float" office:value="22" calcext:value-type="float">
            <text:p>22</text:p>
          </table:table-cell>
          <table:table-cell table:formula="of:=RANDBETWEEN(1;100)" office:value-type="float" office:value="63" calcext:value-type="float">
            <text:p>63</text:p>
          </table:table-cell>
        </table:table-row>
        <table:table-row table:style-name="ro3">
          <table:table-cell table:formula="of:=RANDBETWEEN(1;100)" office:value-type="float" office:value="31" calcext:value-type="float">
            <text:p>31</text:p>
          </table:table-cell>
          <table:table-cell table:formula="of:=RANDBETWEEN(1;100)" office:value-type="float" office:value="56" calcext:value-type="float">
            <text:p>56</text:p>
          </table:table-cell>
        </table:table-row>
        <table:table-row table:style-name="ro3">
          <table:table-cell table:formula="of:=RANDBETWEEN(1;100)" office:value-type="float" office:value="48" calcext:value-type="float">
            <text:p>48</text:p>
          </table:table-cell>
          <table:table-cell table:formula="of:=RANDBETWEEN(1;100)" office:value-type="float" office:value="83" calcext:value-type="float">
            <text:p>83</text:p>
          </table:table-cell>
        </table:table-row>
        <table:table-row table:style-name="ro3">
          <table:table-cell table:formula="of:=RANDBETWEEN(1;100)" office:value-type="float" office:value="65" calcext:value-type="float">
            <text:p>65</text:p>
          </table:table-cell>
          <table:table-cell table:formula="of:=RANDBETWEEN(1;100)" office:value-type="float" office:value="89" calcext:value-type="float">
            <text:p>89</text:p>
          </table:table-cell>
        </table:table-row>
        <table:table-row table:style-name="ro3">
          <table:table-cell table:formula="of:=RANDBETWEEN(1;100)" office:value-type="float" office:value="28" calcext:value-type="float">
            <text:p>28</text:p>
          </table:table-cell>
          <table:table-cell table:formula="of:=RANDBETWEEN(1;100)" office:value-type="float" office:value="20" calcext:value-type="float">
            <text:p>20</text:p>
          </table:table-cell>
        </table:table-row>
        <table:table-row table:style-name="ro3">
          <table:table-cell table:formula="of:=RANDBETWEEN(1;100)" office:value-type="float" office:value="66" calcext:value-type="float">
            <text:p>66</text:p>
          </table:table-cell>
          <table:table-cell table:formula="of:=RANDBETWEEN(1;100)" office:value-type="float" office:value="33" calcext:value-type="float">
            <text:p>33</text:p>
          </table:table-cell>
        </table:table-row>
        <table:table-row table:style-name="ro3">
          <table:table-cell table:formula="of:=RANDBETWEEN(1;100)" office:value-type="float" office:value="97" calcext:value-type="float">
            <text:p>97</text:p>
          </table:table-cell>
          <table:table-cell table:formula="of:=RANDBETWEEN(1;100)" office:value-type="float" office:value="100" calcext:value-type="float">
            <text:p>100</text:p>
          </table:table-cell>
        </table:table-row>
        <table:table-row table:style-name="ro3">
          <table:table-cell table:formula="of:=RANDBETWEEN(1;100)" office:value-type="float" office:value="10" calcext:value-type="float">
            <text:p>10</text:p>
          </table:table-cell>
          <table:table-cell table:formula="of:=RANDBETWEEN(1;100)" office:value-type="float" office:value="8" calcext:value-type="float">
            <text:p>8</text:p>
          </table:table-cell>
        </table:table-row>
        <table:table-row table:style-name="ro3">
          <table:table-cell table:formula="of:=RANDBETWEEN(1;100)" office:value-type="float" office:value="54" calcext:value-type="float">
            <text:p>54</text:p>
          </table:table-cell>
          <table:table-cell table:formula="of:=RANDBETWEEN(1;100)" office:value-type="float" office:value="95" calcext:value-type="float">
            <text:p>95</text:p>
          </table:table-cell>
        </table:table-row>
        <table:table-row table:style-name="ro3">
          <table:table-cell table:formula="of:=RANDBETWEEN(1;100)" office:value-type="float" office:value="36" calcext:value-type="float">
            <text:p>36</text:p>
          </table:table-cell>
          <table:table-cell table:formula="of:=RANDBETWEEN(1;100)" office:value-type="float" office:value="6" calcext:value-type="float">
            <text:p>6</text:p>
          </table:table-cell>
        </table:table-row>
        <table:table-row table:style-name="ro3">
          <table:table-cell table:formula="of:=RANDBETWEEN(1;100)" office:value-type="float" office:value="72" calcext:value-type="float">
            <text:p>72</text:p>
          </table:table-cell>
          <table:table-cell table:formula="of:=RANDBETWEEN(1;100)" office:value-type="float" office:value="95" calcext:value-type="float">
            <text:p>95</text:p>
          </table:table-cell>
        </table:table-row>
        <table:table-row table:style-name="ro3">
          <table:table-cell table:formula="of:=RANDBETWEEN(1;100)" office:value-type="float" office:value="59" calcext:value-type="float">
            <text:p>59</text:p>
          </table:table-cell>
          <table:table-cell table:formula="of:=RANDBETWEEN(1;100)" office:value-type="float" office:value="49" calcext:value-type="float">
            <text:p>49</text:p>
          </table:table-cell>
        </table:table-row>
        <table:table-row table:style-name="ro3">
          <table:table-cell table:formula="of:=RANDBETWEEN(1;100)" office:value-type="float" office:value="4" calcext:value-type="float">
            <text:p>4</text:p>
          </table:table-cell>
          <table:table-cell table:formula="of:=RANDBETWEEN(1;100)" office:value-type="float" office:value="16" calcext:value-type="float">
            <text:p>16</text:p>
          </table:table-cell>
        </table:table-row>
        <table:table-row table:style-name="ro3">
          <table:table-cell table:formula="of:=RANDBETWEEN(1;100)" office:value-type="float" office:value="61" calcext:value-type="float">
            <text:p>61</text:p>
          </table:table-cell>
          <table:table-cell table:formula="of:=RANDBETWEEN(1;100)" office:value-type="float" office:value="92" calcext:value-type="float">
            <text:p>92</text:p>
          </table:table-cell>
        </table:table-row>
        <table:table-row table:style-name="ro3">
          <table:table-cell table:formula="of:=RANDBETWEEN(1;100)" office:value-type="float" office:value="44" calcext:value-type="float">
            <text:p>44</text:p>
          </table:table-cell>
          <table:table-cell table:formula="of:=RANDBETWEEN(1;100)" office:value-type="float" office:value="96" calcext:value-type="float">
            <text:p>96</text:p>
          </table:table-cell>
        </table:table-row>
        <table:table-row table:style-name="ro3">
          <table:table-cell table:formula="of:=RANDBETWEEN(1;100)" office:value-type="float" office:value="75" calcext:value-type="float">
            <text:p>75</text:p>
          </table:table-cell>
          <table:table-cell table:formula="of:=RANDBETWEEN(1;100)" office:value-type="float" office:value="14" calcext:value-type="float">
            <text:p>14</text:p>
          </table:table-cell>
        </table:table-row>
        <table:table-row table:style-name="ro3">
          <table:table-cell table:formula="of:=RANDBETWEEN(1;100)" office:value-type="float" office:value="49" calcext:value-type="float">
            <text:p>49</text:p>
          </table:table-cell>
          <table:table-cell table:formula="of:=RANDBETWEEN(1;100)" office:value-type="float" office:value="95" calcext:value-type="float">
            <text:p>95</text:p>
          </table:table-cell>
        </table:table-row>
        <table:table-row table:style-name="ro3">
          <table:table-cell table:formula="of:=RANDBETWEEN(1;100)" office:value-type="float" office:value="38" calcext:value-type="float">
            <text:p>38</text:p>
          </table:table-cell>
          <table:table-cell table:formula="of:=RANDBETWEEN(1;100)" office:value-type="float" office:value="63" calcext:value-type="float">
            <text:p>63</text:p>
          </table:table-cell>
        </table:table-row>
        <table:table-row table:style-name="ro3">
          <table:table-cell table:formula="of:=RANDBETWEEN(1;100)" office:value-type="float" office:value="59" calcext:value-type="float">
            <text:p>59</text:p>
          </table:table-cell>
          <table:table-cell table:formula="of:=RANDBETWEEN(1;100)" office:value-type="float" office:value="45" calcext:value-type="float">
            <text:p>45</text:p>
          </table:table-cell>
        </table:table-row>
        <table:table-row table:style-name="ro3">
          <table:table-cell table:formula="of:=RANDBETWEEN(1;100)" office:value-type="float" office:value="1" calcext:value-type="float">
            <text:p>1</text:p>
          </table:table-cell>
          <table:table-cell table:formula="of:=RANDBETWEEN(1;100)" office:value-type="float" office:value="78" calcext:value-type="float">
            <text:p>78</text:p>
          </table:table-cell>
        </table:table-row>
        <table:table-row table:style-name="ro3">
          <table:table-cell table:formula="of:=RANDBETWEEN(1;100)" office:value-type="float" office:value="22" calcext:value-type="float">
            <text:p>22</text:p>
          </table:table-cell>
          <table:table-cell table:formula="of:=RANDBETWEEN(1;100)" office:value-type="float" office:value="85" calcext:value-type="float">
            <text:p>85</text:p>
          </table:table-cell>
        </table:table-row>
        <table:table-row table:style-name="ro3">
          <table:table-cell table:formula="of:=RANDBETWEEN(1;100)" office:value-type="float" office:value="18" calcext:value-type="float">
            <text:p>18</text:p>
          </table:table-cell>
          <table:table-cell table:formula="of:=RANDBETWEEN(1;100)" office:value-type="float" office:value="57" calcext:value-type="float">
            <text:p>57</text:p>
          </table:table-cell>
        </table:table-row>
        <table:table-row table:style-name="ro3">
          <table:table-cell table:formula="of:=RANDBETWEEN(1;100)" office:value-type="float" office:value="50" calcext:value-type="float">
            <text:p>50</text:p>
          </table:table-cell>
          <table:table-cell table:formula="of:=RANDBETWEEN(1;100)" office:value-type="float" office:value="39" calcext:value-type="float">
            <text:p>39</text:p>
          </table:table-cell>
        </table:table-row>
        <table:table-row table:style-name="ro3">
          <table:table-cell table:formula="of:=RANDBETWEEN(1;100)" office:value-type="float" office:value="36" calcext:value-type="float">
            <text:p>36</text:p>
          </table:table-cell>
          <table:table-cell table:formula="of:=RANDBETWEEN(1;100)" office:value-type="float" office:value="47" calcext:value-type="float">
            <text:p>47</text:p>
          </table:table-cell>
        </table:table-row>
        <table:table-row table:style-name="ro3">
          <table:table-cell table:formula="of:=RANDBETWEEN(1;100)" office:value-type="float" office:value="64" calcext:value-type="float">
            <text:p>64</text:p>
          </table:table-cell>
          <table:table-cell table:formula="of:=RANDBETWEEN(1;100)" office:value-type="float" office:value="89" calcext:value-type="float">
            <text:p>89</text:p>
          </table:table-cell>
        </table:table-row>
        <table:table-row table:style-name="ro3">
          <table:table-cell table:formula="of:=RANDBETWEEN(1;100)" office:value-type="float" office:value="77" calcext:value-type="float">
            <text:p>77</text:p>
          </table:table-cell>
          <table:table-cell table:formula="of:=RANDBETWEEN(1;100)" office:value-type="float" office:value="86" calcext:value-type="float">
            <text:p>86</text:p>
          </table:table-cell>
        </table:table-row>
        <table:table-row table:style-name="ro3">
          <table:table-cell table:formula="of:=RANDBETWEEN(1;100)" office:value-type="float" office:value="44" calcext:value-type="float">
            <text:p>44</text:p>
          </table:table-cell>
          <table:table-cell table:formula="of:=RANDBETWEEN(1;100)" office:value-type="float" office:value="81" calcext:value-type="float">
            <text:p>81</text:p>
          </table:table-cell>
        </table:table-row>
        <table:table-row table:style-name="ro3">
          <table:table-cell table:formula="of:=RANDBETWEEN(1;100)" office:value-type="float" office:value="25" calcext:value-type="float">
            <text:p>25</text:p>
          </table:table-cell>
          <table:table-cell table:formula="of:=RANDBETWEEN(1;100)" office:value-type="float" office:value="38" calcext:value-type="float">
            <text:p>38</text:p>
          </table:table-cell>
        </table:table-row>
        <table:table-row table:style-name="ro3">
          <table:table-cell table:formula="of:=RANDBETWEEN(1;100)" office:value-type="float" office:value="92" calcext:value-type="float">
            <text:p>92</text:p>
          </table:table-cell>
          <table:table-cell table:formula="of:=RANDBETWEEN(1;100)" office:value-type="float" office:value="29" calcext:value-type="float">
            <text:p>29</text:p>
          </table:table-cell>
        </table:table-row>
        <table:table-row table:style-name="ro3">
          <table:table-cell table:formula="of:=RANDBETWEEN(1;100)" office:value-type="float" office:value="59" calcext:value-type="float">
            <text:p>59</text:p>
          </table:table-cell>
          <table:table-cell table:formula="of:=RANDBETWEEN(1;100)" office:value-type="float" office:value="6" calcext:value-type="float">
            <text:p>6</text:p>
          </table:table-cell>
        </table:table-row>
        <table:table-row table:style-name="ro3">
          <table:table-cell table:formula="of:=RANDBETWEEN(1;100)" office:value-type="float" office:value="89" calcext:value-type="float">
            <text:p>89</text:p>
          </table:table-cell>
          <table:table-cell table:formula="of:=RANDBETWEEN(1;100)" office:value-type="float" office:value="72" calcext:value-type="float">
            <text:p>72</text:p>
          </table:table-cell>
        </table:table-row>
        <table:table-row table:style-name="ro3">
          <table:table-cell table:formula="of:=RANDBETWEEN(1;100)" office:value-type="float" office:value="70" calcext:value-type="float">
            <text:p>70</text:p>
          </table:table-cell>
          <table:table-cell table:formula="of:=RANDBETWEEN(1;100)" office:value-type="float" office:value="7" calcext:value-type="float">
            <text:p>7</text:p>
          </table:table-cell>
        </table:table-row>
        <table:table-row table:style-name="ro3">
          <table:table-cell table:formula="of:=RANDBETWEEN(1;100)" office:value-type="float" office:value="49" calcext:value-type="float">
            <text:p>49</text:p>
          </table:table-cell>
          <table:table-cell table:formula="of:=RANDBETWEEN(1;100)" office:value-type="float" office:value="70" calcext:value-type="float">
            <text:p>70</text:p>
          </table:table-cell>
        </table:table-row>
        <table:table-row table:style-name="ro3">
          <table:table-cell table:formula="of:=RANDBETWEEN(1;100)" office:value-type="float" office:value="29" calcext:value-type="float">
            <text:p>29</text:p>
          </table:table-cell>
          <table:table-cell table:formula="of:=RANDBETWEEN(1;100)" office:value-type="float" office:value="47" calcext:value-type="float">
            <text:p>47</text:p>
          </table:table-cell>
        </table:table-row>
        <table:table-row table:style-name="ro3">
          <table:table-cell table:formula="of:=RANDBETWEEN(1;100)" office:value-type="float" office:value="61" calcext:value-type="float">
            <text:p>61</text:p>
          </table:table-cell>
          <table:table-cell table:formula="of:=RANDBETWEEN(1;100)" office:value-type="float" office:value="70" calcext:value-type="float">
            <text:p>70</text:p>
          </table:table-cell>
        </table:table-row>
        <table:table-row table:style-name="ro3">
          <table:table-cell table:formula="of:=RANDBETWEEN(1;100)" office:value-type="float" office:value="35" calcext:value-type="float">
            <text:p>35</text:p>
          </table:table-cell>
          <table:table-cell table:formula="of:=RANDBETWEEN(1;100)" office:value-type="float" office:value="56" calcext:value-type="float">
            <text:p>56</text:p>
          </table:table-cell>
        </table:table-row>
        <table:table-row table:style-name="ro3">
          <table:table-cell table:formula="of:=RANDBETWEEN(1;100)" office:value-type="float" office:value="68" calcext:value-type="float">
            <text:p>68</text:p>
          </table:table-cell>
          <table:table-cell table:formula="of:=RANDBETWEEN(1;100)" office:value-type="float" office:value="27" calcext:value-type="float">
            <text:p>27</text:p>
          </table:table-cell>
        </table:table-row>
        <table:table-row table:style-name="ro3">
          <table:table-cell table:formula="of:=RANDBETWEEN(1;100)" office:value-type="float" office:value="74" calcext:value-type="float">
            <text:p>74</text:p>
          </table:table-cell>
          <table:table-cell table:formula="of:=RANDBETWEEN(1;100)" office:value-type="float" office:value="54" calcext:value-type="float">
            <text:p>54</text:p>
          </table:table-cell>
        </table:table-row>
        <table:table-row table:style-name="ro3">
          <table:table-cell table:formula="of:=RANDBETWEEN(1;100)" office:value-type="float" office:value="41" calcext:value-type="float">
            <text:p>41</text:p>
          </table:table-cell>
          <table:table-cell table:formula="of:=RANDBETWEEN(1;100)" office:value-type="float" office:value="17" calcext:value-type="float">
            <text:p>17</text:p>
          </table:table-cell>
        </table:table-row>
        <table:table-row table:style-name="ro3">
          <table:table-cell table:formula="of:=RANDBETWEEN(1;100)" office:value-type="float" office:value="18" calcext:value-type="float">
            <text:p>18</text:p>
          </table:table-cell>
          <table:table-cell table:formula="of:=RANDBETWEEN(1;100)" office:value-type="float" office:value="8" calcext:value-type="float">
            <text:p>8</text:p>
          </table:table-cell>
        </table:table-row>
        <table:table-row table:style-name="ro3">
          <table:table-cell table:formula="of:=RANDBETWEEN(1;100)" office:value-type="float" office:value="61" calcext:value-type="float">
            <text:p>61</text:p>
          </table:table-cell>
          <table:table-cell table:formula="of:=RANDBETWEEN(1;100)" office:value-type="float" office:value="36" calcext:value-type="float">
            <text:p>36</text:p>
          </table:table-cell>
        </table:table-row>
        <table:table-row table:style-name="ro3">
          <table:table-cell table:formula="of:=RANDBETWEEN(1;100)" office:value-type="float" office:value="89" calcext:value-type="float">
            <text:p>89</text:p>
          </table:table-cell>
          <table:table-cell table:formula="of:=RANDBETWEEN(1;100)" office:value-type="float" office:value="25" calcext:value-type="float">
            <text:p>25</text:p>
          </table:table-cell>
        </table:table-row>
        <table:table-row table:style-name="ro3">
          <table:table-cell table:formula="of:=RANDBETWEEN(1;100)" office:value-type="float" office:value="30" calcext:value-type="float">
            <text:p>30</text:p>
          </table:table-cell>
          <table:table-cell table:formula="of:=RANDBETWEEN(1;100)" office:value-type="float" office:value="33" calcext:value-type="float">
            <text:p>33</text:p>
          </table:table-cell>
        </table:table-row>
        <table:table-row table:style-name="ro3">
          <table:table-cell table:formula="of:=RANDBETWEEN(1;100)" office:value-type="float" office:value="31" calcext:value-type="float">
            <text:p>31</text:p>
          </table:table-cell>
          <table:table-cell table:formula="of:=RANDBETWEEN(1;100)" office:value-type="float" office:value="85" calcext:value-type="float">
            <text:p>85</text:p>
          </table:table-cell>
        </table:table-row>
        <table:table-row table:style-name="ro3">
          <table:table-cell table:formula="of:=RANDBETWEEN(1;100)" office:value-type="float" office:value="10" calcext:value-type="float">
            <text:p>10</text:p>
          </table:table-cell>
          <table:table-cell table:formula="of:=RANDBETWEEN(1;100)" office:value-type="float" office:value="48" calcext:value-type="float">
            <text:p>48</text:p>
          </table:table-cell>
        </table:table-row>
        <table:table-row table:style-name="ro3">
          <table:table-cell table:formula="of:=RANDBETWEEN(1;100)" office:value-type="float" office:value="12" calcext:value-type="float">
            <text:p>12</text:p>
          </table:table-cell>
          <table:table-cell table:formula="of:=RANDBETWEEN(1;100)" office:value-type="float" office:value="27" calcext:value-type="float">
            <text:p>27</text:p>
          </table:table-cell>
        </table:table-row>
        <table:table-row table:style-name="ro3">
          <table:table-cell table:formula="of:=RANDBETWEEN(1;100)" office:value-type="float" office:value="82" calcext:value-type="float">
            <text:p>82</text:p>
          </table:table-cell>
          <table:table-cell table:formula="of:=RANDBETWEEN(1;100)" office:value-type="float" office:value="91" calcext:value-type="float">
            <text:p>91</text:p>
          </table:table-cell>
        </table:table-row>
        <table:table-row table:style-name="ro3">
          <table:table-cell table:formula="of:=RANDBETWEEN(1;100)" office:value-type="float" office:value="90" calcext:value-type="float">
            <text:p>90</text:p>
          </table:table-cell>
          <table:table-cell table:formula="of:=RANDBETWEEN(1;100)" office:value-type="float" office:value="25" calcext:value-type="float">
            <text:p>25</text:p>
          </table:table-cell>
        </table:table-row>
        <table:table-row table:style-name="ro3">
          <table:table-cell table:formula="of:=RANDBETWEEN(1;100)" office:value-type="float" office:value="27" calcext:value-type="float">
            <text:p>27</text:p>
          </table:table-cell>
          <table:table-cell table:formula="of:=RANDBETWEEN(1;100)" office:value-type="float" office:value="88" calcext:value-type="float">
            <text:p>88</text:p>
          </table:table-cell>
        </table:table-row>
        <table:table-row table:style-name="ro3">
          <table:table-cell table:formula="of:=RANDBETWEEN(1;100)" office:value-type="float" office:value="23" calcext:value-type="float">
            <text:p>23</text:p>
          </table:table-cell>
          <table:table-cell table:formula="of:=RANDBETWEEN(1;100)" office:value-type="float" office:value="80" calcext:value-type="float">
            <text:p>80</text:p>
          </table:table-cell>
        </table:table-row>
        <table:table-row table:style-name="ro3">
          <table:table-cell table:formula="of:=RANDBETWEEN(1;100)" office:value-type="float" office:value="88" calcext:value-type="float">
            <text:p>88</text:p>
          </table:table-cell>
          <table:table-cell table:formula="of:=RANDBETWEEN(1;100)" office:value-type="float" office:value="9" calcext:value-type="float">
            <text:p>9</text:p>
          </table:table-cell>
        </table:table-row>
        <table:table-row table:style-name="ro3">
          <table:table-cell table:formula="of:=RANDBETWEEN(1;100)" office:value-type="float" office:value="92" calcext:value-type="float">
            <text:p>92</text:p>
          </table:table-cell>
          <table:table-cell table:formula="of:=RANDBETWEEN(1;100)" office:value-type="float" office:value="21" calcext:value-type="float">
            <text:p>21</text:p>
          </table:table-cell>
        </table:table-row>
        <table:table-row table:style-name="ro3">
          <table:table-cell table:formula="of:=RANDBETWEEN(1;100)" office:value-type="float" office:value="6" calcext:value-type="float">
            <text:p>6</text:p>
          </table:table-cell>
          <table:table-cell table:formula="of:=RANDBETWEEN(1;100)" office:value-type="float" office:value="7" calcext:value-type="float">
            <text:p>7</text:p>
          </table:table-cell>
        </table:table-row>
        <table:table-row table:style-name="ro3">
          <table:table-cell table:formula="of:=RANDBETWEEN(1;100)" office:value-type="float" office:value="66" calcext:value-type="float">
            <text:p>66</text:p>
          </table:table-cell>
          <table:table-cell table:formula="of:=RANDBETWEEN(1;100)" office:value-type="float" office:value="71" calcext:value-type="float">
            <text:p>71</text:p>
          </table:table-cell>
        </table:table-row>
        <table:table-row table:style-name="ro3">
          <table:table-cell table:formula="of:=RANDBETWEEN(1;100)" office:value-type="float" office:value="43" calcext:value-type="float">
            <text:p>43</text:p>
          </table:table-cell>
          <table:table-cell table:formula="of:=RANDBETWEEN(1;100)" office:value-type="float" office:value="39" calcext:value-type="float">
            <text:p>39</text:p>
          </table:table-cell>
        </table:table-row>
        <table:table-row table:style-name="ro3">
          <table:table-cell table:formula="of:=RANDBETWEEN(1;100)" office:value-type="float" office:value="84" calcext:value-type="float">
            <text:p>84</text:p>
          </table:table-cell>
          <table:table-cell table:formula="of:=RANDBETWEEN(1;100)" office:value-type="float" office:value="27" calcext:value-type="float">
            <text:p>27</text:p>
          </table:table-cell>
        </table:table-row>
        <table:table-row table:style-name="ro3">
          <table:table-cell table:formula="of:=RANDBETWEEN(1;100)" office:value-type="float" office:value="49" calcext:value-type="float">
            <text:p>49</text:p>
          </table:table-cell>
          <table:table-cell table:formula="of:=RANDBETWEEN(1;100)" office:value-type="float" office:value="30" calcext:value-type="float">
            <text:p>30</text:p>
          </table:table-cell>
        </table:table-row>
        <table:table-row table:style-name="ro3">
          <table:table-cell table:formula="of:=RANDBETWEEN(1;100)" office:value-type="float" office:value="78" calcext:value-type="float">
            <text:p>78</text:p>
          </table:table-cell>
          <table:table-cell table:formula="of:=RANDBETWEEN(1;100)" office:value-type="float" office:value="27" calcext:value-type="float">
            <text:p>27</text:p>
          </table:table-cell>
        </table:table-row>
        <table:table-row table:style-name="ro3">
          <table:table-cell table:formula="of:=RANDBETWEEN(1;100)" office:value-type="float" office:value="58" calcext:value-type="float">
            <text:p>58</text:p>
          </table:table-cell>
          <table:table-cell table:formula="of:=RANDBETWEEN(1;100)" office:value-type="float" office:value="92" calcext:value-type="float">
            <text:p>92</text:p>
          </table:table-cell>
        </table:table-row>
        <table:table-row table:style-name="ro3">
          <table:table-cell table:formula="of:=RANDBETWEEN(1;100)" office:value-type="float" office:value="56" calcext:value-type="float">
            <text:p>56</text:p>
          </table:table-cell>
          <table:table-cell table:formula="of:=RANDBETWEEN(1;100)" office:value-type="float" office:value="44" calcext:value-type="float">
            <text:p>44</text:p>
          </table:table-cell>
        </table:table-row>
        <table:table-row table:style-name="ro3">
          <table:table-cell table:formula="of:=RANDBETWEEN(1;100)" office:value-type="float" office:value="30" calcext:value-type="float">
            <text:p>30</text:p>
          </table:table-cell>
          <table:table-cell table:formula="of:=RANDBETWEEN(1;100)" office:value-type="float" office:value="99" calcext:value-type="float">
            <text:p>99</text:p>
          </table:table-cell>
        </table:table-row>
        <table:table-row table:style-name="ro3">
          <table:table-cell table:formula="of:=RANDBETWEEN(1;100)" office:value-type="float" office:value="63" calcext:value-type="float">
            <text:p>63</text:p>
          </table:table-cell>
          <table:table-cell table:formula="of:=RANDBETWEEN(1;100)" office:value-type="float" office:value="34" calcext:value-type="float">
            <text:p>34</text:p>
          </table:table-cell>
        </table:table-row>
        <table:table-row table:style-name="ro3">
          <table:table-cell table:formula="of:=RANDBETWEEN(1;100)" office:value-type="float" office:value="67" calcext:value-type="float">
            <text:p>67</text:p>
          </table:table-cell>
          <table:table-cell table:formula="of:=RANDBETWEEN(1;100)" office:value-type="float" office:value="100" calcext:value-type="float">
            <text:p>100</text:p>
          </table:table-cell>
        </table:table-row>
        <table:table-row table:style-name="ro3">
          <table:table-cell table:formula="of:=RANDBETWEEN(1;100)" office:value-type="float" office:value="31" calcext:value-type="float">
            <text:p>31</text:p>
          </table:table-cell>
          <table:table-cell table:formula="of:=RANDBETWEEN(1;100)" office:value-type="float" office:value="96" calcext:value-type="float">
            <text:p>96</text:p>
          </table:table-cell>
        </table:table-row>
        <table:table-row table:style-name="ro3">
          <table:table-cell table:formula="of:=RANDBETWEEN(1;100)" office:value-type="float" office:value="4" calcext:value-type="float">
            <text:p>4</text:p>
          </table:table-cell>
          <table:table-cell table:formula="of:=RANDBETWEEN(1;100)" office:value-type="float" office:value="61" calcext:value-type="float">
            <text:p>61</text:p>
          </table:table-cell>
        </table:table-row>
        <table:table-row table:style-name="ro3">
          <table:table-cell table:formula="of:=RANDBETWEEN(1;100)" office:value-type="float" office:value="29" calcext:value-type="float">
            <text:p>29</text:p>
          </table:table-cell>
          <table:table-cell table:formula="of:=RANDBETWEEN(1;100)" office:value-type="float" office:value="20" calcext:value-type="float">
            <text:p>20</text:p>
          </table:table-cell>
        </table:table-row>
        <table:table-row table:style-name="ro3">
          <table:table-cell table:formula="of:=RANDBETWEEN(1;100)" office:value-type="float" office:value="83" calcext:value-type="float">
            <text:p>83</text:p>
          </table:table-cell>
          <table:table-cell table:formula="of:=RANDBETWEEN(1;100)" office:value-type="float" office:value="22" calcext:value-type="float">
            <text:p>22</text:p>
          </table:table-cell>
        </table:table-row>
        <table:table-row table:style-name="ro3">
          <table:table-cell table:formula="of:=RANDBETWEEN(1;100)" office:value-type="float" office:value="27" calcext:value-type="float">
            <text:p>27</text:p>
          </table:table-cell>
          <table:table-cell table:formula="of:=RANDBETWEEN(1;100)" office:value-type="float" office:value="12" calcext:value-type="float">
            <text:p>12</text:p>
          </table:table-cell>
        </table:table-row>
        <table:table-row table:style-name="ro3">
          <table:table-cell table:formula="of:=RANDBETWEEN(1;100)" office:value-type="float" office:value="50" calcext:value-type="float">
            <text:p>50</text:p>
          </table:table-cell>
          <table:table-cell table:formula="of:=RANDBETWEEN(1;100)" office:value-type="float" office:value="89" calcext:value-type="float">
            <text:p>89</text:p>
          </table:table-cell>
        </table:table-row>
        <table:table-row table:style-name="ro3">
          <table:table-cell table:formula="of:=RANDBETWEEN(1;100)" office:value-type="float" office:value="34" calcext:value-type="float">
            <text:p>34</text:p>
          </table:table-cell>
          <table:table-cell table:formula="of:=RANDBETWEEN(1;100)" office:value-type="float" office:value="75" calcext:value-type="float">
            <text:p>75</text:p>
          </table:table-cell>
        </table:table-row>
        <table:table-row table:style-name="ro3">
          <table:table-cell table:formula="of:=RANDBETWEEN(1;100)" office:value-type="float" office:value="21" calcext:value-type="float">
            <text:p>21</text:p>
          </table:table-cell>
          <table:table-cell table:formula="of:=RANDBETWEEN(1;100)" office:value-type="float" office:value="45" calcext:value-type="float">
            <text:p>45</text:p>
          </table:table-cell>
        </table:table-row>
        <table:table-row table:style-name="ro3">
          <table:table-cell table:formula="of:=RANDBETWEEN(1;100)" office:value-type="float" office:value="21" calcext:value-type="float">
            <text:p>21</text:p>
          </table:table-cell>
          <table:table-cell table:formula="of:=RANDBETWEEN(1;100)" office:value-type="float" office:value="3" calcext:value-type="float">
            <text:p>3</text:p>
          </table:table-cell>
        </table:table-row>
        <table:table-row table:style-name="ro3">
          <table:table-cell table:formula="of:=RANDBETWEEN(1;100)" office:value-type="float" office:value="94" calcext:value-type="float">
            <text:p>94</text:p>
          </table:table-cell>
          <table:table-cell table:formula="of:=RANDBETWEEN(1;100)" office:value-type="float" office:value="30" calcext:value-type="float">
            <text:p>30</text:p>
          </table:table-cell>
        </table:table-row>
        <table:table-row table:style-name="ro3">
          <table:table-cell table:formula="of:=RANDBETWEEN(1;100)" office:value-type="float" office:value="82" calcext:value-type="float">
            <text:p>82</text:p>
          </table:table-cell>
          <table:table-cell table:formula="of:=RANDBETWEEN(1;100)" office:value-type="float" office:value="59" calcext:value-type="float">
            <text:p>59</text:p>
          </table:table-cell>
        </table:table-row>
        <table:table-row table:style-name="ro3">
          <table:table-cell table:formula="of:=RANDBETWEEN(1;100)" office:value-type="float" office:value="43" calcext:value-type="float">
            <text:p>43</text:p>
          </table:table-cell>
          <table:table-cell table:formula="of:=RANDBETWEEN(1;100)" office:value-type="float" office:value="19" calcext:value-type="float">
            <text:p>19</text:p>
          </table:table-cell>
        </table:table-row>
        <table:table-row table:style-name="ro3">
          <table:table-cell table:formula="of:=RANDBETWEEN(1;100)" office:value-type="float" office:value="84" calcext:value-type="float">
            <text:p>84</text:p>
          </table:table-cell>
          <table:table-cell table:formula="of:=RANDBETWEEN(1;100)" office:value-type="float" office:value="36" calcext:value-type="float">
            <text:p>36</text:p>
          </table:table-cell>
        </table:table-row>
        <table:table-row table:style-name="ro3">
          <table:table-cell table:formula="of:=RANDBETWEEN(1;100)" office:value-type="float" office:value="45" calcext:value-type="float">
            <text:p>45</text:p>
          </table:table-cell>
          <table:table-cell table:formula="of:=RANDBETWEEN(1;100)" office:value-type="float" office:value="32" calcext:value-type="float">
            <text:p>32</text:p>
          </table:table-cell>
        </table:table-row>
        <table:table-row table:style-name="ro3">
          <table:table-cell table:formula="of:=RANDBETWEEN(1;100)" office:value-type="float" office:value="3" calcext:value-type="float">
            <text:p>3</text:p>
          </table:table-cell>
          <table:table-cell table:formula="of:=RANDBETWEEN(1;100)" office:value-type="float" office:value="91" calcext:value-type="float">
            <text:p>91</text:p>
          </table:table-cell>
        </table:table-row>
        <table:table-row table:style-name="ro3">
          <table:table-cell table:formula="of:=RANDBETWEEN(1;100)" office:value-type="float" office:value="6" calcext:value-type="float">
            <text:p>6</text:p>
          </table:table-cell>
          <table:table-cell table:formula="of:=RANDBETWEEN(1;100)" office:value-type="float" office:value="87" calcext:value-type="float">
            <text:p>87</text:p>
          </table:table-cell>
        </table:table-row>
        <table:table-row table:style-name="ro3">
          <table:table-cell table:formula="of:=RANDBETWEEN(1;100)" office:value-type="float" office:value="73" calcext:value-type="float">
            <text:p>73</text:p>
          </table:table-cell>
          <table:table-cell table:formula="of:=RANDBETWEEN(1;100)" office:value-type="float" office:value="1" calcext:value-type="float">
            <text:p>1</text:p>
          </table:table-cell>
        </table:table-row>
        <table:table-row table:style-name="ro3">
          <table:table-cell table:formula="of:=RANDBETWEEN(1;100)" office:value-type="float" office:value="61" calcext:value-type="float">
            <text:p>61</text:p>
          </table:table-cell>
          <table:table-cell table:formula="of:=RANDBETWEEN(1;100)" office:value-type="float" office:value="75" calcext:value-type="float">
            <text:p>75</text:p>
          </table:table-cell>
        </table:table-row>
        <table:table-row table:style-name="ro3">
          <table:table-cell table:formula="of:=RANDBETWEEN(1;100)" office:value-type="float" office:value="96" calcext:value-type="float">
            <text:p>96</text:p>
          </table:table-cell>
          <table:table-cell table:formula="of:=RANDBETWEEN(1;100)" office:value-type="float" office:value="86" calcext:value-type="float">
            <text:p>86</text:p>
          </table:table-cell>
        </table:table-row>
        <table:table-row table:style-name="ro3">
          <table:table-cell table:formula="of:=RANDBETWEEN(1;100)" office:value-type="float" office:value="84" calcext:value-type="float">
            <text:p>84</text:p>
          </table:table-cell>
          <table:table-cell table:formula="of:=RANDBETWEEN(1;100)" office:value-type="float" office:value="49" calcext:value-type="float">
            <text:p>49</text:p>
          </table:table-cell>
        </table:table-row>
        <table:table-row table:style-name="ro3">
          <table:table-cell table:formula="of:=RANDBETWEEN(1;100)" office:value-type="float" office:value="35" calcext:value-type="float">
            <text:p>35</text:p>
          </table:table-cell>
          <table:table-cell table:formula="of:=RANDBETWEEN(1;100)" office:value-type="float" office:value="95" calcext:value-type="float">
            <text:p>95</text:p>
          </table:table-cell>
        </table:table-row>
        <table:table-row table:style-name="ro3">
          <table:table-cell table:formula="of:=RANDBETWEEN(1;100)" office:value-type="float" office:value="66" calcext:value-type="float">
            <text:p>66</text:p>
          </table:table-cell>
          <table:table-cell table:formula="of:=RANDBETWEEN(1;100)" office:value-type="float" office:value="17" calcext:value-type="float">
            <text:p>17</text:p>
          </table:table-cell>
        </table:table-row>
        <table:table-row table:style-name="ro3">
          <table:table-cell table:formula="of:=RANDBETWEEN(1;100)" office:value-type="float" office:value="83" calcext:value-type="float">
            <text:p>83</text:p>
          </table:table-cell>
          <table:table-cell table:formula="of:=RANDBETWEEN(1;100)" office:value-type="float" office:value="60" calcext:value-type="float">
            <text:p>60</text:p>
          </table:table-cell>
        </table:table-row>
        <table:table-row table:style-name="ro3">
          <table:table-cell table:formula="of:=RANDBETWEEN(1;100)" office:value-type="float" office:value="40" calcext:value-type="float">
            <text:p>40</text:p>
          </table:table-cell>
          <table:table-cell table:formula="of:=RANDBETWEEN(1;100)" office:value-type="float" office:value="46" calcext:value-type="float">
            <text:p>46</text:p>
          </table:table-cell>
        </table:table-row>
        <table:table-row table:style-name="ro3">
          <table:table-cell table:formula="of:=RANDBETWEEN(1;100)" office:value-type="float" office:value="98" calcext:value-type="float">
            <text:p>98</text:p>
          </table:table-cell>
          <table:table-cell table:formula="of:=RANDBETWEEN(1;100)" office:value-type="float" office:value="8" calcext:value-type="float">
            <text:p>8</text:p>
          </table:table-cell>
        </table:table-row>
        <table:table-row table:style-name="ro3">
          <table:table-cell table:formula="of:=RANDBETWEEN(1;100)" office:value-type="float" office:value="24" calcext:value-type="float">
            <text:p>24</text:p>
          </table:table-cell>
          <table:table-cell table:formula="of:=RANDBETWEEN(1;100)" office:value-type="float" office:value="26" calcext:value-type="float">
            <text:p>26</text:p>
          </table:table-cell>
        </table:table-row>
        <table:table-row table:style-name="ro3">
          <table:table-cell table:formula="of:=RANDBETWEEN(1;100)" office:value-type="float" office:value="5" calcext:value-type="float">
            <text:p>5</text:p>
          </table:table-cell>
          <table:table-cell table:formula="of:=RANDBETWEEN(1;100)" office:value-type="float" office:value="12" calcext:value-type="float">
            <text:p>12</text:p>
          </table:table-cell>
        </table:table-row>
        <table:table-row table:style-name="ro3">
          <table:table-cell table:formula="of:=RANDBETWEEN(1;100)" office:value-type="float" office:value="80" calcext:value-type="float">
            <text:p>80</text:p>
          </table:table-cell>
          <table:table-cell table:formula="of:=RANDBETWEEN(1;100)" office:value-type="float" office:value="5" calcext:value-type="float">
            <text:p>5</text:p>
          </table:table-cell>
        </table:table-row>
        <table:table-row table:style-name="ro3">
          <table:table-cell table:formula="of:=RANDBETWEEN(1;100)" office:value-type="float" office:value="93" calcext:value-type="float">
            <text:p>93</text:p>
          </table:table-cell>
          <table:table-cell table:formula="of:=RANDBETWEEN(1;100)" office:value-type="float" office:value="11" calcext:value-type="float">
            <text:p>11</text:p>
          </table:table-cell>
        </table:table-row>
        <table:table-row table:style-name="ro3">
          <table:table-cell table:formula="of:=RANDBETWEEN(1;100)" office:value-type="float" office:value="64" calcext:value-type="float">
            <text:p>64</text:p>
          </table:table-cell>
          <table:table-cell table:formula="of:=RANDBETWEEN(1;100)" office:value-type="float" office:value="47" calcext:value-type="float">
            <text:p>47</text:p>
          </table:table-cell>
        </table:table-row>
        <table:table-row table:style-name="ro3">
          <table:table-cell table:formula="of:=RANDBETWEEN(1;100)" office:value-type="float" office:value="82" calcext:value-type="float">
            <text:p>82</text:p>
          </table:table-cell>
          <table:table-cell table:formula="of:=RANDBETWEEN(1;100)" office:value-type="float" office:value="52" calcext:value-type="float">
            <text:p>52</text:p>
          </table:table-cell>
        </table:table-row>
        <table:table-row table:style-name="ro3">
          <table:table-cell table:formula="of:=RANDBETWEEN(1;100)" office:value-type="float" office:value="5" calcext:value-type="float">
            <text:p>5</text:p>
          </table:table-cell>
          <table:table-cell table:formula="of:=RANDBETWEEN(1;100)" office:value-type="float" office:value="86" calcext:value-type="float">
            <text:p>86</text:p>
          </table:table-cell>
        </table:table-row>
        <table:table-row table:style-name="ro3">
          <table:table-cell table:formula="of:=RANDBETWEEN(1;100)" office:value-type="float" office:value="77" calcext:value-type="float">
            <text:p>77</text:p>
          </table:table-cell>
          <table:table-cell table:formula="of:=RANDBETWEEN(1;100)" office:value-type="float" office:value="72" calcext:value-type="float">
            <text:p>72</text:p>
          </table:table-cell>
        </table:table-row>
        <table:table-row table:style-name="ro3">
          <table:table-cell table:formula="of:=RANDBETWEEN(1;100)" office:value-type="float" office:value="36" calcext:value-type="float">
            <text:p>36</text:p>
          </table:table-cell>
          <table:table-cell table:formula="of:=RANDBETWEEN(1;100)" office:value-type="float" office:value="100" calcext:value-type="float">
            <text:p>100</text:p>
          </table:table-cell>
        </table:table-row>
        <table:table-row table:style-name="ro3">
          <table:table-cell table:formula="of:=RANDBETWEEN(1;100)" office:value-type="float" office:value="94" calcext:value-type="float">
            <text:p>94</text:p>
          </table:table-cell>
          <table:table-cell table:formula="of:=RANDBETWEEN(1;100)" office:value-type="float" office:value="43" calcext:value-type="float">
            <text:p>43</text:p>
          </table:table-cell>
        </table:table-row>
        <table:table-row table:style-name="ro3">
          <table:table-cell table:formula="of:=RANDBETWEEN(1;100)" office:value-type="float" office:value="31" calcext:value-type="float">
            <text:p>31</text:p>
          </table:table-cell>
          <table:table-cell table:formula="of:=RANDBETWEEN(1;100)" office:value-type="float" office:value="9" calcext:value-type="float">
            <text:p>9</text:p>
          </table:table-cell>
        </table:table-row>
        <table:table-row table:style-name="ro3">
          <table:table-cell table:formula="of:=RANDBETWEEN(1;100)" office:value-type="float" office:value="97" calcext:value-type="float">
            <text:p>97</text:p>
          </table:table-cell>
          <table:table-cell table:formula="of:=RANDBETWEEN(1;100)" office:value-type="float" office:value="83" calcext:value-type="float">
            <text:p>83</text:p>
          </table:table-cell>
        </table:table-row>
        <table:table-row table:style-name="ro3">
          <table:table-cell table:formula="of:=RANDBETWEEN(1;100)" office:value-type="float" office:value="6" calcext:value-type="float">
            <text:p>6</text:p>
          </table:table-cell>
          <table:table-cell table:formula="of:=RANDBETWEEN(1;100)" office:value-type="float" office:value="29" calcext:value-type="float">
            <text:p>29</text:p>
          </table:table-cell>
        </table:table-row>
        <table:table-row table:style-name="ro3">
          <table:table-cell table:formula="of:=RANDBETWEEN(1;100)" office:value-type="float" office:value="4" calcext:value-type="float">
            <text:p>4</text:p>
          </table:table-cell>
          <table:table-cell table:formula="of:=RANDBETWEEN(1;100)" office:value-type="float" office:value="83" calcext:value-type="float">
            <text:p>83</text:p>
          </table:table-cell>
        </table:table-row>
        <table:table-row table:style-name="ro3">
          <table:table-cell table:formula="of:=RANDBETWEEN(1;100)" office:value-type="float" office:value="80" calcext:value-type="float">
            <text:p>80</text:p>
          </table:table-cell>
          <table:table-cell table:formula="of:=RANDBETWEEN(1;100)" office:value-type="float" office:value="66" calcext:value-type="float">
            <text:p>66</text:p>
          </table:table-cell>
        </table:table-row>
        <table:table-row table:style-name="ro3">
          <table:table-cell table:formula="of:=RANDBETWEEN(1;100)" office:value-type="float" office:value="71" calcext:value-type="float">
            <text:p>71</text:p>
          </table:table-cell>
          <table:table-cell table:formula="of:=RANDBETWEEN(1;100)" office:value-type="float" office:value="97" calcext:value-type="float">
            <text:p>97</text:p>
          </table:table-cell>
        </table:table-row>
        <table:table-row table:style-name="ro3">
          <table:table-cell table:formula="of:=RANDBETWEEN(1;100)" office:value-type="float" office:value="98" calcext:value-type="float">
            <text:p>98</text:p>
          </table:table-cell>
          <table:table-cell table:formula="of:=RANDBETWEEN(1;100)" office:value-type="float" office:value="33" calcext:value-type="float">
            <text:p>33</text:p>
          </table:table-cell>
        </table:table-row>
        <table:table-row table:style-name="ro3">
          <table:table-cell table:formula="of:=RANDBETWEEN(1;100)" office:value-type="float" office:value="58" calcext:value-type="float">
            <text:p>58</text:p>
          </table:table-cell>
          <table:table-cell table:formula="of:=RANDBETWEEN(1;100)" office:value-type="float" office:value="100" calcext:value-type="float">
            <text:p>100</text:p>
          </table:table-cell>
        </table:table-row>
        <table:table-row table:style-name="ro3">
          <table:table-cell table:formula="of:=RANDBETWEEN(1;100)" office:value-type="float" office:value="16" calcext:value-type="float">
            <text:p>16</text:p>
          </table:table-cell>
          <table:table-cell table:formula="of:=RANDBETWEEN(1;100)" office:value-type="float" office:value="40" calcext:value-type="float">
            <text:p>40</text:p>
          </table:table-cell>
        </table:table-row>
        <table:table-row table:style-name="ro3">
          <table:table-cell table:formula="of:=RANDBETWEEN(1;100)" office:value-type="float" office:value="100" calcext:value-type="float">
            <text:p>100</text:p>
          </table:table-cell>
          <table:table-cell table:formula="of:=RANDBETWEEN(1;100)" office:value-type="float" office:value="24" calcext:value-type="float">
            <text:p>24</text:p>
          </table:table-cell>
        </table:table-row>
        <table:table-row table:style-name="ro3">
          <table:table-cell table:formula="of:=RANDBETWEEN(1;100)" office:value-type="float" office:value="87" calcext:value-type="float">
            <text:p>87</text:p>
          </table:table-cell>
          <table:table-cell table:formula="of:=RANDBETWEEN(1;100)" office:value-type="float" office:value="94" calcext:value-type="float">
            <text:p>94</text:p>
          </table:table-cell>
        </table:table-row>
        <table:table-row table:style-name="ro3">
          <table:table-cell table:formula="of:=RANDBETWEEN(1;100)" office:value-type="float" office:value="15" calcext:value-type="float">
            <text:p>15</text:p>
          </table:table-cell>
          <table:table-cell table:formula="of:=RANDBETWEEN(1;100)" office:value-type="float" office:value="81" calcext:value-type="float">
            <text:p>81</text:p>
          </table:table-cell>
        </table:table-row>
        <table:table-row table:style-name="ro3">
          <table:table-cell table:formula="of:=RANDBETWEEN(1;100)" office:value-type="float" office:value="62" calcext:value-type="float">
            <text:p>62</text:p>
          </table:table-cell>
          <table:table-cell table:formula="of:=RANDBETWEEN(1;100)" office:value-type="float" office:value="15" calcext:value-type="float">
            <text:p>15</text:p>
          </table:table-cell>
        </table:table-row>
        <table:table-row table:style-name="ro3">
          <table:table-cell table:formula="of:=RANDBETWEEN(1;100)" office:value-type="float" office:value="35" calcext:value-type="float">
            <text:p>35</text:p>
          </table:table-cell>
          <table:table-cell table:formula="of:=RANDBETWEEN(1;100)" office:value-type="float" office:value="27" calcext:value-type="float">
            <text:p>27</text:p>
          </table:table-cell>
        </table:table-row>
        <table:table-row table:style-name="ro3">
          <table:table-cell table:formula="of:=RANDBETWEEN(1;100)" office:value-type="float" office:value="66" calcext:value-type="float">
            <text:p>66</text:p>
          </table:table-cell>
          <table:table-cell table:formula="of:=RANDBETWEEN(1;100)" office:value-type="float" office:value="45" calcext:value-type="float">
            <text:p>45</text:p>
          </table:table-cell>
        </table:table-row>
        <table:table-row table:style-name="ro3">
          <table:table-cell table:formula="of:=RANDBETWEEN(1;100)" office:value-type="float" office:value="6" calcext:value-type="float">
            <text:p>6</text:p>
          </table:table-cell>
          <table:table-cell table:formula="of:=RANDBETWEEN(1;100)" office:value-type="float" office:value="5" calcext:value-type="float">
            <text:p>5</text:p>
          </table:table-cell>
        </table:table-row>
        <table:table-row table:style-name="ro3">
          <table:table-cell table:formula="of:=RANDBETWEEN(1;100)" office:value-type="float" office:value="51" calcext:value-type="float">
            <text:p>51</text:p>
          </table:table-cell>
          <table:table-cell table:formula="of:=RANDBETWEEN(1;100)" office:value-type="float" office:value="20" calcext:value-type="float">
            <text:p>20</text:p>
          </table:table-cell>
        </table:table-row>
        <table:table-row table:style-name="ro3">
          <table:table-cell table:formula="of:=RANDBETWEEN(1;100)" office:value-type="float" office:value="17" calcext:value-type="float">
            <text:p>17</text:p>
          </table:table-cell>
          <table:table-cell table:formula="of:=RANDBETWEEN(1;100)" office:value-type="float" office:value="94" calcext:value-type="float">
            <text:p>94</text:p>
          </table:table-cell>
        </table:table-row>
        <table:table-row table:style-name="ro3">
          <table:table-cell table:formula="of:=RANDBETWEEN(1;100)" office:value-type="float" office:value="8" calcext:value-type="float">
            <text:p>8</text:p>
          </table:table-cell>
          <table:table-cell table:formula="of:=RANDBETWEEN(1;100)" office:value-type="float" office:value="20" calcext:value-type="float">
            <text:p>20</text:p>
          </table:table-cell>
        </table:table-row>
        <table:table-row table:style-name="ro3">
          <table:table-cell table:formula="of:=RANDBETWEEN(1;100)" office:value-type="float" office:value="17" calcext:value-type="float">
            <text:p>17</text:p>
          </table:table-cell>
          <table:table-cell table:formula="of:=RANDBETWEEN(1;100)" office:value-type="float" office:value="85" calcext:value-type="float">
            <text:p>85</text:p>
          </table:table-cell>
        </table:table-row>
        <table:table-row table:style-name="ro3">
          <table:table-cell table:formula="of:=RANDBETWEEN(1;100)" office:value-type="float" office:value="91" calcext:value-type="float">
            <text:p>91</text:p>
          </table:table-cell>
          <table:table-cell table:formula="of:=RANDBETWEEN(1;100)" office:value-type="float" office:value="3" calcext:value-type="float">
            <text:p>3</text:p>
          </table:table-cell>
        </table:table-row>
        <table:table-row table:style-name="ro3">
          <table:table-cell table:formula="of:=RANDBETWEEN(1;100)" office:value-type="float" office:value="51" calcext:value-type="float">
            <text:p>51</text:p>
          </table:table-cell>
          <table:table-cell table:formula="of:=RANDBETWEEN(1;100)" office:value-type="float" office:value="97" calcext:value-type="float">
            <text:p>97</text:p>
          </table:table-cell>
        </table:table-row>
        <table:table-row table:style-name="ro3">
          <table:table-cell table:formula="of:=RANDBETWEEN(1;100)" office:value-type="float" office:value="79" calcext:value-type="float">
            <text:p>79</text:p>
          </table:table-cell>
          <table:table-cell table:formula="of:=RANDBETWEEN(1;100)" office:value-type="float" office:value="72" calcext:value-type="float">
            <text:p>72</text:p>
          </table:table-cell>
        </table:table-row>
        <table:table-row table:style-name="ro3">
          <table:table-cell table:formula="of:=RANDBETWEEN(1;100)" office:value-type="float" office:value="92" calcext:value-type="float">
            <text:p>92</text:p>
          </table:table-cell>
          <table:table-cell table:formula="of:=RANDBETWEEN(1;100)" office:value-type="float" office:value="19" calcext:value-type="float">
            <text:p>19</text:p>
          </table:table-cell>
        </table:table-row>
        <table:table-row table:style-name="ro3">
          <table:table-cell table:formula="of:=RANDBETWEEN(1;100)" office:value-type="float" office:value="84" calcext:value-type="float">
            <text:p>84</text:p>
          </table:table-cell>
          <table:table-cell table:formula="of:=RANDBETWEEN(1;100)" office:value-type="float" office:value="29" calcext:value-type="float">
            <text:p>29</text:p>
          </table:table-cell>
        </table:table-row>
        <table:table-row table:style-name="ro3">
          <table:table-cell table:formula="of:=RANDBETWEEN(1;100)" office:value-type="float" office:value="22" calcext:value-type="float">
            <text:p>22</text:p>
          </table:table-cell>
          <table:table-cell table:formula="of:=RANDBETWEEN(1;100)" office:value-type="float" office:value="81" calcext:value-type="float">
            <text:p>81</text:p>
          </table:table-cell>
        </table:table-row>
        <table:table-row table:style-name="ro3">
          <table:table-cell table:formula="of:=RANDBETWEEN(1;100)" office:value-type="float" office:value="82" calcext:value-type="float">
            <text:p>82</text:p>
          </table:table-cell>
          <table:table-cell table:formula="of:=RANDBETWEEN(1;100)" office:value-type="float" office:value="57" calcext:value-type="float">
            <text:p>57</text:p>
          </table:table-cell>
        </table:table-row>
        <table:table-row table:style-name="ro3">
          <table:table-cell table:formula="of:=RANDBETWEEN(1;100)" office:value-type="float" office:value="90" calcext:value-type="float">
            <text:p>90</text:p>
          </table:table-cell>
          <table:table-cell table:formula="of:=RANDBETWEEN(1;100)" office:value-type="float" office:value="67" calcext:value-type="float">
            <text:p>67</text:p>
          </table:table-cell>
        </table:table-row>
        <table:table-row table:style-name="ro3">
          <table:table-cell table:formula="of:=RANDBETWEEN(1;100)" office:value-type="float" office:value="26" calcext:value-type="float">
            <text:p>26</text:p>
          </table:table-cell>
          <table:table-cell table:formula="of:=RANDBETWEEN(1;100)" office:value-type="float" office:value="26" calcext:value-type="float">
            <text:p>26</text:p>
          </table:table-cell>
        </table:table-row>
        <table:table-row table:style-name="ro3">
          <table:table-cell table:formula="of:=RANDBETWEEN(1;100)" office:value-type="float" office:value="79" calcext:value-type="float">
            <text:p>79</text:p>
          </table:table-cell>
          <table:table-cell table:formula="of:=RANDBETWEEN(1;100)" office:value-type="float" office:value="76" calcext:value-type="float">
            <text:p>76</text:p>
          </table:table-cell>
        </table:table-row>
        <table:table-row table:style-name="ro3">
          <table:table-cell table:formula="of:=RANDBETWEEN(1;100)" office:value-type="float" office:value="13" calcext:value-type="float">
            <text:p>13</text:p>
          </table:table-cell>
          <table:table-cell table:formula="of:=RANDBETWEEN(1;100)" office:value-type="float" office:value="87" calcext:value-type="float">
            <text:p>87</text:p>
          </table:table-cell>
        </table:table-row>
        <table:table-row table:style-name="ro3">
          <table:table-cell table:formula="of:=RANDBETWEEN(1;100)" office:value-type="float" office:value="10" calcext:value-type="float">
            <text:p>10</text:p>
          </table:table-cell>
          <table:table-cell table:formula="of:=RANDBETWEEN(1;100)" office:value-type="float" office:value="70" calcext:value-type="float">
            <text:p>70</text:p>
          </table:table-cell>
        </table:table-row>
        <table:table-row table:style-name="ro3">
          <table:table-cell table:formula="of:=RANDBETWEEN(1;100)" office:value-type="float" office:value="41" calcext:value-type="float">
            <text:p>41</text:p>
          </table:table-cell>
          <table:table-cell table:formula="of:=RANDBETWEEN(1;100)" office:value-type="float" office:value="19" calcext:value-type="float">
            <text:p>19</text:p>
          </table:table-cell>
        </table:table-row>
        <table:table-row table:style-name="ro3">
          <table:table-cell table:formula="of:=RANDBETWEEN(1;100)" office:value-type="float" office:value="33" calcext:value-type="float">
            <text:p>33</text:p>
          </table:table-cell>
          <table:table-cell table:formula="of:=RANDBETWEEN(1;100)" office:value-type="float" office:value="6" calcext:value-type="float">
            <text:p>6</text:p>
          </table:table-cell>
        </table:table-row>
        <table:table-row table:style-name="ro3">
          <table:table-cell table:formula="of:=RANDBETWEEN(1;100)" office:value-type="float" office:value="28" calcext:value-type="float">
            <text:p>28</text:p>
          </table:table-cell>
          <table:table-cell table:formula="of:=RANDBETWEEN(1;100)" office:value-type="float" office:value="32" calcext:value-type="float">
            <text:p>32</text:p>
          </table:table-cell>
        </table:table-row>
        <table:table-row table:style-name="ro3">
          <table:table-cell table:formula="of:=RANDBETWEEN(1;100)" office:value-type="float" office:value="89" calcext:value-type="float">
            <text:p>89</text:p>
          </table:table-cell>
          <table:table-cell table:formula="of:=RANDBETWEEN(1;100)" office:value-type="float" office:value="99" calcext:value-type="float">
            <text:p>99</text:p>
          </table:table-cell>
        </table:table-row>
        <table:table-row table:style-name="ro3">
          <table:table-cell table:formula="of:=RANDBETWEEN(1;100)" office:value-type="float" office:value="74" calcext:value-type="float">
            <text:p>74</text:p>
          </table:table-cell>
          <table:table-cell table:formula="of:=RANDBETWEEN(1;100)" office:value-type="float" office:value="73" calcext:value-type="float">
            <text:p>73</text:p>
          </table:table-cell>
        </table:table-row>
        <table:table-row table:style-name="ro3">
          <table:table-cell table:formula="of:=RANDBETWEEN(1;100)" office:value-type="float" office:value="19" calcext:value-type="float">
            <text:p>19</text:p>
          </table:table-cell>
          <table:table-cell table:formula="of:=RANDBETWEEN(1;100)" office:value-type="float" office:value="78" calcext:value-type="float">
            <text:p>78</text:p>
          </table:table-cell>
        </table:table-row>
        <table:table-row table:style-name="ro3">
          <table:table-cell table:formula="of:=RANDBETWEEN(1;100)" office:value-type="float" office:value="77" calcext:value-type="float">
            <text:p>77</text:p>
          </table:table-cell>
          <table:table-cell table:formula="of:=RANDBETWEEN(1;100)" office:value-type="float" office:value="64" calcext:value-type="float">
            <text:p>64</text:p>
          </table:table-cell>
        </table:table-row>
        <table:table-row table:style-name="ro3">
          <table:table-cell table:formula="of:=RANDBETWEEN(1;100)" office:value-type="float" office:value="94" calcext:value-type="float">
            <text:p>94</text:p>
          </table:table-cell>
          <table:table-cell table:formula="of:=RANDBETWEEN(1;100)" office:value-type="float" office:value="42" calcext:value-type="float">
            <text:p>42</text:p>
          </table:table-cell>
        </table:table-row>
        <table:table-row table:style-name="ro3">
          <table:table-cell table:formula="of:=RANDBETWEEN(1;100)" office:value-type="float" office:value="51" calcext:value-type="float">
            <text:p>51</text:p>
          </table:table-cell>
          <table:table-cell table:formula="of:=RANDBETWEEN(1;100)" office:value-type="float" office:value="97" calcext:value-type="float">
            <text:p>97</text:p>
          </table:table-cell>
        </table:table-row>
        <table:table-row table:style-name="ro3">
          <table:table-cell table:formula="of:=RANDBETWEEN(1;100)" office:value-type="float" office:value="66" calcext:value-type="float">
            <text:p>66</text:p>
          </table:table-cell>
          <table:table-cell table:formula="of:=RANDBETWEEN(1;100)" office:value-type="float" office:value="56" calcext:value-type="float">
            <text:p>56</text:p>
          </table:table-cell>
        </table:table-row>
        <table:table-row table:style-name="ro3">
          <table:table-cell table:formula="of:=RANDBETWEEN(1;100)" office:value-type="float" office:value="79" calcext:value-type="float">
            <text:p>79</text:p>
          </table:table-cell>
          <table:table-cell table:formula="of:=RANDBETWEEN(1;100)" office:value-type="float" office:value="60" calcext:value-type="float">
            <text:p>60</text:p>
          </table:table-cell>
        </table:table-row>
        <table:table-row table:style-name="ro3">
          <table:table-cell table:formula="of:=RANDBETWEEN(1;100)" office:value-type="float" office:value="7" calcext:value-type="float">
            <text:p>7</text:p>
          </table:table-cell>
          <table:table-cell table:formula="of:=RANDBETWEEN(1;100)" office:value-type="float" office:value="61" calcext:value-type="float">
            <text:p>61</text:p>
          </table:table-cell>
        </table:table-row>
        <table:table-row table:style-name="ro3">
          <table:table-cell table:formula="of:=RANDBETWEEN(1;100)" office:value-type="float" office:value="24" calcext:value-type="float">
            <text:p>24</text:p>
          </table:table-cell>
          <table:table-cell table:formula="of:=RANDBETWEEN(1;100)" office:value-type="float" office:value="68" calcext:value-type="float">
            <text:p>68</text:p>
          </table:table-cell>
        </table:table-row>
        <table:table-row table:style-name="ro3">
          <table:table-cell table:formula="of:=RANDBETWEEN(1;100)" office:value-type="float" office:value="81" calcext:value-type="float">
            <text:p>81</text:p>
          </table:table-cell>
          <table:table-cell table:formula="of:=RANDBETWEEN(1;100)" office:value-type="float" office:value="11" calcext:value-type="float">
            <text:p>11</text:p>
          </table:table-cell>
        </table:table-row>
        <table:table-row table:style-name="ro3">
          <table:table-cell table:formula="of:=RANDBETWEEN(1;100)" office:value-type="float" office:value="64" calcext:value-type="float">
            <text:p>64</text:p>
          </table:table-cell>
          <table:table-cell table:formula="of:=RANDBETWEEN(1;100)" office:value-type="float" office:value="19" calcext:value-type="float">
            <text:p>19</text:p>
          </table:table-cell>
        </table:table-row>
        <table:table-row table:style-name="ro3">
          <table:table-cell table:formula="of:=RANDBETWEEN(1;100)" office:value-type="float" office:value="78" calcext:value-type="float">
            <text:p>78</text:p>
          </table:table-cell>
          <table:table-cell table:formula="of:=RANDBETWEEN(1;100)" office:value-type="float" office:value="67" calcext:value-type="float">
            <text:p>67</text:p>
          </table:table-cell>
        </table:table-row>
        <table:table-row table:style-name="ro3">
          <table:table-cell table:formula="of:=RANDBETWEEN(1;100)" office:value-type="float" office:value="93" calcext:value-type="float">
            <text:p>93</text:p>
          </table:table-cell>
          <table:table-cell table:formula="of:=RANDBETWEEN(1;100)" office:value-type="float" office:value="23" calcext:value-type="float">
            <text:p>23</text:p>
          </table:table-cell>
        </table:table-row>
        <table:table-row table:style-name="ro3">
          <table:table-cell table:formula="of:=RANDBETWEEN(1;100)" office:value-type="float" office:value="17" calcext:value-type="float">
            <text:p>17</text:p>
          </table:table-cell>
          <table:table-cell table:formula="of:=RANDBETWEEN(1;100)" office:value-type="float" office:value="69" calcext:value-type="float">
            <text:p>69</text:p>
          </table:table-cell>
        </table:table-row>
        <table:table-row table:style-name="ro3">
          <table:table-cell table:formula="of:=RANDBETWEEN(1;100)" office:value-type="float" office:value="52" calcext:value-type="float">
            <text:p>52</text:p>
          </table:table-cell>
          <table:table-cell table:formula="of:=RANDBETWEEN(1;100)" office:value-type="float" office:value="57" calcext:value-type="float">
            <text:p>57</text:p>
          </table:table-cell>
        </table:table-row>
        <table:table-row table:style-name="ro3">
          <table:table-cell table:formula="of:=RANDBETWEEN(1;100)" office:value-type="float" office:value="23" calcext:value-type="float">
            <text:p>23</text:p>
          </table:table-cell>
          <table:table-cell table:formula="of:=RANDBETWEEN(1;100)" office:value-type="float" office:value="35" calcext:value-type="float">
            <text:p>35</text:p>
          </table:table-cell>
        </table:table-row>
        <table:table-row table:style-name="ro3">
          <table:table-cell table:formula="of:=RANDBETWEEN(1;100)" office:value-type="float" office:value="73" calcext:value-type="float">
            <text:p>73</text:p>
          </table:table-cell>
          <table:table-cell table:formula="of:=RANDBETWEEN(1;100)" office:value-type="float" office:value="99" calcext:value-type="float">
            <text:p>99</text:p>
          </table:table-cell>
        </table:table-row>
        <table:table-row table:style-name="ro3">
          <table:table-cell table:formula="of:=RANDBETWEEN(1;100)" office:value-type="float" office:value="8" calcext:value-type="float">
            <text:p>8</text:p>
          </table:table-cell>
          <table:table-cell table:formula="of:=RANDBETWEEN(1;100)" office:value-type="float" office:value="57" calcext:value-type="float">
            <text:p>57</text:p>
          </table:table-cell>
        </table:table-row>
        <table:table-row table:style-name="ro3">
          <table:table-cell table:formula="of:=RANDBETWEEN(1;100)" office:value-type="float" office:value="21" calcext:value-type="float">
            <text:p>21</text:p>
          </table:table-cell>
          <table:table-cell table:formula="of:=RANDBETWEEN(1;100)" office:value-type="float" office:value="22" calcext:value-type="float">
            <text:p>22</text:p>
          </table:table-cell>
        </table:table-row>
        <table:table-row table:style-name="ro3">
          <table:table-cell table:formula="of:=RANDBETWEEN(1;100)" office:value-type="float" office:value="35" calcext:value-type="float">
            <text:p>35</text:p>
          </table:table-cell>
          <table:table-cell table:formula="of:=RANDBETWEEN(1;100)" office:value-type="float" office:value="35" calcext:value-type="float">
            <text:p>35</text:p>
          </table:table-cell>
        </table:table-row>
        <table:table-row table:style-name="ro3">
          <table:table-cell table:formula="of:=RANDBETWEEN(1;100)" office:value-type="float" office:value="43" calcext:value-type="float">
            <text:p>43</text:p>
          </table:table-cell>
          <table:table-cell table:formula="of:=RANDBETWEEN(1;100)" office:value-type="float" office:value="7" calcext:value-type="float">
            <text:p>7</text:p>
          </table:table-cell>
        </table:table-row>
        <table:table-row table:style-name="ro3">
          <table:table-cell table:formula="of:=RANDBETWEEN(1;100)" office:value-type="float" office:value="88" calcext:value-type="float">
            <text:p>88</text:p>
          </table:table-cell>
          <table:table-cell table:formula="of:=RANDBETWEEN(1;100)" office:value-type="float" office:value="95" calcext:value-type="float">
            <text:p>95</text:p>
          </table:table-cell>
        </table:table-row>
        <table:table-row table:style-name="ro3">
          <table:table-cell table:formula="of:=RANDBETWEEN(1;100)" office:value-type="float" office:value="21" calcext:value-type="float">
            <text:p>21</text:p>
          </table:table-cell>
          <table:table-cell table:formula="of:=RANDBETWEEN(1;100)" office:value-type="float" office:value="97" calcext:value-type="float">
            <text:p>97</text:p>
          </table:table-cell>
        </table:table-row>
        <table:table-row table:style-name="ro3">
          <table:table-cell table:formula="of:=RANDBETWEEN(1;100)" office:value-type="float" office:value="2" calcext:value-type="float">
            <text:p>2</text:p>
          </table:table-cell>
          <table:table-cell table:formula="of:=RANDBETWEEN(1;100)" office:value-type="float" office:value="87" calcext:value-type="float">
            <text:p>87</text:p>
          </table:table-cell>
        </table:table-row>
        <table:table-row table:style-name="ro3">
          <table:table-cell table:formula="of:=RANDBETWEEN(1;100)" office:value-type="float" office:value="45" calcext:value-type="float">
            <text:p>45</text:p>
          </table:table-cell>
          <table:table-cell table:formula="of:=RANDBETWEEN(1;100)" office:value-type="float" office:value="87" calcext:value-type="float">
            <text:p>87</text:p>
          </table:table-cell>
        </table:table-row>
        <table:table-row table:style-name="ro3">
          <table:table-cell table:formula="of:=RANDBETWEEN(1;100)" office:value-type="float" office:value="87" calcext:value-type="float">
            <text:p>87</text:p>
          </table:table-cell>
          <table:table-cell table:formula="of:=RANDBETWEEN(1;100)" office:value-type="float" office:value="92" calcext:value-type="float">
            <text:p>92</text:p>
          </table:table-cell>
        </table:table-row>
        <table:table-row table:style-name="ro3">
          <table:table-cell table:formula="of:=RANDBETWEEN(1;100)" office:value-type="float" office:value="66" calcext:value-type="float">
            <text:p>66</text:p>
          </table:table-cell>
          <table:table-cell table:formula="of:=RANDBETWEEN(1;100)" office:value-type="float" office:value="91" calcext:value-type="float">
            <text:p>91</text:p>
          </table:table-cell>
        </table:table-row>
        <table:table-row table:style-name="ro3">
          <table:table-cell table:formula="of:=RANDBETWEEN(1;100)" office:value-type="float" office:value="17" calcext:value-type="float">
            <text:p>17</text:p>
          </table:table-cell>
          <table:table-cell table:formula="of:=RANDBETWEEN(1;100)" office:value-type="float" office:value="29" calcext:value-type="float">
            <text:p>29</text:p>
          </table:table-cell>
        </table:table-row>
        <table:table-row table:style-name="ro3">
          <table:table-cell table:formula="of:=RANDBETWEEN(1;100)" office:value-type="float" office:value="85" calcext:value-type="float">
            <text:p>85</text:p>
          </table:table-cell>
          <table:table-cell table:formula="of:=RANDBETWEEN(1;100)" office:value-type="float" office:value="59" calcext:value-type="float">
            <text:p>59</text:p>
          </table:table-cell>
        </table:table-row>
        <table:table-row table:style-name="ro3">
          <table:table-cell table:formula="of:=RANDBETWEEN(1;100)" office:value-type="float" office:value="34" calcext:value-type="float">
            <text:p>34</text:p>
          </table:table-cell>
          <table:table-cell table:formula="of:=RANDBETWEEN(1;100)" office:value-type="float" office:value="32" calcext:value-type="float">
            <text:p>32</text:p>
          </table:table-cell>
        </table:table-row>
        <table:table-row table:style-name="ro3">
          <table:table-cell table:formula="of:=RANDBETWEEN(1;100)" office:value-type="float" office:value="57" calcext:value-type="float">
            <text:p>57</text:p>
          </table:table-cell>
          <table:table-cell table:formula="of:=RANDBETWEEN(1;100)" office:value-type="float" office:value="30" calcext:value-type="float">
            <text:p>30</text:p>
          </table:table-cell>
        </table:table-row>
        <table:table-row table:style-name="ro3">
          <table:table-cell table:formula="of:=RANDBETWEEN(1;100)" office:value-type="float" office:value="61" calcext:value-type="float">
            <text:p>61</text:p>
          </table:table-cell>
          <table:table-cell table:formula="of:=RANDBETWEEN(1;100)" office:value-type="float" office:value="47" calcext:value-type="float">
            <text:p>47</text:p>
          </table:table-cell>
        </table:table-row>
        <table:table-row table:style-name="ro3">
          <table:table-cell table:formula="of:=RANDBETWEEN(1;100)" office:value-type="float" office:value="14" calcext:value-type="float">
            <text:p>14</text:p>
          </table:table-cell>
          <table:table-cell table:formula="of:=RANDBETWEEN(1;100)" office:value-type="float" office:value="4" calcext:value-type="float">
            <text:p>4</text:p>
          </table:table-cell>
        </table:table-row>
        <table:table-row table:style-name="ro3">
          <table:table-cell table:formula="of:=RANDBETWEEN(1;100)" office:value-type="float" office:value="67" calcext:value-type="float">
            <text:p>67</text:p>
          </table:table-cell>
          <table:table-cell table:formula="of:=RANDBETWEEN(1;100)" office:value-type="float" office:value="86" calcext:value-type="float">
            <text:p>86</text:p>
          </table:table-cell>
        </table:table-row>
        <table:table-row table:style-name="ro3">
          <table:table-cell table:formula="of:=RANDBETWEEN(1;100)" office:value-type="float" office:value="52" calcext:value-type="float">
            <text:p>52</text:p>
          </table:table-cell>
          <table:table-cell table:formula="of:=RANDBETWEEN(1;100)" office:value-type="float" office:value="94" calcext:value-type="float">
            <text:p>94</text:p>
          </table:table-cell>
        </table:table-row>
        <table:table-row table:style-name="ro3">
          <table:table-cell table:formula="of:=RANDBETWEEN(1;100)" office:value-type="float" office:value="54" calcext:value-type="float">
            <text:p>54</text:p>
          </table:table-cell>
          <table:table-cell table:formula="of:=RANDBETWEEN(1;100)" office:value-type="float" office:value="29" calcext:value-type="float">
            <text:p>29</text:p>
          </table:table-cell>
        </table:table-row>
        <table:table-row table:style-name="ro3">
          <table:table-cell table:formula="of:=RANDBETWEEN(1;100)" office:value-type="float" office:value="10" calcext:value-type="float">
            <text:p>10</text:p>
          </table:table-cell>
          <table:table-cell table:formula="of:=RANDBETWEEN(1;100)" office:value-type="float" office:value="17" calcext:value-type="float">
            <text:p>17</text:p>
          </table:table-cell>
        </table:table-row>
        <table:table-row table:style-name="ro3">
          <table:table-cell table:formula="of:=RANDBETWEEN(1;100)" office:value-type="float" office:value="81" calcext:value-type="float">
            <text:p>81</text:p>
          </table:table-cell>
          <table:table-cell table:formula="of:=RANDBETWEEN(1;100)" office:value-type="float" office:value="99" calcext:value-type="float">
            <text:p>99</text:p>
          </table:table-cell>
        </table:table-row>
        <table:table-row table:style-name="ro3">
          <table:table-cell table:formula="of:=RANDBETWEEN(1;100)" office:value-type="float" office:value="10" calcext:value-type="float">
            <text:p>10</text:p>
          </table:table-cell>
          <table:table-cell table:formula="of:=RANDBETWEEN(1;100)" office:value-type="float" office:value="79" calcext:value-type="float">
            <text:p>79</text:p>
          </table:table-cell>
        </table:table-row>
        <table:table-row table:style-name="ro3">
          <table:table-cell table:formula="of:=RANDBETWEEN(1;100)" office:value-type="float" office:value="2" calcext:value-type="float">
            <text:p>2</text:p>
          </table:table-cell>
          <table:table-cell table:formula="of:=RANDBETWEEN(1;100)" office:value-type="float" office:value="42" calcext:value-type="float">
            <text:p>42</text:p>
          </table:table-cell>
        </table:table-row>
        <table:table-row table:style-name="ro3">
          <table:table-cell table:formula="of:=RANDBETWEEN(1;100)" office:value-type="float" office:value="35" calcext:value-type="float">
            <text:p>35</text:p>
          </table:table-cell>
          <table:table-cell table:formula="of:=RANDBETWEEN(1;100)" office:value-type="float" office:value="12" calcext:value-type="float">
            <text:p>12</text:p>
          </table:table-cell>
        </table:table-row>
        <table:table-row table:style-name="ro3">
          <table:table-cell table:formula="of:=RANDBETWEEN(1;100)" office:value-type="float" office:value="58" calcext:value-type="float">
            <text:p>58</text:p>
          </table:table-cell>
          <table:table-cell table:formula="of:=RANDBETWEEN(1;100)" office:value-type="float" office:value="61" calcext:value-type="float">
            <text:p>61</text:p>
          </table:table-cell>
        </table:table-row>
        <table:table-row table:style-name="ro3">
          <table:table-cell table:formula="of:=RANDBETWEEN(1;100)" office:value-type="float" office:value="79" calcext:value-type="float">
            <text:p>79</text:p>
          </table:table-cell>
          <table:table-cell table:formula="of:=RANDBETWEEN(1;100)" office:value-type="float" office:value="17" calcext:value-type="float">
            <text:p>17</text:p>
          </table:table-cell>
        </table:table-row>
        <table:table-row table:style-name="ro3">
          <table:table-cell table:formula="of:=RANDBETWEEN(1;100)" office:value-type="float" office:value="79" calcext:value-type="float">
            <text:p>79</text:p>
          </table:table-cell>
          <table:table-cell table:formula="of:=RANDBETWEEN(1;100)" office:value-type="float" office:value="33" calcext:value-type="float">
            <text:p>33</text:p>
          </table:table-cell>
        </table:table-row>
        <table:table-row table:style-name="ro3">
          <table:table-cell table:formula="of:=RANDBETWEEN(1;100)" office:value-type="float" office:value="67" calcext:value-type="float">
            <text:p>67</text:p>
          </table:table-cell>
          <table:table-cell table:formula="of:=RANDBETWEEN(1;100)" office:value-type="float" office:value="96" calcext:value-type="float">
            <text:p>96</text:p>
          </table:table-cell>
        </table:table-row>
        <table:table-row table:style-name="ro3">
          <table:table-cell table:formula="of:=RANDBETWEEN(1;100)" office:value-type="float" office:value="24" calcext:value-type="float">
            <text:p>24</text:p>
          </table:table-cell>
          <table:table-cell table:formula="of:=RANDBETWEEN(1;100)" office:value-type="float" office:value="80" calcext:value-type="float">
            <text:p>80</text:p>
          </table:table-cell>
        </table:table-row>
        <table:table-row table:style-name="ro3">
          <table:table-cell table:formula="of:=RANDBETWEEN(1;100)" office:value-type="float" office:value="81" calcext:value-type="float">
            <text:p>81</text:p>
          </table:table-cell>
          <table:table-cell table:formula="of:=RANDBETWEEN(1;100)" office:value-type="float" office:value="79" calcext:value-type="float">
            <text:p>79</text:p>
          </table:table-cell>
        </table:table-row>
        <table:table-row table:style-name="ro3">
          <table:table-cell table:formula="of:=RANDBETWEEN(1;100)" office:value-type="float" office:value="2" calcext:value-type="float">
            <text:p>2</text:p>
          </table:table-cell>
          <table:table-cell table:formula="of:=RANDBETWEEN(1;100)" office:value-type="float" office:value="11" calcext:value-type="float">
            <text:p>11</text:p>
          </table:table-cell>
        </table:table-row>
        <table:table-row table:style-name="ro3">
          <table:table-cell table:formula="of:=RANDBETWEEN(1;100)" office:value-type="float" office:value="14" calcext:value-type="float">
            <text:p>14</text:p>
          </table:table-cell>
          <table:table-cell table:formula="of:=RANDBETWEEN(1;100)" office:value-type="float" office:value="19" calcext:value-type="float">
            <text:p>19</text:p>
          </table:table-cell>
        </table:table-row>
        <table:table-row table:style-name="ro3">
          <table:table-cell table:formula="of:=RANDBETWEEN(1;100)" office:value-type="float" office:value="14" calcext:value-type="float">
            <text:p>14</text:p>
          </table:table-cell>
          <table:table-cell table:formula="of:=RANDBETWEEN(1;100)" office:value-type="float" office:value="30" calcext:value-type="float">
            <text:p>30</text:p>
          </table:table-cell>
        </table:table-row>
        <table:table-row table:style-name="ro3">
          <table:table-cell table:formula="of:=RANDBETWEEN(1;100)" office:value-type="float" office:value="54" calcext:value-type="float">
            <text:p>54</text:p>
          </table:table-cell>
          <table:table-cell table:formula="of:=RANDBETWEEN(1;100)" office:value-type="float" office:value="13" calcext:value-type="float">
            <text:p>13</text:p>
          </table:table-cell>
        </table:table-row>
        <table:table-row table:style-name="ro3">
          <table:table-cell table:formula="of:=RANDBETWEEN(1;100)" office:value-type="float" office:value="88" calcext:value-type="float">
            <text:p>88</text:p>
          </table:table-cell>
          <table:table-cell table:formula="of:=RANDBETWEEN(1;100)" office:value-type="float" office:value="80" calcext:value-type="float">
            <text:p>80</text:p>
          </table:table-cell>
        </table:table-row>
        <table:table-row table:style-name="ro3">
          <table:table-cell table:formula="of:=RANDBETWEEN(1;100)" office:value-type="float" office:value="95" calcext:value-type="float">
            <text:p>95</text:p>
          </table:table-cell>
          <table:table-cell table:formula="of:=RANDBETWEEN(1;100)" office:value-type="float" office:value="6" calcext:value-type="float">
            <text:p>6</text:p>
          </table:table-cell>
        </table:table-row>
        <table:table-row table:style-name="ro3">
          <table:table-cell table:formula="of:=RANDBETWEEN(1;100)" office:value-type="float" office:value="58" calcext:value-type="float">
            <text:p>58</text:p>
          </table:table-cell>
          <table:table-cell table:formula="of:=RANDBETWEEN(1;100)" office:value-type="float" office:value="89" calcext:value-type="float">
            <text:p>89</text:p>
          </table:table-cell>
        </table:table-row>
        <table:table-row table:style-name="ro3">
          <table:table-cell table:formula="of:=RANDBETWEEN(1;100)" office:value-type="float" office:value="64" calcext:value-type="float">
            <text:p>64</text:p>
          </table:table-cell>
          <table:table-cell table:formula="of:=RANDBETWEEN(1;100)" office:value-type="float" office:value="70" calcext:value-type="float">
            <text:p>70</text:p>
          </table:table-cell>
        </table:table-row>
        <table:table-row table:style-name="ro3">
          <table:table-cell table:formula="of:=RANDBETWEEN(1;100)" office:value-type="float" office:value="75" calcext:value-type="float">
            <text:p>75</text:p>
          </table:table-cell>
          <table:table-cell table:formula="of:=RANDBETWEEN(1;100)" office:value-type="float" office:value="44" calcext:value-type="float">
            <text:p>44</text:p>
          </table:table-cell>
        </table:table-row>
        <table:table-row table:style-name="ro3">
          <table:table-cell table:formula="of:=RANDBETWEEN(1;100)" office:value-type="float" office:value="66" calcext:value-type="float">
            <text:p>66</text:p>
          </table:table-cell>
          <table:table-cell table:formula="of:=RANDBETWEEN(1;100)" office:value-type="float" office:value="14" calcext:value-type="float">
            <text:p>14</text:p>
          </table:table-cell>
        </table:table-row>
        <table:table-row table:style-name="ro3">
          <table:table-cell table:formula="of:=RANDBETWEEN(1;100)" office:value-type="float" office:value="75" calcext:value-type="float">
            <text:p>75</text:p>
          </table:table-cell>
          <table:table-cell table:formula="of:=RANDBETWEEN(1;100)" office:value-type="float" office:value="78" calcext:value-type="float">
            <text:p>78</text:p>
          </table:table-cell>
        </table:table-row>
        <table:table-row table:style-name="ro3">
          <table:table-cell table:formula="of:=RANDBETWEEN(1;100)" office:value-type="float" office:value="6" calcext:value-type="float">
            <text:p>6</text:p>
          </table:table-cell>
          <table:table-cell table:formula="of:=RANDBETWEEN(1;100)" office:value-type="float" office:value="27" calcext:value-type="float">
            <text:p>27</text:p>
          </table:table-cell>
        </table:table-row>
        <table:table-row table:style-name="ro3">
          <table:table-cell table:formula="of:=RANDBETWEEN(1;100)" office:value-type="float" office:value="34" calcext:value-type="float">
            <text:p>34</text:p>
          </table:table-cell>
          <table:table-cell table:formula="of:=RANDBETWEEN(1;100)" office:value-type="float" office:value="75" calcext:value-type="float">
            <text:p>75</text:p>
          </table:table-cell>
        </table:table-row>
        <table:table-row table:style-name="ro3">
          <table:table-cell table:formula="of:=RANDBETWEEN(1;100)" office:value-type="float" office:value="33" calcext:value-type="float">
            <text:p>33</text:p>
          </table:table-cell>
          <table:table-cell table:formula="of:=RANDBETWEEN(1;100)" office:value-type="float" office:value="46" calcext:value-type="float">
            <text:p>46</text:p>
          </table:table-cell>
        </table:table-row>
        <table:table-row table:style-name="ro3">
          <table:table-cell table:formula="of:=RANDBETWEEN(1;100)" office:value-type="float" office:value="1" calcext:value-type="float">
            <text:p>1</text:p>
          </table:table-cell>
          <table:table-cell table:formula="of:=RANDBETWEEN(1;100)" office:value-type="float" office:value="36" calcext:value-type="float">
            <text:p>36</text:p>
          </table:table-cell>
        </table:table-row>
        <table:table-row table:style-name="ro3">
          <table:table-cell table:formula="of:=RANDBETWEEN(1;100)" office:value-type="float" office:value="72" calcext:value-type="float">
            <text:p>72</text:p>
          </table:table-cell>
          <table:table-cell table:formula="of:=RANDBETWEEN(1;100)" office:value-type="float" office:value="9" calcext:value-type="float">
            <text:p>9</text:p>
          </table:table-cell>
        </table:table-row>
        <table:table-row table:style-name="ro3">
          <table:table-cell table:formula="of:=RANDBETWEEN(1;100)" office:value-type="float" office:value="14" calcext:value-type="float">
            <text:p>14</text:p>
          </table:table-cell>
          <table:table-cell table:formula="of:=RANDBETWEEN(1;100)" office:value-type="float" office:value="22" calcext:value-type="float">
            <text:p>22</text:p>
          </table:table-cell>
        </table:table-row>
        <table:table-row table:style-name="ro3">
          <table:table-cell table:formula="of:=RANDBETWEEN(1;100)" office:value-type="float" office:value="1" calcext:value-type="float">
            <text:p>1</text:p>
          </table:table-cell>
          <table:table-cell table:formula="of:=RANDBETWEEN(1;100)" office:value-type="float" office:value="88" calcext:value-type="float">
            <text:p>88</text:p>
          </table:table-cell>
        </table:table-row>
        <table:table-row table:style-name="ro3">
          <table:table-cell table:formula="of:=RANDBETWEEN(1;100)" office:value-type="float" office:value="91" calcext:value-type="float">
            <text:p>91</text:p>
          </table:table-cell>
          <table:table-cell table:formula="of:=RANDBETWEEN(1;100)" office:value-type="float" office:value="81" calcext:value-type="float">
            <text:p>81</text:p>
          </table:table-cell>
        </table:table-row>
        <table:table-row table:style-name="ro3">
          <table:table-cell table:formula="of:=RANDBETWEEN(1;100)" office:value-type="float" office:value="82" calcext:value-type="float">
            <text:p>82</text:p>
          </table:table-cell>
          <table:table-cell table:formula="of:=RANDBETWEEN(1;100)" office:value-type="float" office:value="51" calcext:value-type="float">
            <text:p>51</text:p>
          </table:table-cell>
        </table:table-row>
        <table:table-row table:style-name="ro3">
          <table:table-cell table:formula="of:=RANDBETWEEN(1;100)" office:value-type="float" office:value="16" calcext:value-type="float">
            <text:p>16</text:p>
          </table:table-cell>
          <table:table-cell table:formula="of:=RANDBETWEEN(1;100)" office:value-type="float" office:value="99" calcext:value-type="float">
            <text:p>99</text:p>
          </table:table-cell>
        </table:table-row>
        <table:table-row table:style-name="ro3">
          <table:table-cell table:formula="of:=RANDBETWEEN(1;100)" office:value-type="float" office:value="34" calcext:value-type="float">
            <text:p>34</text:p>
          </table:table-cell>
          <table:table-cell table:formula="of:=RANDBETWEEN(1;100)" office:value-type="float" office:value="85" calcext:value-type="float">
            <text:p>85</text:p>
          </table:table-cell>
        </table:table-row>
        <table:table-row table:style-name="ro3">
          <table:table-cell table:formula="of:=RANDBETWEEN(1;100)" office:value-type="float" office:value="28" calcext:value-type="float">
            <text:p>28</text:p>
          </table:table-cell>
          <table:table-cell table:formula="of:=RANDBETWEEN(1;100)" office:value-type="float" office:value="39" calcext:value-type="float">
            <text:p>39</text:p>
          </table:table-cell>
        </table:table-row>
        <table:table-row table:style-name="ro3">
          <table:table-cell table:formula="of:=RANDBETWEEN(1;100)" office:value-type="float" office:value="23" calcext:value-type="float">
            <text:p>23</text:p>
          </table:table-cell>
          <table:table-cell table:formula="of:=RANDBETWEEN(1;100)" office:value-type="float" office:value="62" calcext:value-type="float">
            <text:p>62</text:p>
          </table:table-cell>
        </table:table-row>
        <table:table-row table:style-name="ro3">
          <table:table-cell table:formula="of:=RANDBETWEEN(1;100)" office:value-type="float" office:value="16" calcext:value-type="float">
            <text:p>16</text:p>
          </table:table-cell>
          <table:table-cell table:formula="of:=RANDBETWEEN(1;100)" office:value-type="float" office:value="34" calcext:value-type="float">
            <text:p>34</text:p>
          </table:table-cell>
        </table:table-row>
        <table:table-row table:style-name="ro3">
          <table:table-cell table:formula="of:=RANDBETWEEN(1;100)" office:value-type="float" office:value="96" calcext:value-type="float">
            <text:p>96</text:p>
          </table:table-cell>
          <table:table-cell table:formula="of:=RANDBETWEEN(1;100)" office:value-type="float" office:value="90" calcext:value-type="float">
            <text:p>90</text:p>
          </table:table-cell>
        </table:table-row>
        <table:table-row table:style-name="ro3">
          <table:table-cell table:formula="of:=RANDBETWEEN(1;100)" office:value-type="float" office:value="92" calcext:value-type="float">
            <text:p>92</text:p>
          </table:table-cell>
          <table:table-cell table:formula="of:=RANDBETWEEN(1;100)" office:value-type="float" office:value="39" calcext:value-type="float">
            <text:p>39</text:p>
          </table:table-cell>
        </table:table-row>
        <table:table-row table:style-name="ro3">
          <table:table-cell table:formula="of:=RANDBETWEEN(1;100)" office:value-type="float" office:value="90" calcext:value-type="float">
            <text:p>90</text:p>
          </table:table-cell>
          <table:table-cell table:formula="of:=RANDBETWEEN(1;100)" office:value-type="float" office:value="77" calcext:value-type="float">
            <text:p>77</text:p>
          </table:table-cell>
        </table:table-row>
        <table:table-row table:style-name="ro3">
          <table:table-cell table:formula="of:=RANDBETWEEN(1;100)" office:value-type="float" office:value="34" calcext:value-type="float">
            <text:p>34</text:p>
          </table:table-cell>
          <table:table-cell table:formula="of:=RANDBETWEEN(1;100)" office:value-type="float" office:value="18" calcext:value-type="float">
            <text:p>18</text:p>
          </table:table-cell>
        </table:table-row>
        <table:table-row table:style-name="ro3">
          <table:table-cell table:formula="of:=RANDBETWEEN(1;100)" office:value-type="float" office:value="16" calcext:value-type="float">
            <text:p>16</text:p>
          </table:table-cell>
          <table:table-cell table:formula="of:=RANDBETWEEN(1;100)" office:value-type="float" office:value="17" calcext:value-type="float">
            <text:p>17</text:p>
          </table:table-cell>
        </table:table-row>
        <table:table-row table:style-name="ro3">
          <table:table-cell table:formula="of:=RANDBETWEEN(1;100)" office:value-type="float" office:value="27" calcext:value-type="float">
            <text:p>27</text:p>
          </table:table-cell>
          <table:table-cell table:formula="of:=RANDBETWEEN(1;100)" office:value-type="float" office:value="85" calcext:value-type="float">
            <text:p>85</text:p>
          </table:table-cell>
        </table:table-row>
        <table:table-row table:style-name="ro3">
          <table:table-cell table:formula="of:=RANDBETWEEN(1;100)" office:value-type="float" office:value="59" calcext:value-type="float">
            <text:p>59</text:p>
          </table:table-cell>
          <table:table-cell table:formula="of:=RANDBETWEEN(1;100)" office:value-type="float" office:value="54" calcext:value-type="float">
            <text:p>54</text:p>
          </table:table-cell>
        </table:table-row>
        <table:table-row table:style-name="ro3">
          <table:table-cell table:formula="of:=RANDBETWEEN(1;100)" office:value-type="float" office:value="6" calcext:value-type="float">
            <text:p>6</text:p>
          </table:table-cell>
          <table:table-cell table:formula="of:=RANDBETWEEN(1;100)" office:value-type="float" office:value="11" calcext:value-type="float">
            <text:p>11</text:p>
          </table:table-cell>
        </table:table-row>
        <table:table-row table:style-name="ro3">
          <table:table-cell table:formula="of:=RANDBETWEEN(1;100)" office:value-type="float" office:value="53" calcext:value-type="float">
            <text:p>53</text:p>
          </table:table-cell>
          <table:table-cell table:formula="of:=RANDBETWEEN(1;100)" office:value-type="float" office:value="80" calcext:value-type="float">
            <text:p>80</text:p>
          </table:table-cell>
        </table:table-row>
        <table:table-row table:style-name="ro3">
          <table:table-cell table:formula="of:=RANDBETWEEN(1;100)" office:value-type="float" office:value="19" calcext:value-type="float">
            <text:p>19</text:p>
          </table:table-cell>
          <table:table-cell table:formula="of:=RANDBETWEEN(1;100)" office:value-type="float" office:value="28" calcext:value-type="float">
            <text:p>28</text:p>
          </table:table-cell>
        </table:table-row>
        <table:table-row table:style-name="ro3">
          <table:table-cell table:formula="of:=RANDBETWEEN(1;100)" office:value-type="float" office:value="60" calcext:value-type="float">
            <text:p>60</text:p>
          </table:table-cell>
          <table:table-cell table:formula="of:=RANDBETWEEN(1;100)" office:value-type="float" office:value="73" calcext:value-type="float">
            <text:p>73</text:p>
          </table:table-cell>
        </table:table-row>
        <table:table-row table:style-name="ro3">
          <table:table-cell table:formula="of:=RANDBETWEEN(1;100)" office:value-type="float" office:value="21" calcext:value-type="float">
            <text:p>21</text:p>
          </table:table-cell>
          <table:table-cell table:formula="of:=RANDBETWEEN(1;100)" office:value-type="float" office:value="58" calcext:value-type="float">
            <text:p>58</text:p>
          </table:table-cell>
        </table:table-row>
        <table:table-row table:style-name="ro3">
          <table:table-cell table:formula="of:=RANDBETWEEN(1;100)" office:value-type="float" office:value="42" calcext:value-type="float">
            <text:p>42</text:p>
          </table:table-cell>
          <table:table-cell table:formula="of:=RANDBETWEEN(1;100)" office:value-type="float" office:value="9" calcext:value-type="float">
            <text:p>9</text:p>
          </table:table-cell>
        </table:table-row>
        <table:table-row table:style-name="ro3">
          <table:table-cell table:formula="of:=RANDBETWEEN(1;100)" office:value-type="float" office:value="59" calcext:value-type="float">
            <text:p>59</text:p>
          </table:table-cell>
          <table:table-cell table:formula="of:=RANDBETWEEN(1;100)" office:value-type="float" office:value="2" calcext:value-type="float">
            <text:p>2</text:p>
          </table:table-cell>
        </table:table-row>
        <table:table-row table:style-name="ro3">
          <table:table-cell table:formula="of:=RANDBETWEEN(1;100)" office:value-type="float" office:value="3" calcext:value-type="float">
            <text:p>3</text:p>
          </table:table-cell>
          <table:table-cell table:formula="of:=RANDBETWEEN(1;100)" office:value-type="float" office:value="61" calcext:value-type="float">
            <text:p>61</text:p>
          </table:table-cell>
        </table:table-row>
        <table:table-row table:style-name="ro3">
          <table:table-cell table:formula="of:=RANDBETWEEN(1;100)" office:value-type="float" office:value="14" calcext:value-type="float">
            <text:p>14</text:p>
          </table:table-cell>
          <table:table-cell table:formula="of:=RANDBETWEEN(1;100)" office:value-type="float" office:value="65" calcext:value-type="float">
            <text:p>65</text:p>
          </table:table-cell>
        </table:table-row>
        <table:table-row table:style-name="ro3">
          <table:table-cell table:formula="of:=RANDBETWEEN(1;100)" office:value-type="float" office:value="57" calcext:value-type="float">
            <text:p>57</text:p>
          </table:table-cell>
          <table:table-cell table:formula="of:=RANDBETWEEN(1;100)" office:value-type="float" office:value="4" calcext:value-type="float">
            <text:p>4</text:p>
          </table:table-cell>
        </table:table-row>
        <table:table-row table:style-name="ro3">
          <table:table-cell table:formula="of:=RANDBETWEEN(1;100)" office:value-type="float" office:value="81" calcext:value-type="float">
            <text:p>81</text:p>
          </table:table-cell>
          <table:table-cell table:formula="of:=RANDBETWEEN(1;100)" office:value-type="float" office:value="98" calcext:value-type="float">
            <text:p>98</text:p>
          </table:table-cell>
        </table:table-row>
        <table:table-row table:style-name="ro3">
          <table:table-cell table:formula="of:=RANDBETWEEN(1;100)" office:value-type="float" office:value="31" calcext:value-type="float">
            <text:p>31</text:p>
          </table:table-cell>
          <table:table-cell table:formula="of:=RANDBETWEEN(1;100)" office:value-type="float" office:value="36" calcext:value-type="float">
            <text:p>36</text:p>
          </table:table-cell>
        </table:table-row>
        <table:table-row table:style-name="ro3">
          <table:table-cell table:formula="of:=RANDBETWEEN(1;100)" office:value-type="float" office:value="17" calcext:value-type="float">
            <text:p>17</text:p>
          </table:table-cell>
          <table:table-cell table:formula="of:=RANDBETWEEN(1;100)" office:value-type="float" office:value="86" calcext:value-type="float">
            <text:p>86</text:p>
          </table:table-cell>
        </table:table-row>
        <table:table-row table:style-name="ro3">
          <table:table-cell table:formula="of:=RANDBETWEEN(1;100)" office:value-type="float" office:value="16" calcext:value-type="float">
            <text:p>16</text:p>
          </table:table-cell>
          <table:table-cell table:formula="of:=RANDBETWEEN(1;100)" office:value-type="float" office:value="44" calcext:value-type="float">
            <text:p>44</text:p>
          </table:table-cell>
        </table:table-row>
        <table:table-row table:style-name="ro3">
          <table:table-cell table:formula="of:=RANDBETWEEN(1;100)" office:value-type="float" office:value="4" calcext:value-type="float">
            <text:p>4</text:p>
          </table:table-cell>
          <table:table-cell table:formula="of:=RANDBETWEEN(1;100)" office:value-type="float" office:value="82" calcext:value-type="float">
            <text:p>82</text:p>
          </table:table-cell>
        </table:table-row>
        <table:table-row table:style-name="ro3">
          <table:table-cell table:formula="of:=RANDBETWEEN(1;100)" office:value-type="float" office:value="33" calcext:value-type="float">
            <text:p>33</text:p>
          </table:table-cell>
          <table:table-cell table:formula="of:=RANDBETWEEN(1;100)" office:value-type="float" office:value="93" calcext:value-type="float">
            <text:p>93</text:p>
          </table:table-cell>
        </table:table-row>
        <table:table-row table:style-name="ro3">
          <table:table-cell table:formula="of:=RANDBETWEEN(1;100)" office:value-type="float" office:value="68" calcext:value-type="float">
            <text:p>68</text:p>
          </table:table-cell>
          <table:table-cell table:formula="of:=RANDBETWEEN(1;100)" office:value-type="float" office:value="33" calcext:value-type="float">
            <text:p>33</text:p>
          </table:table-cell>
        </table:table-row>
        <table:table-row table:style-name="ro3">
          <table:table-cell table:formula="of:=RANDBETWEEN(1;100)" office:value-type="float" office:value="85" calcext:value-type="float">
            <text:p>85</text:p>
          </table:table-cell>
          <table:table-cell table:formula="of:=RANDBETWEEN(1;100)" office:value-type="float" office:value="53" calcext:value-type="float">
            <text:p>53</text:p>
          </table:table-cell>
        </table:table-row>
        <table:table-row table:style-name="ro3">
          <table:table-cell table:formula="of:=RANDBETWEEN(1;100)" office:value-type="float" office:value="68" calcext:value-type="float">
            <text:p>68</text:p>
          </table:table-cell>
          <table:table-cell table:formula="of:=RANDBETWEEN(1;100)" office:value-type="float" office:value="44" calcext:value-type="float">
            <text:p>44</text:p>
          </table:table-cell>
        </table:table-row>
        <table:table-row table:style-name="ro3">
          <table:table-cell table:formula="of:=RANDBETWEEN(1;100)" office:value-type="float" office:value="29" calcext:value-type="float">
            <text:p>29</text:p>
          </table:table-cell>
          <table:table-cell table:formula="of:=RANDBETWEEN(1;100)" office:value-type="float" office:value="6" calcext:value-type="float">
            <text:p>6</text:p>
          </table:table-cell>
        </table:table-row>
        <table:table-row table:style-name="ro3">
          <table:table-cell table:formula="of:=RANDBETWEEN(1;100)" office:value-type="float" office:value="63" calcext:value-type="float">
            <text:p>63</text:p>
          </table:table-cell>
          <table:table-cell table:formula="of:=RANDBETWEEN(1;100)" office:value-type="float" office:value="72" calcext:value-type="float">
            <text:p>72</text:p>
          </table:table-cell>
        </table:table-row>
        <table:table-row table:style-name="ro3">
          <table:table-cell table:formula="of:=RANDBETWEEN(1;100)" office:value-type="float" office:value="73" calcext:value-type="float">
            <text:p>73</text:p>
          </table:table-cell>
          <table:table-cell table:formula="of:=RANDBETWEEN(1;100)" office:value-type="float" office:value="81" calcext:value-type="float">
            <text:p>81</text:p>
          </table:table-cell>
        </table:table-row>
        <table:table-row table:style-name="ro3">
          <table:table-cell table:formula="of:=RANDBETWEEN(1;100)" office:value-type="float" office:value="89" calcext:value-type="float">
            <text:p>89</text:p>
          </table:table-cell>
          <table:table-cell table:formula="of:=RANDBETWEEN(1;100)" office:value-type="float" office:value="43" calcext:value-type="float">
            <text:p>43</text:p>
          </table:table-cell>
        </table:table-row>
        <table:table-row table:style-name="ro3">
          <table:table-cell table:formula="of:=RANDBETWEEN(1;100)" office:value-type="float" office:value="8" calcext:value-type="float">
            <text:p>8</text:p>
          </table:table-cell>
          <table:table-cell table:formula="of:=RANDBETWEEN(1;100)" office:value-type="float" office:value="90" calcext:value-type="float">
            <text:p>90</text:p>
          </table:table-cell>
        </table:table-row>
        <table:table-row table:style-name="ro3">
          <table:table-cell table:formula="of:=RANDBETWEEN(1;100)" office:value-type="float" office:value="44" calcext:value-type="float">
            <text:p>44</text:p>
          </table:table-cell>
          <table:table-cell table:formula="of:=RANDBETWEEN(1;100)" office:value-type="float" office:value="31" calcext:value-type="float">
            <text:p>31</text:p>
          </table:table-cell>
        </table:table-row>
        <table:table-row table:style-name="ro3">
          <table:table-cell table:formula="of:=RANDBETWEEN(1;100)" office:value-type="float" office:value="82" calcext:value-type="float">
            <text:p>82</text:p>
          </table:table-cell>
          <table:table-cell table:formula="of:=RANDBETWEEN(1;100)" office:value-type="float" office:value="87" calcext:value-type="float">
            <text:p>87</text:p>
          </table:table-cell>
        </table:table-row>
      </table:table>
      <table:table table:name="category_has_good" table:style-name="ta1">
        <table:table-column table:style-name="co1" table:number-columns-repeated="2" table:default-cell-style-name="ce10"/>
        <table:table-row table:style-name="ro3">
          <table:table-cell table:style-name="Default" office:value-type="string" calcext:value-type="string">
            <text:p>category_id</text:p>
          </table:table-cell>
          <table:table-cell table:style-name="Default" office:value-type="string" calcext:value-type="string">
            <text:p>good_id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table:formula="of:=RANDBETWEEN(1;100)" office:value-type="float" office:value="89" calcext:value-type="float">
            <text:p>89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35" calcext:value-type="float">
            <text:p>35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66" calcext:value-type="float">
            <text:p>66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88" calcext:value-type="float">
            <text:p>88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36" calcext:value-type="float">
            <text:p>36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19" calcext:value-type="float">
            <text:p>19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76" calcext:value-type="float">
            <text:p>76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28" calcext:value-type="float">
            <text:p>28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50" calcext:value-type="float">
            <text:p>50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68" calcext:value-type="float">
            <text:p>68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45" calcext:value-type="float">
            <text:p>45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69" calcext:value-type="float">
            <text:p>69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94" calcext:value-type="float">
            <text:p>94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81" calcext:value-type="float">
            <text:p>81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3" calcext:value-type="float">
            <text:p>3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97" calcext:value-type="float">
            <text:p>97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table:formula="of:=RANDBETWEEN(1;100)" office:value-type="float" office:value="98" calcext:value-type="float">
            <text:p>98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24" calcext:value-type="float">
            <text:p>24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43" calcext:value-type="float">
            <text:p>43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21" calcext:value-type="float">
            <text:p>21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5" calcext:value-type="float">
            <text:p>5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table:formula="of:=RANDBETWEEN(1;100)" office:value-type="float" office:value="14" calcext:value-type="float">
            <text:p>14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20" calcext:value-type="float">
            <text:p>20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13" calcext:value-type="float">
            <text:p>13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82" calcext:value-type="float">
            <text:p>82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38" calcext:value-type="float">
            <text:p>38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84" calcext:value-type="float">
            <text:p>84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table:formula="of:=RANDBETWEEN(1;100)" office:value-type="float" office:value="69" calcext:value-type="float">
            <text:p>69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table:formula="of:=RANDBETWEEN(1;100)" office:value-type="float" office:value="64" calcext:value-type="float">
            <text:p>64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77" calcext:value-type="float">
            <text:p>77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69" calcext:value-type="float">
            <text:p>69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23" calcext:value-type="float">
            <text:p>23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48" calcext:value-type="float">
            <text:p>48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71" calcext:value-type="float">
            <text:p>71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71" calcext:value-type="float">
            <text:p>71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30" calcext:value-type="float">
            <text:p>30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70" calcext:value-type="float">
            <text:p>70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97" calcext:value-type="float">
            <text:p>97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14" calcext:value-type="float">
            <text:p>14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12" calcext:value-type="float">
            <text:p>12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5" calcext:value-type="float">
            <text:p>5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12" calcext:value-type="float">
            <text:p>12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30" calcext:value-type="float">
            <text:p>30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17" calcext:value-type="float">
            <text:p>17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99" calcext:value-type="float">
            <text:p>99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table:formula="of:=RANDBETWEEN(1;100)" office:value-type="float" office:value="5" calcext:value-type="float">
            <text:p>5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23" calcext:value-type="float">
            <text:p>23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29" calcext:value-type="float">
            <text:p>29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31" calcext:value-type="float">
            <text:p>31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table:formula="of:=RANDBETWEEN(1;100)" office:value-type="float" office:value="92" calcext:value-type="float">
            <text:p>92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75" calcext:value-type="float">
            <text:p>75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90" calcext:value-type="float">
            <text:p>90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table:formula="of:=RANDBETWEEN(1;100)" office:value-type="float" office:value="94" calcext:value-type="float">
            <text:p>94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71" calcext:value-type="float">
            <text:p>71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99" calcext:value-type="float">
            <text:p>99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table:formula="of:=RANDBETWEEN(1;100)" office:value-type="float" office:value="96" calcext:value-type="float">
            <text:p>96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67" calcext:value-type="float">
            <text:p>67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table:formula="of:=RANDBETWEEN(1;100)" office:value-type="float" office:value="51" calcext:value-type="float">
            <text:p>51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100" calcext:value-type="float">
            <text:p>100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49" calcext:value-type="float">
            <text:p>49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table:formula="of:=RANDBETWEEN(1;100)" office:value-type="float" office:value="44" calcext:value-type="float">
            <text:p>44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52" calcext:value-type="float">
            <text:p>52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35" calcext:value-type="float">
            <text:p>35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49" calcext:value-type="float">
            <text:p>49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37" calcext:value-type="float">
            <text:p>37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78" calcext:value-type="float">
            <text:p>78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51" calcext:value-type="float">
            <text:p>51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4" calcext:value-type="float">
            <text:p>4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38" calcext:value-type="float">
            <text:p>38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76" calcext:value-type="float">
            <text:p>76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53" calcext:value-type="float">
            <text:p>53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84" calcext:value-type="float">
            <text:p>84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55" calcext:value-type="float">
            <text:p>55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50" calcext:value-type="float">
            <text:p>50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25" calcext:value-type="float">
            <text:p>25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98" calcext:value-type="float">
            <text:p>98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41" calcext:value-type="float">
            <text:p>41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table:formula="of:=RANDBETWEEN(1;100)" office:value-type="float" office:value="78" calcext:value-type="float">
            <text:p>78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43" calcext:value-type="float">
            <text:p>43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table:formula="of:=RANDBETWEEN(1;100)" office:value-type="float" office:value="22" calcext:value-type="float">
            <text:p>22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48" calcext:value-type="float">
            <text:p>48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77" calcext:value-type="float">
            <text:p>77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83" calcext:value-type="float">
            <text:p>83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53" calcext:value-type="float">
            <text:p>53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19" calcext:value-type="float">
            <text:p>19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36" calcext:value-type="float">
            <text:p>36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44" calcext:value-type="float">
            <text:p>44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50" calcext:value-type="float">
            <text:p>50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59" calcext:value-type="float">
            <text:p>59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50" calcext:value-type="float">
            <text:p>50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1" calcext:value-type="float">
            <text:p>1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41" calcext:value-type="float">
            <text:p>41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3" calcext:value-type="float">
            <text:p>3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9" calcext:value-type="float">
            <text:p>9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44" calcext:value-type="float">
            <text:p>44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92" calcext:value-type="float">
            <text:p>92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12" calcext:value-type="float">
            <text:p>12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66" calcext:value-type="float">
            <text:p>66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table:formula="of:=RANDBETWEEN(1;100)" office:value-type="float" office:value="85" calcext:value-type="float">
            <text:p>85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table:formula="of:=RANDBETWEEN(1;100)" office:value-type="float" office:value="22" calcext:value-type="float">
            <text:p>22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13" calcext:value-type="float">
            <text:p>13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52" calcext:value-type="float">
            <text:p>52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14" calcext:value-type="float">
            <text:p>14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11" calcext:value-type="float">
            <text:p>11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77" calcext:value-type="float">
            <text:p>77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29" calcext:value-type="float">
            <text:p>29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54" calcext:value-type="float">
            <text:p>54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34" calcext:value-type="float">
            <text:p>34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52" calcext:value-type="float">
            <text:p>52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39" calcext:value-type="float">
            <text:p>39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12" calcext:value-type="float">
            <text:p>12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table:formula="of:=RANDBETWEEN(1;100)" office:value-type="float" office:value="82" calcext:value-type="float">
            <text:p>82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11" calcext:value-type="float">
            <text:p>11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92" calcext:value-type="float">
            <text:p>92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31" calcext:value-type="float">
            <text:p>31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14" calcext:value-type="float">
            <text:p>14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48" calcext:value-type="float">
            <text:p>48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39" calcext:value-type="float">
            <text:p>39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table:formula="of:=RANDBETWEEN(1;100)" office:value-type="float" office:value="95" calcext:value-type="float">
            <text:p>95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76" calcext:value-type="float">
            <text:p>76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16" calcext:value-type="float">
            <text:p>16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82" calcext:value-type="float">
            <text:p>82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table:formula="of:=RANDBETWEEN(1;100)" office:value-type="float" office:value="96" calcext:value-type="float">
            <text:p>96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43" calcext:value-type="float">
            <text:p>43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90" calcext:value-type="float">
            <text:p>90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6" calcext:value-type="float">
            <text:p>6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8" calcext:value-type="float">
            <text:p>8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69" calcext:value-type="float">
            <text:p>69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50" calcext:value-type="float">
            <text:p>50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table:formula="of:=RANDBETWEEN(1;100)" office:value-type="float" office:value="82" calcext:value-type="float">
            <text:p>82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39" calcext:value-type="float">
            <text:p>39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86" calcext:value-type="float">
            <text:p>86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38" calcext:value-type="float">
            <text:p>38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16" calcext:value-type="float">
            <text:p>16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42" calcext:value-type="float">
            <text:p>42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14" calcext:value-type="float">
            <text:p>14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85" calcext:value-type="float">
            <text:p>85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6" calcext:value-type="float">
            <text:p>6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81" calcext:value-type="float">
            <text:p>81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75" calcext:value-type="float">
            <text:p>75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table:formula="of:=RANDBETWEEN(1;100)" office:value-type="float" office:value="51" calcext:value-type="float">
            <text:p>51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60" calcext:value-type="float">
            <text:p>60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48" calcext:value-type="float">
            <text:p>48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1" calcext:value-type="float">
            <text:p>1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62" calcext:value-type="float">
            <text:p>62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84" calcext:value-type="float">
            <text:p>84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64" calcext:value-type="float">
            <text:p>64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97" calcext:value-type="float">
            <text:p>97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5" calcext:value-type="float">
            <text:p>5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75" calcext:value-type="float">
            <text:p>75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83" calcext:value-type="float">
            <text:p>83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11" calcext:value-type="float">
            <text:p>11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23" calcext:value-type="float">
            <text:p>23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82" calcext:value-type="float">
            <text:p>82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8" calcext:value-type="float">
            <text:p>8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73" calcext:value-type="float">
            <text:p>73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20" calcext:value-type="float">
            <text:p>20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table:formula="of:=RANDBETWEEN(1;100)" office:value-type="float" office:value="9" calcext:value-type="float">
            <text:p>9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65" calcext:value-type="float">
            <text:p>65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table:formula="of:=RANDBETWEEN(1;100)" office:value-type="float" office:value="26" calcext:value-type="float">
            <text:p>26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49" calcext:value-type="float">
            <text:p>49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92" calcext:value-type="float">
            <text:p>92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11" calcext:value-type="float">
            <text:p>11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86" calcext:value-type="float">
            <text:p>86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49" calcext:value-type="float">
            <text:p>49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table:formula="of:=RANDBETWEEN(1;100)" office:value-type="float" office:value="18" calcext:value-type="float">
            <text:p>18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82" calcext:value-type="float">
            <text:p>82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35" calcext:value-type="float">
            <text:p>35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94" calcext:value-type="float">
            <text:p>94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4" calcext:value-type="float">
            <text:p>4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21" calcext:value-type="float">
            <text:p>21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63" calcext:value-type="float">
            <text:p>63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32" calcext:value-type="float">
            <text:p>32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17" calcext:value-type="float">
            <text:p>17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42" calcext:value-type="float">
            <text:p>42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table:formula="of:=RANDBETWEEN(1;100)" office:value-type="float" office:value="65" calcext:value-type="float">
            <text:p>65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10" calcext:value-type="float">
            <text:p>10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83" calcext:value-type="float">
            <text:p>83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12" calcext:value-type="float">
            <text:p>12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89" calcext:value-type="float">
            <text:p>89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79" calcext:value-type="float">
            <text:p>79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table:formula="of:=RANDBETWEEN(1;100)" office:value-type="float" office:value="91" calcext:value-type="float">
            <text:p>91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45" calcext:value-type="float">
            <text:p>45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table:formula="of:=RANDBETWEEN(1;100)" office:value-type="float" office:value="30" calcext:value-type="float">
            <text:p>30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table:formula="of:=RANDBETWEEN(1;100)" office:value-type="float" office:value="14" calcext:value-type="float">
            <text:p>14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53" calcext:value-type="float">
            <text:p>53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75" calcext:value-type="float">
            <text:p>75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1" calcext:value-type="float">
            <text:p>1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table:formula="of:=RANDBETWEEN(1;100)" office:value-type="float" office:value="67" calcext:value-type="float">
            <text:p>67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7" calcext:value-type="float">
            <text:p>7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56" calcext:value-type="float">
            <text:p>56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92" calcext:value-type="float">
            <text:p>92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41" calcext:value-type="float">
            <text:p>41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table:formula="of:=RANDBETWEEN(1;100)" office:value-type="float" office:value="66" calcext:value-type="float">
            <text:p>66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8" calcext:value-type="float">
            <text:p>8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58" calcext:value-type="float">
            <text:p>58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69" calcext:value-type="float">
            <text:p>69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89" calcext:value-type="float">
            <text:p>89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44" calcext:value-type="float">
            <text:p>44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20" calcext:value-type="float">
            <text:p>20</text:p>
          </table:table-cell>
        </table:table-row>
      </table:table>
      <table:table table:name="order_history" table:style-name="ta1">
        <table:table-column table:style-name="co1" table:number-columns-repeated="6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order_id</text:p>
          </table:table-cell>
          <table:table-cell office:value-type="string" calcext:value-type="string">
            <text:p>status_i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active_from</text:p>
          </table:table-cell>
          <table:table-cell office:value-type="string" calcext:value-type="string">
            <text:p>active_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.00.0000</text:date>, <text:time style:data-style-name="N2" text:time-value="09:19:51.248078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Myasnov</meta:initial-creator>
    <meta:creation-date>2016-03-25T16:56:15.576828615</meta:creation-date>
    <dc:date>2016-05-04T11:19:51.048668475</dc:date>
    <dc:creator>Alexander  Myasnov</dc:creator>
    <meta:editing-duration>PT8H7M28S</meta:editing-duration>
    <meta:editing-cycles>20</meta:editing-cycles>
    <meta:generator>LibreOffice/5.1.1.2$Linux_X86_64 LibreOffice_project/10m0$Build-2</meta:generator>
    <meta:document-statistic meta:table-count="9" meta:cell-count="2729" meta:object-count="0"/>
    <meta:user-defined meta:name=""/>
  </office:meta>
</office:document-meta>
</file>